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11" table:default-cell-style-name="Default"/>
        <table:table-row table:style-name="ro1">
          <table:table-cell table:style-name="ce1" office:value-type="float" office:value="53">
            <text:p>53</text:p>
          </table:table-cell>
          <table:table-cell table:style-name="ce1" office:value-type="string" table:number-columns-spanned="7" table:number-rows-spanned="1">
            <text:p>Los siguientes horarios pueden ser modificados sin previo aviso por razones de mejor servicio.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3"/>
          <table:table-cell table:number-columns-repeated="2"/>
          <table:table-cell table:style-name="ce1" office:value-type="float" office:value="51">
            <text:p>51</text:p>
          </table:table-cell>
          <table:table-cell table:style-name="ce1" office:value-type="string" table:number-columns-spanned="7" table:number-rows-spanned="1">
            <text:p>Los siguientes horarios pueden ser modificados sin previo aviso por razones de mejor servicio.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3"/>
          <table:table-cell table:number-columns-repeated="2"/>
          <table:table-cell table:style-name="ce1" office:value-type="float" office:value="52">
            <text:p>52</text:p>
          </table:table-cell>
          <table:table-cell table:style-name="ce1" office:value-type="string" table:number-columns-spanned="7" table:number-rows-spanned="1">
            <text:p>Los siguientes horarios pueden ser modificados sin previo aviso por razones de mejor servicio.</text:p>
          </table:table-cell>
          <table:covered-table-cell table:number-columns-repeated="6"/>
          <table:table-cell table:style-name="ce3"/>
        </table:table-row>
        <table:table-row table:style-name="ro1">
          <table:table-cell table:style-name="ce1" office:value-type="string" table:number-columns-spanned="9" table:number-rows-spanned="1">
            <text:p>Horarios de DIAS HABILES - Línea " 5 "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  <table:table-cell table:style-name="ce1" office:value-type="string" table:number-columns-spanned="9" table:number-rows-spanned="1">
            <text:p>Horarios de DIAS SABADO - Línea " 5 "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  <table:table-cell table:style-name="ce1" office:value-type="string" table:number-columns-spanned="9" table:number-rows-spanned="1">
            <text:p>Horarios de DIAS DOMINGO - Línea " 5 "</text:p>
          </table:table-cell>
          <table:covered-table-cell table:number-columns-repeated="8"/>
        </table:table-row>
        <table:table-row table:style-name="ro2">
          <table:table-cell table:style-name="ce1" office:value-type="string" table:number-columns-spanned="4" table:number-rows-spanned="1">
            <text:p>Tiempos Aproximados de Recorrido</text:p>
            <text:p>DESDE Bº AATRA HASTA Don Bosco y Rondeau: 13'</text:p>
            <text:p>DESDE Don Bosco y Rondeau HASTA P. Grella y Alte. Brown: 5'</text:p>
            <text:p>DESDE Pbro. Grella y Alte. Brown HASTA Plaza 1º de Mayo: 13'</text:p>
            <text:p>DESDE Plaza 1º de Mayo HASTA Walmart: 10'</text:p>
            <text:p>DESDE Walmart HASTA Bajada Grande: 13'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" office:value-type="string" table:number-columns-spanned="5" table:number-rows-spanned="1">
            <text:p>Tiempos Aproximados de Recorrido</text:p>
            <text:p>DESDE Bajada Grande HASTA Walmart: 16'</text:p>
            <text:p>DESDE Walmart HASTA Casa de Gobierno: 7'</text:p>
            <text:p>DESDE Casa de Gobierno HASTA 5 Esquinas: 13'</text:p>
            <text:p>DESDE 5 Esquinas HASTA Don Bosco y Rondeau: 10'</text:p>
            <text:p>DESDE Don Bosco y Rondeau HASTA Bº AATRA: 11'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  <table:table-cell table:style-name="ce1" office:value-type="string" table:number-columns-spanned="4" table:number-rows-spanned="1">
            <text:p>Tiempos Aproximados de Recorrido</text:p>
            <text:p>DESDE Bº AATRA HASTA Don Bosco y Rondeau: 12'</text:p>
            <text:p>DESDE Don Bosco y Rondeau HASTA P. Grella y Alte. Brown: 5'</text:p>
            <text:p>DESDE Pbro. Grella y Alte. Brown HASTA Plaza 1º de Mayo: 13'</text:p>
            <text:p>DESDE Walmart HASTA Bajada Grande: 11'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" office:value-type="string" table:number-columns-spanned="5" table:number-rows-spanned="1">
            <text:p>Tiempos Aproximados de Recorrido</text:p>
            <text:p>DESDE Casa de Gobierno HASTA 5 Esquinas: 13'</text:p>
            <text:p>DESDE 5 Esquinas HASTA Don Bosco y Rondeau: 10'</text:p>
            <text:p>DESDE Don Bosco y Rondeau HASTA Bº AATRA: 10'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  <table:table-cell table:style-name="ce1" office:value-type="string" table:number-columns-spanned="4" table:number-rows-spanned="1">
            <text:p>Tiempos Aproximados de Recorrido</text:p>
            <text:p>DESDE Bº AATRA HASTA Don Bosco y Rondeau: 12'</text:p>
            <text:p>DESDE Don Bosco y Rondeau HASTA P. Grella y Alte. Brown: 5'</text:p>
            <text:p>DESDE Pbro. Grella y Alte. Brown HASTA Plaza 1º de Mayo: 13'</text:p>
            <text:p>DESDE Walmart HASTA Bajada Grande: 11'</text:p>
          </table:table-cell>
          <table:covered-table-cell table:number-columns-repeated="3"/>
          <table:table-cell table:style-name="ce1" office:value-type="string" table:number-columns-spanned="5" table:number-rows-spanned="1">
            <text:p>Tiempos Aproximados de Recorrido</text:p>
            <text:p>DESDE Casa de Gobierno HASTA 5 Esquinas: 13'</text:p>
            <text:p>DESDE 5 Esquinas HASTA Don Bosco y Rondeau: 10'</text:p>
            <text:p>DESDE Don Bosco y Rondeau HASTA Bº AATRA: 10'</text:p>
          </table:table-cell>
          <table:covered-table-cell table:number-columns-repeated="4"/>
        </table:table-row>
        <table:table-row table:style-name="ro3">
          <table:table-cell table:style-name="ce1" office:value-type="string" table:number-columns-spanned="4" table:number-rows-spanned="1">
            <text:p>REFERENCIAS</text:p>
            <text:p>(1) Sale de Bº 41 VIVIENDAS</text:p>
            <text:p>(3) Sale de SEMINARIO PARANÁ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" office:value-type="string" table:number-columns-spanned="5" table:number-rows-spanned="1">
            <text:p>REFERENCIAS</text:p>
            <text:p>(2) Llega hasta Bº 41 VIVIENDAS</text:p>
            <text:p>(4) Llega hasta SEMINARIO PARANÁ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  <table:table-cell table:style-name="ce1" office:value-type="string" table:number-columns-spanned="4" table:number-rows-spanned="1">
            <text:p>REFERENCIAS</text:p>
            <text:p>(1) Sale de Bº 41 VIVIENDAS</text:p>
            <text:p>(3) Sale de SEMINARIO PARANÁ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" office:value-type="string" table:number-columns-spanned="5" table:number-rows-spanned="1">
            <text:p>REFERENCIAS</text:p>
            <text:p>(2) Llega hasta Bº 41 VIVIENDAS</text:p>
            <text:p>(4) Llega hasta SEMINARIO PARANÁ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  <table:table-cell table:style-name="ce1" office:value-type="string" table:number-columns-spanned="4" table:number-rows-spanned="1">
            <text:p>REFERENCIAS</text:p>
            <text:p>(1) Sale de Bº 41 VIVIENDAS</text:p>
            <text:p>(3) Sale de SEMINARIO PARANÁ</text:p>
          </table:table-cell>
          <table:covered-table-cell table:number-columns-repeated="3"/>
          <table:table-cell table:style-name="ce1" office:value-type="string" table:number-columns-spanned="5" table:number-rows-spanned="1">
            <text:p>REFERENCIAS</text:p>
            <text:p>(2) Llega hasta Bº 41 VIVIENDAS</text:p>
            <text:p>(4) Llega hasta SEMINARIO PARANÁ</text:p>
          </table:table-cell>
          <table:covered-table-cell table:number-columns-repeated="4"/>
        </table:table-row>
        <table:table-row table:style-name="ro1">
          <table:table-cell table:style-name="ce1" office:value-type="string" table:number-columns-spanned="4" table:number-rows-spanned="1">
            <text:p>IDA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" office:value-type="string" table:number-columns-spanned="5" table:number-rows-spanned="1">
            <text:p>VUELTA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  <table:table-cell table:style-name="ce1" office:value-type="string" table:number-columns-spanned="4" table:number-rows-spanned="1">
            <text:p>IDA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" office:value-type="string" table:number-columns-spanned="5" table:number-rows-spanned="1">
            <text:p>VUELTA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  <table:table-cell table:style-name="ce1" office:value-type="string" table:number-columns-spanned="4" table:number-rows-spanned="1">
            <text:p>IDA</text:p>
          </table:table-cell>
          <table:covered-table-cell table:number-columns-repeated="3"/>
          <table:table-cell table:style-name="ce1" office:value-type="string" table:number-columns-spanned="5" table:number-rows-spanned="1">
            <text:p>VUELTA</text:p>
          </table:table-cell>
          <table:covered-table-cell table:number-columns-repeated="4"/>
        </table:table-row>
        <table:table-row table:style-name="ro3">
          <table:table-cell table:style-name="ce1" office:value-type="string">
            <text:p>SALIDA Barrio AATRA</text:p>
          </table:table-cell>
          <table:table-cell table:style-name="ce1" office:value-type="string">
            <text:p>Pasa por Plaza de Mayo</text:p>
          </table:table-cell>
          <table:table-cell table:style-name="ce1" office:value-type="string">
            <text:p>Pasa por WALMART</text:p>
          </table:table-cell>
          <table:table-cell office:value-type="string">
            <text:p> </text:p>
          </table:table-cell>
          <table:table-cell table:style-name="ce1" office:value-type="string">
            <text:p>SALIDA Bajada Grande</text:p>
          </table:table-cell>
          <table:table-cell office:value-type="string">
            <text:p> </text:p>
          </table:table-cell>
          <table:table-cell table:style-name="ce1" office:value-type="string">
            <text:p>Pasa por WALMART</text:p>
          </table:table-cell>
          <table:table-cell table:style-name="ce1" office:value-type="string">
            <text:p>Pasa por Cervantes y Córdoba</text:p>
          </table:table-cell>
          <table:table-cell table:style-name="ce1" office:value-type="string">
            <text:p>LLEGADA Barrio AATRA</text:p>
          </table:table-cell>
          <table:table-cell table:number-columns-repeated="2"/>
          <table:table-cell table:style-name="ce1" office:value-type="string">
            <text:p>SALIDA Barrio AATRA</text:p>
          </table:table-cell>
          <table:table-cell table:style-name="ce1" office:value-type="string">
            <text:p>Pasa por Plaza de Mayo</text:p>
          </table:table-cell>
          <table:table-cell table:style-name="ce1" office:value-type="string">
            <text:p>Pasa por WALMART</text:p>
          </table:table-cell>
          <table:table-cell office:value-type="string">
            <text:p> </text:p>
          </table:table-cell>
          <table:table-cell table:style-name="ce1" office:value-type="string">
            <text:p>SALIDA Bajada Grande</text:p>
          </table:table-cell>
          <table:table-cell office:value-type="string">
            <text:p> </text:p>
          </table:table-cell>
          <table:table-cell table:style-name="ce1" office:value-type="string">
            <text:p>Pasa por WALMART</text:p>
          </table:table-cell>
          <table:table-cell table:style-name="ce1" office:value-type="string">
            <text:p>Pasa por Cervantes y Córdoba</text:p>
          </table:table-cell>
          <table:table-cell table:style-name="ce1" office:value-type="string">
            <text:p>LLEGADA Barrio AATRA</text:p>
          </table:table-cell>
          <table:table-cell table:number-columns-repeated="2"/>
          <table:table-cell table:style-name="ce1" office:value-type="string">
            <text:p>SALIDA Barrio AATRA</text:p>
          </table:table-cell>
          <table:table-cell table:style-name="ce1" office:value-type="string">
            <text:p>Pasa por Plaza de Mayo</text:p>
          </table:table-cell>
          <table:table-cell table:style-name="ce1" office:value-type="string">
            <text:p>Pasa por WALMART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SALIDA Bajada Grande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Pasa por WALMART</text:p>
          </table:table-cell>
          <table:table-cell table:style-name="ce1" office:value-type="string">
            <text:p>Pasa por Cervantes y Córdoba</text:p>
          </table:table-cell>
          <table:table-cell table:style-name="ce1" office:value-type="string">
            <text:p>LLEGADA Barrio AATRA</text:p>
          </table:table-cell>
        </table:table-row>
        <table:table-row table:style-name="ro1"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office:value-type="string">
            <text:p> </text:p>
          </table:table-cell>
          <table:table-cell office:value-type="time" office:time-value="PT05H00M00S">
            <text:p>05:00:00</text:p>
          </table:table-cell>
          <table:table-cell office:value-type="string">
            <text:p> </text:p>
          </table:table-cell>
          <table:table-cell office:value-type="time" office:time-value="PT05H10M00S">
            <text:p>05:10:00</text:p>
          </table:table-cell>
          <table:table-cell office:value-type="time" office:time-value="PT05H16M00S">
            <text:p>05:16:00</text:p>
          </table:table-cell>
          <table:table-cell office:value-type="time" office:time-value="PT05H43M00S">
            <text:p>05:43:00</text:p>
          </table:table-cell>
          <table:table-cell table:number-columns-repeated="2"/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office:value-type="string">
            <text:p> </text:p>
          </table:table-cell>
          <table:table-cell office:value-type="time" office:time-value="PT05H10M00S">
            <text:p>05:10:00</text:p>
          </table:table-cell>
          <table:table-cell office:value-type="string">
            <text:p> </text:p>
          </table:table-cell>
          <table:table-cell office:value-type="time" office:time-value="PT05H19M00S">
            <text:p>05:19:00</text:p>
          </table:table-cell>
          <table:table-cell office:value-type="time" office:time-value="PT05H25M00S">
            <text:p>05:25:00</text:p>
          </table:table-cell>
          <table:table-cell table:style-name="ce1" office:value-type="string">
            <text:p>5:50 (2)</text:p>
          </table:table-cell>
          <table:table-cell table:number-columns-repeated="2"/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 </text:p>
          </table:table-cell>
          <table:table-cell table:style-name="ce2" office:value-type="time" office:time-value="PT05H35M00S">
            <text:p>05:35:00</text:p>
          </table:table-cell>
          <table:table-cell table:style-name="ce1" office:value-type="string">
            <text:p> </text:p>
          </table:table-cell>
          <table:table-cell table:style-name="ce2" office:value-type="time" office:time-value="PT05H45M00S">
            <text:p>05:45:00</text:p>
          </table:table-cell>
          <table:table-cell table:style-name="ce2" office:value-type="time" office:time-value="PT05H51M00S">
            <text:p>05:51:00</text:p>
          </table:table-cell>
          <table:table-cell table:style-name="ce1" office:value-type="string">
            <text:p>6:19 (2)</text:p>
          </table:table-cell>
        </table:table-row>
        <table:table-row table:style-name="ro4"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office:value-type="string">
            <text:p> </text:p>
          </table:table-cell>
          <table:table-cell office:value-type="time" office:time-value="PT05H20M00S">
            <text:p>05:20:00</text:p>
          </table:table-cell>
          <table:table-cell office:value-type="string">
            <text:p>Entra a Bº Mosconi</text:p>
          </table:table-cell>
          <table:table-cell office:value-type="time" office:time-value="PT05H30M00S">
            <text:p>05:30:00</text:p>
          </table:table-cell>
          <table:table-cell office:value-type="time" office:time-value="PT05H36M00S">
            <text:p>05:36:00</text:p>
          </table:table-cell>
          <table:table-cell table:style-name="ce1" office:value-type="string">
            <text:p>6:03 (2)</text:p>
          </table:table-cell>
          <table:table-cell table:number-columns-repeated="2"/>
          <table:table-cell office:value-type="time" office:time-value="PT05H00M00S">
            <text:p>05:00:00</text:p>
          </table:table-cell>
          <table:table-cell office:value-type="time" office:time-value="PT05H24M00S">
            <text:p>05:24:00</text:p>
          </table:table-cell>
          <table:table-cell office:value-type="time" office:time-value="PT05H31M00S">
            <text:p>05:31:00</text:p>
          </table:table-cell>
          <table:table-cell office:value-type="string">
            <text:p>Entra a Bº Mosconi</text:p>
          </table:table-cell>
          <table:table-cell office:value-type="time" office:time-value="PT05H39M00S">
            <text:p>05:39:00</text:p>
          </table:table-cell>
          <table:table-cell office:value-type="string">
            <text:p>Por Av. Estrada</text:p>
          </table:table-cell>
          <table:table-cell office:value-type="time" office:time-value="PT05H49M00S">
            <text:p>05:49:00</text:p>
          </table:table-cell>
          <table:table-cell office:value-type="time" office:time-value="PT05H55M00S">
            <text:p>05:55:00</text:p>
          </table:table-cell>
          <table:table-cell office:value-type="time" office:time-value="PT06H20M00S">
            <text:p>06:20:00</text:p>
          </table:table-cell>
          <table:table-cell table:number-columns-repeated="2"/>
          <table:table-cell table:style-name="ce2" office:value-type="time" office:time-value="PT05H25M00S">
            <text:p>05:25:00</text:p>
          </table:table-cell>
          <table:table-cell table:style-name="ce2" office:value-type="time" office:time-value="PT05H49M00S">
            <text:p>05:49:00</text:p>
          </table:table-cell>
          <table:table-cell table:style-name="ce2" office:value-type="time" office:time-value="PT05H56M00S">
            <text:p>05:56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06H04M00S">
            <text:p>06:04:00</text:p>
          </table:table-cell>
          <table:table-cell table:style-name="ce1" office:value-type="string">
            <text:p>Por Av. Estrada</text:p>
          </table:table-cell>
          <table:table-cell table:style-name="ce2" office:value-type="time" office:time-value="PT06H14M00S">
            <text:p>06:14:00</text:p>
          </table:table-cell>
          <table:table-cell table:style-name="ce2" office:value-type="time" office:time-value="PT06H20M00S">
            <text:p>06:20:00</text:p>
          </table:table-cell>
          <table:table-cell table:style-name="ce2" office:value-type="time" office:time-value="PT06H48M00S">
            <text:p>06:48:00</text:p>
          </table:table-cell>
        </table:table-row>
        <table:table-row table:style-name="ro4">
          <table:table-cell office:value-type="time" office:time-value="PT05H00M00S">
            <text:p>05:00:00</text:p>
          </table:table-cell>
          <table:table-cell office:value-type="time" office:time-value="PT05H24M00S">
            <text:p>05:24:00</text:p>
          </table:table-cell>
          <table:table-cell office:value-type="time" office:time-value="PT05H31M00S">
            <text:p>05:31:00</text:p>
          </table:table-cell>
          <table:table-cell office:value-type="string">
            <text:p> </text:p>
          </table:table-cell>
          <table:table-cell office:value-type="time" office:time-value="PT05H40M00S">
            <text:p>05:40:00</text:p>
          </table:table-cell>
          <table:table-cell office:value-type="string">
            <text:p>Por Av. Estrada</text:p>
          </table:table-cell>
          <table:table-cell office:value-type="time" office:time-value="PT05H52M00S">
            <text:p>05:52:00</text:p>
          </table:table-cell>
          <table:table-cell office:value-type="time" office:time-value="PT05H58M00S">
            <text:p>05:58:00</text:p>
          </table:table-cell>
          <table:table-cell office:value-type="time" office:time-value="PT06H26M00S">
            <text:p>06:26:00</text:p>
          </table:table-cell>
          <table:table-cell table:number-columns-repeated="2"/>
          <table:table-cell table:style-name="ce1" office:value-type="string">
            <text:p>5:25 (1)</text:p>
          </table:table-cell>
          <table:table-cell office:value-type="time" office:time-value="PT05H53M00S">
            <text:p>05:53:00</text:p>
          </table:table-cell>
          <table:table-cell office:value-type="time" office:time-value="PT06H00M00S">
            <text:p>06:00:00</text:p>
          </table:table-cell>
          <table:table-cell office:value-type="string">
            <text:p>Por Av. Estrada</text:p>
          </table:table-cell>
          <table:table-cell office:value-type="time" office:time-value="PT06H10M00S">
            <text:p>06:10:00</text:p>
          </table:table-cell>
          <table:table-cell office:value-type="string">
            <text:p> </text:p>
          </table:table-cell>
          <table:table-cell office:value-type="time" office:time-value="PT06H20M00S">
            <text:p>06:20:00</text:p>
          </table:table-cell>
          <table:table-cell office:value-type="time" office:time-value="PT06H26M00S">
            <text:p>06:26:00</text:p>
          </table:table-cell>
          <table:table-cell office:value-type="time" office:time-value="PT06H52M00S">
            <text:p>06:52:00</text:p>
          </table:table-cell>
          <table:table-cell table:number-columns-repeated="2"/>
          <table:table-cell table:style-name="ce2" office:value-type="time" office:time-value="PT06H00M00S">
            <text:p>06:00:00</text:p>
          </table:table-cell>
          <table:table-cell table:style-name="ce2" office:value-type="time" office:time-value="PT06H30M00S">
            <text:p>06:30:00</text:p>
          </table:table-cell>
          <table:table-cell table:style-name="ce2" office:value-type="time" office:time-value="PT06H37M00S">
            <text:p>06:37:00</text:p>
          </table:table-cell>
          <table:table-cell table:style-name="ce1" office:value-type="string">
            <text:p>Por Av. Estrada</text:p>
          </table:table-cell>
          <table:table-cell table:style-name="ce2" office:value-type="time" office:time-value="PT06H45M00S">
            <text:p>06:45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06H55M00S">
            <text:p>06:55:00</text:p>
          </table:table-cell>
          <table:table-cell table:style-name="ce2" office:value-type="time" office:time-value="PT07H02M00S">
            <text:p>07:02:00</text:p>
          </table:table-cell>
          <table:table-cell table:style-name="ce2" office:value-type="time" office:time-value="PT07H30M00S">
            <text:p>07:30:00</text:p>
          </table:table-cell>
        </table:table-row>
        <table:table-row table:style-name="ro4"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office:value-type="string">
            <text:p> </text:p>
          </table:table-cell>
          <table:table-cell office:value-type="time" office:time-value="PT05H55M00S">
            <text:p>05:55:00</text:p>
          </table:table-cell>
          <table:table-cell office:value-type="string">
            <text:p>Entra a Bº Mosconi</text:p>
          </table:table-cell>
          <table:table-cell office:value-type="time" office:time-value="PT06H08M00S">
            <text:p>06:08:00</text:p>
          </table:table-cell>
          <table:table-cell office:value-type="time" office:time-value="PT06H15M00S">
            <text:p>06:15:00</text:p>
          </table:table-cell>
          <table:table-cell table:style-name="ce1" office:value-type="string">
            <text:p>6:43 (2)</text:p>
          </table:table-cell>
          <table:table-cell table:number-columns-repeated="2"/>
          <table:table-cell office:value-type="time" office:time-value="PT05H50M00S">
            <text:p>05:50:00</text:p>
          </table:table-cell>
          <table:table-cell office:value-type="time" office:time-value="PT06H20M00S">
            <text:p>06:20:00</text:p>
          </table:table-cell>
          <table:table-cell office:value-type="time" office:time-value="PT06H28M00S">
            <text:p>06:28:00</text:p>
          </table:table-cell>
          <table:table-cell office:value-type="string">
            <text:p>Entra a Bº Mosconi</text:p>
          </table:table-cell>
          <table:table-cell office:value-type="time" office:time-value="PT06H38M00S">
            <text:p>06:38:00</text:p>
          </table:table-cell>
          <table:table-cell office:value-type="string">
            <text:p>Entra a Bº Mosconi</text:p>
          </table:table-cell>
          <table:table-cell office:value-type="time" office:time-value="PT06H51M00S">
            <text:p>06:51:00</text:p>
          </table:table-cell>
          <table:table-cell office:value-type="time" office:time-value="PT06H57M00S">
            <text:p>06:57:00</text:p>
          </table:table-cell>
          <table:table-cell office:value-type="time" office:time-value="PT07H24M00S">
            <text:p>07:24:00</text:p>
          </table:table-cell>
          <table:table-cell table:number-columns-repeated="2"/>
          <table:table-cell table:style-name="ce1" office:value-type="string">
            <text:p>6:30 (1)</text:p>
          </table:table-cell>
          <table:table-cell table:style-name="ce2" office:value-type="time" office:time-value="PT07H00M00S">
            <text:p>07:00:00</text:p>
          </table:table-cell>
          <table:table-cell table:style-name="ce2" office:value-type="time" office:time-value="PT07H07M00S">
            <text:p>07:07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07H18M00S">
            <text:p>07:18:00</text:p>
          </table:table-cell>
          <table:table-cell table:style-name="ce1" office:value-type="string">
            <text:p> </text:p>
          </table:table-cell>
          <table:table-cell table:style-name="ce2" office:value-type="time" office:time-value="PT07H30M00S">
            <text:p>07:30:00</text:p>
          </table:table-cell>
          <table:table-cell table:style-name="ce2" office:value-type="time" office:time-value="PT07H37M00S">
            <text:p>07:37:00</text:p>
          </table:table-cell>
          <table:table-cell table:style-name="ce2" office:value-type="time" office:time-value="PT08H06M00S">
            <text:p>08:06:00</text:p>
          </table:table-cell>
        </table:table-row>
        <table:table-row table:style-name="ro4">
          <table:table-cell office:value-type="time" office:time-value="PT05H25M00S">
            <text:p>05:25:00</text:p>
          </table:table-cell>
          <table:table-cell office:value-type="time" office:time-value="PT05H51M00S">
            <text:p>05:51:00</text:p>
          </table:table-cell>
          <table:table-cell office:value-type="time" office:time-value="PT05H58M00S">
            <text:p>05:58:00</text:p>
          </table:table-cell>
          <table:table-cell office:value-type="string">
            <text:p> </text:p>
          </table:table-cell>
          <table:table-cell office:value-type="time" office:time-value="PT06H10M00S">
            <text:p>06:10:00</text:p>
          </table:table-cell>
          <table:table-cell office:value-type="string">
            <text:p>Por Av. Estrada</text:p>
          </table:table-cell>
          <table:table-cell office:value-type="time" office:time-value="PT06H23M00S">
            <text:p>06:23:00</text:p>
          </table:table-cell>
          <table:table-cell office:value-type="time" office:time-value="PT06H30M00S">
            <text:p>06:30:00</text:p>
          </table:table-cell>
          <table:table-cell office:value-type="time" office:time-value="PT06H58M00S">
            <text:p>06:58:00</text:p>
          </table:table-cell>
          <table:table-cell table:number-columns-repeated="2"/>
          <table:table-cell table:style-name="ce1" office:value-type="string">
            <text:p>6:10 (1)</text:p>
          </table:table-cell>
          <table:table-cell office:value-type="time" office:time-value="PT06H40M00S">
            <text:p>06:40:00</text:p>
          </table:table-cell>
          <table:table-cell office:value-type="time" office:time-value="PT06H49M00S">
            <text:p>06:49:00</text:p>
          </table:table-cell>
          <table:table-cell office:value-type="string">
            <text:p> </text:p>
          </table:table-cell>
          <table:table-cell office:value-type="time" office:time-value="PT07H00M00S">
            <text:p>07:00:00</text:p>
          </table:table-cell>
          <table:table-cell office:value-type="string">
            <text:p> </text:p>
          </table:table-cell>
          <table:table-cell office:value-type="time" office:time-value="PT07H13M00S">
            <text:p>07:13:00</text:p>
          </table:table-cell>
          <table:table-cell office:value-type="time" office:time-value="PT07H20M00S">
            <text:p>07:20:00</text:p>
          </table:table-cell>
          <table:table-cell office:value-type="time" office:time-value="PT07H50M00S">
            <text:p>07:50:00</text:p>
          </table:table-cell>
          <table:table-cell table:number-columns-repeated="2"/>
          <table:table-cell table:style-name="ce2" office:value-type="time" office:time-value="PT07H00M00S">
            <text:p>07:00:00</text:p>
          </table:table-cell>
          <table:table-cell table:style-name="ce2" office:value-type="time" office:time-value="PT07H30M00S">
            <text:p>07:30:00</text:p>
          </table:table-cell>
          <table:table-cell table:style-name="ce2" office:value-type="time" office:time-value="PT07H39M00S">
            <text:p>07:39:00</text:p>
          </table:table-cell>
          <table:table-cell table:style-name="ce1" office:value-type="string">
            <text:p> </text:p>
          </table:table-cell>
          <table:table-cell table:style-name="ce2" office:value-type="time" office:time-value="PT07H50M00S">
            <text:p>07:50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08H04M00S">
            <text:p>08:04:00</text:p>
          </table:table-cell>
          <table:table-cell table:style-name="ce2" office:value-type="time" office:time-value="PT08H11M00S">
            <text:p>08:11:00</text:p>
          </table:table-cell>
          <table:table-cell table:style-name="ce1" office:value-type="string">
            <text:p>8:41 (2)</text:p>
          </table:table-cell>
        </table:table-row>
        <table:table-row table:style-name="ro4">
          <table:table-cell table:style-name="ce1" office:value-type="string">
            <text:p>5:39 (1)</text:p>
          </table:table-cell>
          <table:table-cell office:value-type="time" office:time-value="PT06H05M00S">
            <text:p>06:05:00</text:p>
          </table:table-cell>
          <table:table-cell office:value-type="time" office:time-value="PT06H12M00S">
            <text:p>06:12:00</text:p>
          </table:table-cell>
          <table:table-cell office:value-type="string">
            <text:p>Por Av. Estrada</text:p>
          </table:table-cell>
          <table:table-cell office:value-type="time" office:time-value="PT06H24M00S">
            <text:p>06:24:00</text:p>
          </table:table-cell>
          <table:table-cell office:value-type="string">
            <text:p> </text:p>
          </table:table-cell>
          <table:table-cell office:value-type="time" office:time-value="PT06H37M00S">
            <text:p>06:37:00</text:p>
          </table:table-cell>
          <table:table-cell office:value-type="time" office:time-value="PT06H44M00S">
            <text:p>06:44:00</text:p>
          </table:table-cell>
          <table:table-cell table:style-name="ce1" office:value-type="string">
            <text:p>7:11 (4)</text:p>
          </table:table-cell>
          <table:table-cell table:number-columns-repeated="2"/>
          <table:table-cell office:value-type="time" office:time-value="PT06H30M00S">
            <text:p>06:30:00</text:p>
          </table:table-cell>
          <table:table-cell office:value-type="time" office:time-value="PT07H00M00S">
            <text:p>07:00:00</text:p>
          </table:table-cell>
          <table:table-cell office:value-type="time" office:time-value="PT07H10M00S">
            <text:p>07:10:00</text:p>
          </table:table-cell>
          <table:table-cell office:value-type="string">
            <text:p> </text:p>
          </table:table-cell>
          <table:table-cell office:value-type="time" office:time-value="PT07H21M00S">
            <text:p>07:21:00</text:p>
          </table:table-cell>
          <table:table-cell office:value-type="string">
            <text:p>Por Av. Estrada</text:p>
          </table:table-cell>
          <table:table-cell office:value-type="time" office:time-value="PT07H34M00S">
            <text:p>07:34:00</text:p>
          </table:table-cell>
          <table:table-cell office:value-type="time" office:time-value="PT07H41M00S">
            <text:p>07:41:00</text:p>
          </table:table-cell>
          <table:table-cell table:style-name="ce1" office:value-type="string">
            <text:p>8:13 (2)</text:p>
          </table:table-cell>
          <table:table-cell table:number-columns-repeated="2"/>
          <table:table-cell table:style-name="ce2" office:value-type="time" office:time-value="PT07H35M00S">
            <text:p>07:35:00</text:p>
          </table:table-cell>
          <table:table-cell table:style-name="ce2" office:value-type="time" office:time-value="PT08H05M00S">
            <text:p>08:05:00</text:p>
          </table:table-cell>
          <table:table-cell table:style-name="ce2" office:value-type="time" office:time-value="PT08H15M00S">
            <text:p>08:15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08H26M00S">
            <text:p>08:26:00</text:p>
          </table:table-cell>
          <table:table-cell table:style-name="ce1" office:value-type="string">
            <text:p>Por Av. Estrada</text:p>
          </table:table-cell>
          <table:table-cell table:style-name="ce2" office:value-type="time" office:time-value="PT08H40M00S">
            <text:p>08:40:00</text:p>
          </table:table-cell>
          <table:table-cell table:style-name="ce2" office:value-type="time" office:time-value="PT08H47M00S">
            <text:p>08:47:00</text:p>
          </table:table-cell>
          <table:table-cell table:style-name="ce2" office:value-type="time" office:time-value="PT09H19M00S">
            <text:p>09:19:00</text:p>
          </table:table-cell>
        </table:table-row>
        <table:table-row table:style-name="ro4">
          <table:table-cell office:value-type="time" office:time-value="PT05H52M00S">
            <text:p>05:52:00</text:p>
          </table:table-cell>
          <table:table-cell office:value-type="time" office:time-value="PT06H18M00S">
            <text:p>06:18:00</text:p>
          </table:table-cell>
          <table:table-cell office:value-type="time" office:time-value="PT06H25M00S">
            <text:p>06:25:00</text:p>
          </table:table-cell>
          <table:table-cell office:value-type="string">
            <text:p>Entra a Bº Mosconi</text:p>
          </table:table-cell>
          <table:table-cell office:value-type="time" office:time-value="PT06H37M00S">
            <text:p>06:37:00</text:p>
          </table:table-cell>
          <table:table-cell office:value-type="string">
            <text:p> </text:p>
          </table:table-cell>
          <table:table-cell office:value-type="time" office:time-value="PT06H50M00S">
            <text:p>06:50:00</text:p>
          </table:table-cell>
          <table:table-cell office:value-type="time" office:time-value="PT06H57M00S">
            <text:p>06:57:00</text:p>
          </table:table-cell>
          <table:table-cell office:value-type="time" office:time-value="PT07H26M00S">
            <text:p>07:26:00</text:p>
          </table:table-cell>
          <table:table-cell table:number-columns-repeated="2"/>
          <table:table-cell office:value-type="time" office:time-value="PT06H50M00S">
            <text:p>06:50:00</text:p>
          </table:table-cell>
          <table:table-cell office:value-type="time" office:time-value="PT07H20M00S">
            <text:p>07:20:00</text:p>
          </table:table-cell>
          <table:table-cell office:value-type="time" office:time-value="PT07H30M00S">
            <text:p>07:30:00</text:p>
          </table:table-cell>
          <table:table-cell office:value-type="string">
            <text:p>Entra a Bº Mosconi</text:p>
          </table:table-cell>
          <table:table-cell office:value-type="time" office:time-value="PT07H41M00S">
            <text:p>07:41:00</text:p>
          </table:table-cell>
          <table:table-cell office:value-type="string">
            <text:p>Entra a Bº Mosconi</text:p>
          </table:table-cell>
          <table:table-cell office:value-type="time" office:time-value="PT07H54M00S">
            <text:p>07:54:00</text:p>
          </table:table-cell>
          <table:table-cell office:value-type="time" office:time-value="PT08H01M00S">
            <text:p>08:01:00</text:p>
          </table:table-cell>
          <table:table-cell office:value-type="time" office:time-value="PT08H33M00S">
            <text:p>08:33:00</text:p>
          </table:table-cell>
          <table:table-cell table:number-columns-repeated="2"/>
          <table:table-cell table:style-name="ce2" office:value-type="time" office:time-value="PT08H00M00S">
            <text:p>08:00:00</text:p>
          </table:table-cell>
          <table:table-cell table:style-name="ce2" office:value-type="time" office:time-value="PT08H30M00S">
            <text:p>08:30:00</text:p>
          </table:table-cell>
          <table:table-cell table:style-name="ce2" office:value-type="time" office:time-value="PT08H40M00S">
            <text:p>08:40:00</text:p>
          </table:table-cell>
          <table:table-cell table:style-name="ce1" office:value-type="string">
            <text:p>Por Av. Estrada</text:p>
          </table:table-cell>
          <table:table-cell table:style-name="ce2" office:value-type="time" office:time-value="PT08H51M00S">
            <text:p>08:51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09H05M00S">
            <text:p>09:05:00</text:p>
          </table:table-cell>
          <table:table-cell table:style-name="ce2" office:value-type="time" office:time-value="PT09H12M00S">
            <text:p>09:12:00</text:p>
          </table:table-cell>
          <table:table-cell table:style-name="ce2" office:value-type="time" office:time-value="PT09H45M00S">
            <text:p>09:45:00</text:p>
          </table:table-cell>
        </table:table-row>
        <table:table-row table:style-name="ro4">
          <table:table-cell office:value-type="time" office:time-value="PT06H05M00S">
            <text:p>06:05:00</text:p>
          </table:table-cell>
          <table:table-cell office:value-type="time" office:time-value="PT06H33M00S">
            <text:p>06:33:00</text:p>
          </table:table-cell>
          <table:table-cell office:value-type="time" office:time-value="PT06H42M00S">
            <text:p>06:42:00</text:p>
          </table:table-cell>
          <table:table-cell office:value-type="string">
            <text:p> </text:p>
          </table:table-cell>
          <table:table-cell office:value-type="time" office:time-value="PT06H51M00S">
            <text:p>06:51:00</text:p>
          </table:table-cell>
          <table:table-cell office:value-type="string">
            <text:p>Entra a Bº Mosconi</text:p>
          </table:table-cell>
          <table:table-cell office:value-type="time" office:time-value="PT07H04M00S">
            <text:p>07:04:00</text:p>
          </table:table-cell>
          <table:table-cell office:value-type="time" office:time-value="PT07H11M00S">
            <text:p>07:11:00</text:p>
          </table:table-cell>
          <table:table-cell table:style-name="ce1" office:value-type="string">
            <text:p>7:40 (2)</text:p>
          </table:table-cell>
          <table:table-cell table:number-columns-repeated="2"/>
          <table:table-cell office:value-type="time" office:time-value="PT07H05M00S">
            <text:p>07:05:00</text:p>
          </table:table-cell>
          <table:table-cell office:value-type="time" office:time-value="PT07H35M00S">
            <text:p>07:35:00</text:p>
          </table:table-cell>
          <table:table-cell office:value-type="time" office:time-value="PT07H45M00S">
            <text:p>07:45:00</text:p>
          </table:table-cell>
          <table:table-cell office:value-type="string">
            <text:p>Por Av. Estrada</text:p>
          </table:table-cell>
          <table:table-cell office:value-type="time" office:time-value="PT07H56M00S">
            <text:p>07:56:00</text:p>
          </table:table-cell>
          <table:table-cell office:value-type="string">
            <text:p> </text:p>
          </table:table-cell>
          <table:table-cell office:value-type="time" office:time-value="PT08H10M00S">
            <text:p>08:10:00</text:p>
          </table:table-cell>
          <table:table-cell office:value-type="time" office:time-value="PT08H17M00S">
            <text:p>08:17:00</text:p>
          </table:table-cell>
          <table:table-cell office:value-type="time" office:time-value="PT08H50M00S">
            <text:p>08:50:00</text:p>
          </table:table-cell>
          <table:table-cell table:number-columns-repeated="2"/>
          <table:table-cell table:style-name="ce2" office:value-type="time" office:time-value="PT08H24M00S">
            <text:p>08:24:00</text:p>
          </table:table-cell>
          <table:table-cell table:style-name="ce2" office:value-type="time" office:time-value="PT08H54M00S">
            <text:p>08:54:00</text:p>
          </table:table-cell>
          <table:table-cell table:style-name="ce2" office:value-type="time" office:time-value="PT09H04M00S">
            <text:p>09:04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09H15M00S">
            <text:p>09:15:00</text:p>
          </table:table-cell>
          <table:table-cell table:style-name="ce1" office:value-type="string">
            <text:p> </text:p>
          </table:table-cell>
          <table:table-cell table:style-name="ce2" office:value-type="time" office:time-value="PT09H29M00S">
            <text:p>09:29:00</text:p>
          </table:table-cell>
          <table:table-cell table:style-name="ce2" office:value-type="time" office:time-value="PT09H36M00S">
            <text:p>09:36:00</text:p>
          </table:table-cell>
          <table:table-cell table:style-name="ce2" office:value-type="time" office:time-value="PT10H09M00S">
            <text:p>10:09:00</text:p>
          </table:table-cell>
        </table:table-row>
        <table:table-row table:style-name="ro4">
          <table:table-cell table:style-name="ce1" office:value-type="string">
            <text:p>6:18 (1)</text:p>
          </table:table-cell>
          <table:table-cell office:value-type="time" office:time-value="PT06H48M00S">
            <text:p>06:48:00</text:p>
          </table:table-cell>
          <table:table-cell office:value-type="time" office:time-value="PT06H57M00S">
            <text:p>06:57:00</text:p>
          </table:table-cell>
          <table:table-cell office:value-type="string">
            <text:p> </text:p>
          </table:table-cell>
          <table:table-cell office:value-type="time" office:time-value="PT07H06M00S">
            <text:p>07:06:00</text:p>
          </table:table-cell>
          <table:table-cell office:value-type="string">
            <text:p>Por Av. Estrada</text:p>
          </table:table-cell>
          <table:table-cell office:value-type="time" office:time-value="PT07H19M00S">
            <text:p>07:19:00</text:p>
          </table:table-cell>
          <table:table-cell office:value-type="time" office:time-value="PT07H26M00S">
            <text:p>07:26:00</text:p>
          </table:table-cell>
          <table:table-cell office:value-type="time" office:time-value="PT07H57M00S">
            <text:p>07:57:00</text:p>
          </table:table-cell>
          <table:table-cell table:number-columns-repeated="2"/>
          <table:table-cell table:style-name="ce1" office:value-type="string">
            <text:p>7:20 (1)</text:p>
          </table:table-cell>
          <table:table-cell office:value-type="time" office:time-value="PT07H50M00S">
            <text:p>07:50:00</text:p>
          </table:table-cell>
          <table:table-cell office:value-type="time" office:time-value="PT08H00M00S">
            <text:p>08:00:00</text:p>
          </table:table-cell>
          <table:table-cell office:value-type="string">
            <text:p> </text:p>
          </table:table-cell>
          <table:table-cell office:value-type="time" office:time-value="PT08H11M00S">
            <text:p>08:11:00</text:p>
          </table:table-cell>
          <table:table-cell office:value-type="string">
            <text:p> </text:p>
          </table:table-cell>
          <table:table-cell office:value-type="time" office:time-value="PT08H25M00S">
            <text:p>08:25:00</text:p>
          </table:table-cell>
          <table:table-cell office:value-type="time" office:time-value="PT08H32M00S">
            <text:p>08:32:00</text:p>
          </table:table-cell>
          <table:table-cell office:value-type="time" office:time-value="PT09H05M00S">
            <text:p>09:05:00</text:p>
          </table:table-cell>
          <table:table-cell table:number-columns-repeated="2"/>
          <table:table-cell table:style-name="ce2" office:value-type="time" office:time-value="PT08H48M00S">
            <text:p>08:48:00</text:p>
          </table:table-cell>
          <table:table-cell table:style-name="ce2" office:value-type="time" office:time-value="PT09H18M00S">
            <text:p>09:18:00</text:p>
          </table:table-cell>
          <table:table-cell table:style-name="ce2" office:value-type="time" office:time-value="PT09H28M00S">
            <text:p>09:28:00</text:p>
          </table:table-cell>
          <table:table-cell table:style-name="ce1" office:value-type="string">
            <text:p> </text:p>
          </table:table-cell>
          <table:table-cell table:style-name="ce2" office:value-type="time" office:time-value="PT09H39M00S">
            <text:p>09:39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09H53M00S">
            <text:p>09:53:00</text:p>
          </table:table-cell>
          <table:table-cell table:style-name="ce2" office:value-type="time" office:time-value="PT10H00M00S">
            <text:p>10:00:00</text:p>
          </table:table-cell>
          <table:table-cell table:style-name="ce1" office:value-type="string">
            <text:p>10:33 (2)</text:p>
          </table:table-cell>
        </table:table-row>
        <table:table-row table:style-name="ro4">
          <table:table-cell office:value-type="time" office:time-value="PT06H28M00S">
            <text:p>06:28:00</text:p>
          </table:table-cell>
          <table:table-cell office:value-type="time" office:time-value="PT06H58M00S">
            <text:p>06:58:00</text:p>
          </table:table-cell>
          <table:table-cell office:value-type="time" office:time-value="PT07H07M00S">
            <text:p>07:07:00</text:p>
          </table:table-cell>
          <table:table-cell office:value-type="string">
            <text:p> </text:p>
          </table:table-cell>
          <table:table-cell office:value-type="time" office:time-value="PT07H16M00S">
            <text:p>07:16:00</text:p>
          </table:table-cell>
          <table:table-cell office:value-type="string">
            <text:p> </text:p>
          </table:table-cell>
          <table:table-cell office:value-type="time" office:time-value="PT07H29M00S">
            <text:p>07:29:00</text:p>
          </table:table-cell>
          <table:table-cell office:value-type="time" office:time-value="PT07H36M00S">
            <text:p>07:36:00</text:p>
          </table:table-cell>
          <table:table-cell office:value-type="time" office:time-value="PT08H07M00S">
            <text:p>08:07:00</text:p>
          </table:table-cell>
          <table:table-cell table:number-columns-repeated="2"/>
          <table:table-cell office:value-type="time" office:time-value="PT07H35M00S">
            <text:p>07:35:00</text:p>
          </table:table-cell>
          <table:table-cell office:value-type="time" office:time-value="PT08H05M00S">
            <text:p>08:05:00</text:p>
          </table:table-cell>
          <table:table-cell office:value-type="time" office:time-value="PT08H15M00S">
            <text:p>08:15:00</text:p>
          </table:table-cell>
          <table:table-cell office:value-type="string">
            <text:p> </text:p>
          </table:table-cell>
          <table:table-cell office:value-type="time" office:time-value="PT08H26M00S">
            <text:p>08:26:00</text:p>
          </table:table-cell>
          <table:table-cell office:value-type="string">
            <text:p>Por Av. Estrada</text:p>
          </table:table-cell>
          <table:table-cell office:value-type="time" office:time-value="PT08H40M00S">
            <text:p>08:40:00</text:p>
          </table:table-cell>
          <table:table-cell office:value-type="time" office:time-value="PT08H47M00S">
            <text:p>08:47:00</text:p>
          </table:table-cell>
          <table:table-cell office:value-type="time" office:time-value="PT09H20M00S">
            <text:p>09:20:00</text:p>
          </table:table-cell>
          <table:table-cell table:number-columns-repeated="2"/>
          <table:table-cell table:style-name="ce1" office:value-type="string">
            <text:p>9:12 (1)</text:p>
          </table:table-cell>
          <table:table-cell table:style-name="ce2" office:value-type="time" office:time-value="PT09H42M00S">
            <text:p>09:42:00</text:p>
          </table:table-cell>
          <table:table-cell table:style-name="ce2" office:value-type="time" office:time-value="PT09H52M00S">
            <text:p>09:52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10H03M00S">
            <text:p>10:03:00</text:p>
          </table:table-cell>
          <table:table-cell table:style-name="ce1" office:value-type="string">
            <text:p>Por Av. Estrada</text:p>
          </table:table-cell>
          <table:table-cell table:style-name="ce2" office:value-type="time" office:time-value="PT10H17M00S">
            <text:p>10:17:00</text:p>
          </table:table-cell>
          <table:table-cell table:style-name="ce2" office:value-type="time" office:time-value="PT10H24M00S">
            <text:p>10:24:00</text:p>
          </table:table-cell>
          <table:table-cell table:style-name="ce2" office:value-type="time" office:time-value="PT10H57M00S">
            <text:p>10:57:00</text:p>
          </table:table-cell>
        </table:table-row>
        <table:table-row table:style-name="ro4">
          <table:table-cell office:value-type="time" office:time-value="PT06H38M00S">
            <text:p>06:38:00</text:p>
          </table:table-cell>
          <table:table-cell office:value-type="time" office:time-value="PT07H09M00S">
            <text:p>07:09:00</text:p>
          </table:table-cell>
          <table:table-cell office:value-type="time" office:time-value="PT07H18M00S">
            <text:p>07:18:00</text:p>
          </table:table-cell>
          <table:table-cell office:value-type="string">
            <text:p>Entra a Bº Mosconi</text:p>
          </table:table-cell>
          <table:table-cell office:value-type="time" office:time-value="PT07H30M00S">
            <text:p>07:30:00</text:p>
          </table:table-cell>
          <table:table-cell office:value-type="string">
            <text:p> </text:p>
          </table:table-cell>
          <table:table-cell office:value-type="time" office:time-value="PT07H43M00S">
            <text:p>07:43:00</text:p>
          </table:table-cell>
          <table:table-cell office:value-type="time" office:time-value="PT07H50M00S">
            <text:p>07:50:00</text:p>
          </table:table-cell>
          <table:table-cell office:value-type="time" office:time-value="PT08H22M00S">
            <text:p>08:22:00</text:p>
          </table:table-cell>
          <table:table-cell table:number-columns-repeated="2"/>
          <table:table-cell office:value-type="time" office:time-value="PT07H50M00S">
            <text:p>07:50:00</text:p>
          </table:table-cell>
          <table:table-cell office:value-type="time" office:time-value="PT08H20M00S">
            <text:p>08:20:00</text:p>
          </table:table-cell>
          <table:table-cell office:value-type="time" office:time-value="PT08H30M00S">
            <text:p>08:30:00</text:p>
          </table:table-cell>
          <table:table-cell office:value-type="string">
            <text:p> </text:p>
          </table:table-cell>
          <table:table-cell office:value-type="time" office:time-value="PT08H41M00S">
            <text:p>08:41:00</text:p>
          </table:table-cell>
          <table:table-cell office:value-type="string">
            <text:p>Entra a Bº Mosconi</text:p>
          </table:table-cell>
          <table:table-cell office:value-type="time" office:time-value="PT08H55M00S">
            <text:p>08:55:00</text:p>
          </table:table-cell>
          <table:table-cell office:value-type="time" office:time-value="PT09H02M00S">
            <text:p>09:02:00</text:p>
          </table:table-cell>
          <table:table-cell table:style-name="ce1" office:value-type="string">
            <text:p>9:35 (2)</text:p>
          </table:table-cell>
          <table:table-cell table:number-columns-repeated="2"/>
          <table:table-cell table:style-name="ce2" office:value-type="time" office:time-value="PT09H36M00S">
            <text:p>09:36:00</text:p>
          </table:table-cell>
          <table:table-cell table:style-name="ce2" office:value-type="time" office:time-value="PT10H06M00S">
            <text:p>10:06:00</text:p>
          </table:table-cell>
          <table:table-cell table:style-name="ce2" office:value-type="time" office:time-value="PT10H16M00S">
            <text:p>10:16:00</text:p>
          </table:table-cell>
          <table:table-cell table:style-name="ce1" office:value-type="string">
            <text:p>Por Av. Estrada</text:p>
          </table:table-cell>
          <table:table-cell table:style-name="ce2" office:value-type="time" office:time-value="PT10H27M00S">
            <text:p>10:27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10H41M00S">
            <text:p>10:41:00</text:p>
          </table:table-cell>
          <table:table-cell table:style-name="ce2" office:value-type="time" office:time-value="PT10H48M00S">
            <text:p>10:48:00</text:p>
          </table:table-cell>
          <table:table-cell table:style-name="ce2" office:value-type="time" office:time-value="PT11H21M00S">
            <text:p>11:21:00</text:p>
          </table:table-cell>
        </table:table-row>
        <table:table-row table:style-name="ro4">
          <table:table-cell office:value-type="time" office:time-value="PT06H48M00S">
            <text:p>06:48:00</text:p>
          </table:table-cell>
          <table:table-cell office:value-type="time" office:time-value="PT07H19M00S">
            <text:p>07:19:00</text:p>
          </table:table-cell>
          <table:table-cell office:value-type="time" office:time-value="PT07H28M00S">
            <text:p>07:28:00</text:p>
          </table:table-cell>
          <table:table-cell office:value-type="string">
            <text:p> </text:p>
          </table:table-cell>
          <table:table-cell office:value-type="time" office:time-value="PT07H40M00S">
            <text:p>07:40:00</text:p>
          </table:table-cell>
          <table:table-cell office:value-type="string">
            <text:p>Entra a Bº Mosconi</text:p>
          </table:table-cell>
          <table:table-cell office:value-type="time" office:time-value="PT07H54M00S">
            <text:p>07:54:00</text:p>
          </table:table-cell>
          <table:table-cell office:value-type="time" office:time-value="PT08H01M00S">
            <text:p>08:01:00</text:p>
          </table:table-cell>
          <table:table-cell table:style-name="ce1" office:value-type="string">
            <text:p>8:33 (2)</text:p>
          </table:table-cell>
          <table:table-cell table:number-columns-repeated="2"/>
          <table:table-cell office:value-type="time" office:time-value="PT08H05M00S">
            <text:p>08:05:00</text:p>
          </table:table-cell>
          <table:table-cell office:value-type="time" office:time-value="PT08H35M00S">
            <text:p>08:35:00</text:p>
          </table:table-cell>
          <table:table-cell office:value-type="time" office:time-value="PT08H45M00S">
            <text:p>08:45:00</text:p>
          </table:table-cell>
          <table:table-cell office:value-type="string">
            <text:p>Entra a Bº Mosconi</text:p>
          </table:table-cell>
          <table:table-cell office:value-type="time" office:time-value="PT08H56M00S">
            <text:p>08:56:00</text:p>
          </table:table-cell>
          <table:table-cell office:value-type="string">
            <text:p> </text:p>
          </table:table-cell>
          <table:table-cell office:value-type="time" office:time-value="PT09H10M00S">
            <text:p>09:10:00</text:p>
          </table:table-cell>
          <table:table-cell office:value-type="time" office:time-value="PT09H17M00S">
            <text:p>09:17:00</text:p>
          </table:table-cell>
          <table:table-cell office:value-type="time" office:time-value="PT09H50M00S">
            <text:p>09:50:00</text:p>
          </table:table-cell>
          <table:table-cell table:number-columns-repeated="2"/>
          <table:table-cell table:style-name="ce2" office:value-type="time" office:time-value="PT10H00M00S">
            <text:p>10:00:00</text:p>
          </table:table-cell>
          <table:table-cell table:style-name="ce2" office:value-type="time" office:time-value="PT10H30M00S">
            <text:p>10:30:00</text:p>
          </table:table-cell>
          <table:table-cell table:style-name="ce2" office:value-type="time" office:time-value="PT10H40M00S">
            <text:p>10:40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10H51M00S">
            <text:p>10:51:00</text:p>
          </table:table-cell>
          <table:table-cell table:style-name="ce1" office:value-type="string">
            <text:p> </text:p>
          </table:table-cell>
          <table:table-cell table:style-name="ce2" office:value-type="time" office:time-value="PT11H05M00S">
            <text:p>11:05:00</text:p>
          </table:table-cell>
          <table:table-cell table:style-name="ce2" office:value-type="time" office:time-value="PT11H12M00S">
            <text:p>11:12:00</text:p>
          </table:table-cell>
          <table:table-cell table:style-name="ce1" office:value-type="string">
            <text:p>11:45 (2)</text:p>
          </table:table-cell>
        </table:table-row>
        <table:table-row table:style-name="ro4">
          <table:table-cell table:style-name="ce1" office:value-type="string">
            <text:p>6:58 (1)</text:p>
          </table:table-cell>
          <table:table-cell office:value-type="time" office:time-value="PT07H29M00S">
            <text:p>07:29:00</text:p>
          </table:table-cell>
          <table:table-cell office:value-type="time" office:time-value="PT07H39M00S">
            <text:p>07:39:00</text:p>
          </table:table-cell>
          <table:table-cell office:value-type="string">
            <text:p> </text:p>
          </table:table-cell>
          <table:table-cell office:value-type="time" office:time-value="PT07H51M00S">
            <text:p>07:51:00</text:p>
          </table:table-cell>
          <table:table-cell office:value-type="string">
            <text:p> </text:p>
          </table:table-cell>
          <table:table-cell office:value-type="time" office:time-value="PT08H05M00S">
            <text:p>08:05:00</text:p>
          </table:table-cell>
          <table:table-cell office:value-type="time" office:time-value="PT08H12M00S">
            <text:p>08:12:00</text:p>
          </table:table-cell>
          <table:table-cell office:value-type="time" office:time-value="PT08H44M00S">
            <text:p>08:44:00</text:p>
          </table:table-cell>
          <table:table-cell table:number-columns-repeated="2"/>
          <table:table-cell office:value-type="time" office:time-value="PT08H20M00S">
            <text:p>08:20:00</text:p>
          </table:table-cell>
          <table:table-cell office:value-type="time" office:time-value="PT08H50M00S">
            <text:p>08:50:00</text:p>
          </table:table-cell>
          <table:table-cell office:value-type="time" office:time-value="PT09H00M00S">
            <text:p>09:00:00</text:p>
          </table:table-cell>
          <table:table-cell office:value-type="string">
            <text:p>Por Av. Estrada</text:p>
          </table:table-cell>
          <table:table-cell office:value-type="time" office:time-value="PT09H11M00S">
            <text:p>09:11:00</text:p>
          </table:table-cell>
          <table:table-cell office:value-type="string">
            <text:p> </text:p>
          </table:table-cell>
          <table:table-cell office:value-type="time" office:time-value="PT09H25M00S">
            <text:p>09:25:00</text:p>
          </table:table-cell>
          <table:table-cell office:value-type="time" office:time-value="PT09H32M00S">
            <text:p>09:32:00</text:p>
          </table:table-cell>
          <table:table-cell office:value-type="time" office:time-value="PT10H05M00S">
            <text:p>10:05:00</text:p>
          </table:table-cell>
          <table:table-cell table:number-columns-repeated="2"/>
          <table:table-cell table:style-name="ce2" office:value-type="time" office:time-value="PT10H24M00S">
            <text:p>10:24:00</text:p>
          </table:table-cell>
          <table:table-cell table:style-name="ce2" office:value-type="time" office:time-value="PT10H54M00S">
            <text:p>10:54:00</text:p>
          </table:table-cell>
          <table:table-cell table:style-name="ce2" office:value-type="time" office:time-value="PT11H04M00S">
            <text:p>11:04:00</text:p>
          </table:table-cell>
          <table:table-cell table:style-name="ce1" office:value-type="string">
            <text:p> </text:p>
          </table:table-cell>
          <table:table-cell table:style-name="ce2" office:value-type="time" office:time-value="PT11H15M00S">
            <text:p>11:15:00</text:p>
          </table:table-cell>
          <table:table-cell table:style-name="ce1" office:value-type="string">
            <text:p>Por Av. Estrada</text:p>
          </table:table-cell>
          <table:table-cell table:style-name="ce2" office:value-type="time" office:time-value="PT11H29M00S">
            <text:p>11:29:00</text:p>
          </table:table-cell>
          <table:table-cell table:style-name="ce2" office:value-type="time" office:time-value="PT11H36M00S">
            <text:p>11:36:00</text:p>
          </table:table-cell>
          <table:table-cell table:style-name="ce2" office:value-type="time" office:time-value="PT12H09M00S">
            <text:p>12:09:00</text:p>
          </table:table-cell>
        </table:table-row>
        <table:table-row table:style-name="ro4">
          <table:table-cell office:value-type="time" office:time-value="PT07H07M00S">
            <text:p>07:07:00</text:p>
          </table:table-cell>
          <table:table-cell office:value-type="time" office:time-value="PT07H38M00S">
            <text:p>07:38:00</text:p>
          </table:table-cell>
          <table:table-cell office:value-type="time" office:time-value="PT07H48M00S">
            <text:p>07:48:00</text:p>
          </table:table-cell>
          <table:table-cell office:value-type="string">
            <text:p> </text:p>
          </table:table-cell>
          <table:table-cell office:value-type="time" office:time-value="PT08H01M00S">
            <text:p>08:01:00</text:p>
          </table:table-cell>
          <table:table-cell office:value-type="string">
            <text:p> </text:p>
          </table:table-cell>
          <table:table-cell office:value-type="time" office:time-value="PT08H15M00S">
            <text:p>08:15:00</text:p>
          </table:table-cell>
          <table:table-cell office:value-type="time" office:time-value="PT08H22M00S">
            <text:p>08:22:00</text:p>
          </table:table-cell>
          <table:table-cell office:value-type="time" office:time-value="PT08H55M00S">
            <text:p>08:55:00</text:p>
          </table:table-cell>
          <table:table-cell table:number-columns-repeated="2"/>
          <table:table-cell table:style-name="ce1" office:value-type="string">
            <text:p>8:35 (1)</text:p>
          </table:table-cell>
          <table:table-cell office:value-type="time" office:time-value="PT09H05M00S">
            <text:p>09:05:00</text:p>
          </table:table-cell>
          <table:table-cell office:value-type="time" office:time-value="PT09H15M00S">
            <text:p>09:15:00</text:p>
          </table:table-cell>
          <table:table-cell office:value-type="string">
            <text:p> </text:p>
          </table:table-cell>
          <table:table-cell office:value-type="time" office:time-value="PT09H26M00S">
            <text:p>09:26:00</text:p>
          </table:table-cell>
          <table:table-cell office:value-type="string">
            <text:p>Entra a Bº Mosconi</text:p>
          </table:table-cell>
          <table:table-cell office:value-type="time" office:time-value="PT09H40M00S">
            <text:p>09:40:00</text:p>
          </table:table-cell>
          <table:table-cell office:value-type="time" office:time-value="PT09H47M00S">
            <text:p>09:47:00</text:p>
          </table:table-cell>
          <table:table-cell office:value-type="time" office:time-value="PT10H20M00S">
            <text:p>10:20:00</text:p>
          </table:table-cell>
          <table:table-cell table:number-columns-repeated="2"/>
          <table:table-cell table:style-name="ce1" office:value-type="string">
            <text:p>10:48 (1)</text:p>
          </table:table-cell>
          <table:table-cell table:style-name="ce2" office:value-type="time" office:time-value="PT11H18M00S">
            <text:p>11:18:00</text:p>
          </table:table-cell>
          <table:table-cell table:style-name="ce2" office:value-type="time" office:time-value="PT11H28M00S">
            <text:p>11:28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11H39M00S">
            <text:p>11:39:00</text:p>
          </table:table-cell>
          <table:table-cell table:style-name="ce1" office:value-type="string">
            <text:p> </text:p>
          </table:table-cell>
          <table:table-cell table:style-name="ce2" office:value-type="time" office:time-value="PT11H53M00S">
            <text:p>11:53:00</text:p>
          </table:table-cell>
          <table:table-cell table:style-name="ce2" office:value-type="time" office:time-value="PT12H00M00S">
            <text:p>12:00:00</text:p>
          </table:table-cell>
          <table:table-cell table:style-name="ce2" office:value-type="time" office:time-value="PT12H33M00S">
            <text:p>12:33:00</text:p>
          </table:table-cell>
        </table:table-row>
        <table:table-row table:style-name="ro4">
          <table:table-cell office:value-type="time" office:time-value="PT07H16M00S">
            <text:p>07:16:00</text:p>
          </table:table-cell>
          <table:table-cell office:value-type="time" office:time-value="PT07H47M00S">
            <text:p>07:47:00</text:p>
          </table:table-cell>
          <table:table-cell office:value-type="time" office:time-value="PT07H57M00S">
            <text:p>07:57:00</text:p>
          </table:table-cell>
          <table:table-cell office:value-type="string">
            <text:p>Entra a Bº Mosconi</text:p>
          </table:table-cell>
          <table:table-cell office:value-type="time" office:time-value="PT08H10M00S">
            <text:p>08:10:00</text:p>
          </table:table-cell>
          <table:table-cell office:value-type="string">
            <text:p>Por Av. Estrada</text:p>
          </table:table-cell>
          <table:table-cell office:value-type="time" office:time-value="PT08H25M00S">
            <text:p>08:25:00</text:p>
          </table:table-cell>
          <table:table-cell office:value-type="time" office:time-value="PT08H32M00S">
            <text:p>08:32:00</text:p>
          </table:table-cell>
          <table:table-cell office:value-type="time" office:time-value="PT09H05M00S">
            <text:p>09:05:00</text:p>
          </table:table-cell>
          <table:table-cell table:number-columns-repeated="2"/>
          <table:table-cell office:value-type="time" office:time-value="PT08H50M00S">
            <text:p>08:50:00</text:p>
          </table:table-cell>
          <table:table-cell office:value-type="time" office:time-value="PT09H20M00S">
            <text:p>09:20:00</text:p>
          </table:table-cell>
          <table:table-cell office:value-type="time" office:time-value="PT09H30M00S">
            <text:p>09:30:00</text:p>
          </table:table-cell>
          <table:table-cell office:value-type="string">
            <text:p> </text:p>
          </table:table-cell>
          <table:table-cell office:value-type="time" office:time-value="PT09H41M00S">
            <text:p>09:41:00</text:p>
          </table:table-cell>
          <table:table-cell office:value-type="string">
            <text:p>Por Av. Estrada</text:p>
          </table:table-cell>
          <table:table-cell office:value-type="time" office:time-value="PT09H55M00S">
            <text:p>09:55:00</text:p>
          </table:table-cell>
          <table:table-cell office:value-type="time" office:time-value="PT10H02M00S">
            <text:p>10:02:00</text:p>
          </table:table-cell>
          <table:table-cell office:value-type="time" office:time-value="PT10H35M00S">
            <text:p>10:35:00</text:p>
          </table:table-cell>
          <table:table-cell table:number-columns-repeated="2"/>
          <table:table-cell table:style-name="ce2" office:value-type="time" office:time-value="PT11H12M00S">
            <text:p>11:12:00</text:p>
          </table:table-cell>
          <table:table-cell table:style-name="ce2" office:value-type="time" office:time-value="PT11H42M00S">
            <text:p>11:42:00</text:p>
          </table:table-cell>
          <table:table-cell table:style-name="ce2" office:value-type="time" office:time-value="PT11H52M00S">
            <text:p>11:52:00</text:p>
          </table:table-cell>
          <table:table-cell table:style-name="ce1" office:value-type="string">
            <text:p>Por Av. Estrada</text:p>
          </table:table-cell>
          <table:table-cell table:style-name="ce2" office:value-type="time" office:time-value="PT12H03M00S">
            <text:p>12:03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12H17M00S">
            <text:p>12:17:00</text:p>
          </table:table-cell>
          <table:table-cell table:style-name="ce2" office:value-type="time" office:time-value="PT12H24M00S">
            <text:p>12:24:00</text:p>
          </table:table-cell>
          <table:table-cell table:style-name="ce1" office:value-type="string">
            <text:p>12:57 (2)</text:p>
          </table:table-cell>
        </table:table-row>
        <table:table-row table:style-name="ro4">
          <table:table-cell table:style-name="ce1" office:value-type="string">
            <text:p>7:26 (3)</text:p>
          </table:table-cell>
          <table:table-cell office:value-type="time" office:time-value="PT07H57M00S">
            <text:p>07:57:00</text:p>
          </table:table-cell>
          <table:table-cell office:value-type="time" office:time-value="PT08H07M00S">
            <text:p>08:07:00</text:p>
          </table:table-cell>
          <table:table-cell office:value-type="string">
            <text:p>Por Av. Estrada</text:p>
          </table:table-cell>
          <table:table-cell office:value-type="time" office:time-value="PT08H20M00S">
            <text:p>08:20:00</text:p>
          </table:table-cell>
          <table:table-cell office:value-type="string">
            <text:p>Entra a Bº Mosconi</text:p>
          </table:table-cell>
          <table:table-cell office:value-type="time" office:time-value="PT08H36M00S">
            <text:p>08:36:00</text:p>
          </table:table-cell>
          <table:table-cell office:value-type="time" office:time-value="PT08H43M00S">
            <text:p>08:43:00</text:p>
          </table:table-cell>
          <table:table-cell table:style-name="ce1" office:value-type="string">
            <text:p>9:16 (2)</text:p>
          </table:table-cell>
          <table:table-cell table:number-columns-repeated="2"/>
          <table:table-cell office:value-type="time" office:time-value="PT09H05M00S">
            <text:p>09:05:00</text:p>
          </table:table-cell>
          <table:table-cell office:value-type="time" office:time-value="PT09H35M00S">
            <text:p>09:35:00</text:p>
          </table:table-cell>
          <table:table-cell office:value-type="time" office:time-value="PT09H45M00S">
            <text:p>09:45:00</text:p>
          </table:table-cell>
          <table:table-cell office:value-type="string">
            <text:p>Entra a Bº Mosconi</text:p>
          </table:table-cell>
          <table:table-cell office:value-type="time" office:time-value="PT09H56M00S">
            <text:p>09:56:00</text:p>
          </table:table-cell>
          <table:table-cell office:value-type="string">
            <text:p> </text:p>
          </table:table-cell>
          <table:table-cell office:value-type="time" office:time-value="PT10H10M00S">
            <text:p>10:10:00</text:p>
          </table:table-cell>
          <table:table-cell office:value-type="time" office:time-value="PT10H17M00S">
            <text:p>10:17:00</text:p>
          </table:table-cell>
          <table:table-cell office:value-type="time" office:time-value="PT10H50M00S">
            <text:p>10:50:00</text:p>
          </table:table-cell>
          <table:table-cell table:number-columns-repeated="2"/>
          <table:table-cell table:style-name="ce2" office:value-type="time" office:time-value="PT11H36M00S">
            <text:p>11:36:00</text:p>
          </table:table-cell>
          <table:table-cell table:style-name="ce2" office:value-type="time" office:time-value="PT12H06M00S">
            <text:p>12:06:00</text:p>
          </table:table-cell>
          <table:table-cell table:style-name="ce2" office:value-type="time" office:time-value="PT12H16M00S">
            <text:p>12:16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12H27M00S">
            <text:p>12:27:00</text:p>
          </table:table-cell>
          <table:table-cell table:style-name="ce1" office:value-type="string">
            <text:p> </text:p>
          </table:table-cell>
          <table:table-cell table:style-name="ce2" office:value-type="time" office:time-value="PT12H41M00S">
            <text:p>12:41:00</text:p>
          </table:table-cell>
          <table:table-cell table:style-name="ce2" office:value-type="time" office:time-value="PT12H48M00S">
            <text:p>12:48:00</text:p>
          </table:table-cell>
          <table:table-cell table:style-name="ce2" office:value-type="time" office:time-value="PT13H21M00S">
            <text:p>13:21:00</text:p>
          </table:table-cell>
        </table:table-row>
        <table:table-row table:style-name="ro4">
          <table:table-cell office:value-type="time" office:time-value="PT07H35M00S">
            <text:p>07:35:00</text:p>
          </table:table-cell>
          <table:table-cell office:value-type="time" office:time-value="PT08H06M00S">
            <text:p>08:06:00</text:p>
          </table:table-cell>
          <table:table-cell office:value-type="time" office:time-value="PT08H16M00S">
            <text:p>08:16:00</text:p>
          </table:table-cell>
          <table:table-cell office:value-type="string">
            <text:p> </text:p>
          </table:table-cell>
          <table:table-cell office:value-type="time" office:time-value="PT08H29M00S">
            <text:p>08:29:00</text:p>
          </table:table-cell>
          <table:table-cell office:value-type="string">
            <text:p> </text:p>
          </table:table-cell>
          <table:table-cell office:value-type="time" office:time-value="PT08H45M00S">
            <text:p>08:45:00</text:p>
          </table:table-cell>
          <table:table-cell office:value-type="time" office:time-value="PT08H52M00S">
            <text:p>08:52:00</text:p>
          </table:table-cell>
          <table:table-cell office:value-type="time" office:time-value="PT09H26M00S">
            <text:p>09:26:00</text:p>
          </table:table-cell>
          <table:table-cell table:number-columns-repeated="2"/>
          <table:table-cell office:value-type="time" office:time-value="PT09H20M00S">
            <text:p>09:20:00</text:p>
          </table:table-cell>
          <table:table-cell office:value-type="time" office:time-value="PT09H50M00S">
            <text:p>09:50:00</text:p>
          </table:table-cell>
          <table:table-cell office:value-type="time" office:time-value="PT10H00M00S">
            <text:p>10:00:00</text:p>
          </table:table-cell>
          <table:table-cell office:value-type="string">
            <text:p>Por Av. Estrada</text:p>
          </table:table-cell>
          <table:table-cell office:value-type="time" office:time-value="PT10H11M00S">
            <text:p>10:11:00</text:p>
          </table:table-cell>
          <table:table-cell office:value-type="string">
            <text:p> </text:p>
          </table:table-cell>
          <table:table-cell office:value-type="time" office:time-value="PT10H25M00S">
            <text:p>10:25:00</text:p>
          </table:table-cell>
          <table:table-cell office:value-type="time" office:time-value="PT10H32M00S">
            <text:p>10:32:00</text:p>
          </table:table-cell>
          <table:table-cell office:value-type="time" office:time-value="PT11H05M00S">
            <text:p>11:05:00</text:p>
          </table:table-cell>
          <table:table-cell table:number-columns-repeated="2"/>
          <table:table-cell table:style-name="ce1" office:value-type="string">
            <text:p>12:00 (1)</text:p>
          </table:table-cell>
          <table:table-cell table:style-name="ce2" office:value-type="time" office:time-value="PT12H30M00S">
            <text:p>12:30:00</text:p>
          </table:table-cell>
          <table:table-cell table:style-name="ce2" office:value-type="time" office:time-value="PT12H40M00S">
            <text:p>12:40:00</text:p>
          </table:table-cell>
          <table:table-cell table:style-name="ce1" office:value-type="string">
            <text:p> </text:p>
          </table:table-cell>
          <table:table-cell table:style-name="ce2" office:value-type="time" office:time-value="PT12H51M00S">
            <text:p>12:51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13H05M00S">
            <text:p>13:05:00</text:p>
          </table:table-cell>
          <table:table-cell table:style-name="ce2" office:value-type="time" office:time-value="PT13H12M00S">
            <text:p>13:12:00</text:p>
          </table:table-cell>
          <table:table-cell table:style-name="ce2" office:value-type="time" office:time-value="PT13H45M00S">
            <text:p>13:45:00</text:p>
          </table:table-cell>
        </table:table-row>
        <table:table-row table:style-name="ro4">
          <table:table-cell office:value-type="time" office:time-value="PT07H44M00S">
            <text:p>07:44:00</text:p>
          </table:table-cell>
          <table:table-cell office:value-type="time" office:time-value="PT08H15M00S">
            <text:p>08:15:00</text:p>
          </table:table-cell>
          <table:table-cell office:value-type="time" office:time-value="PT08H25M00S">
            <text:p>08:25:00</text:p>
          </table:table-cell>
          <table:table-cell office:value-type="string">
            <text:p> </text:p>
          </table:table-cell>
          <table:table-cell office:value-type="time" office:time-value="PT08H38M00S">
            <text:p>08:38:00</text:p>
          </table:table-cell>
          <table:table-cell office:value-type="string">
            <text:p> </text:p>
          </table:table-cell>
          <table:table-cell office:value-type="time" office:time-value="PT08H54M00S">
            <text:p>08:54:00</text:p>
          </table:table-cell>
          <table:table-cell office:value-type="time" office:time-value="PT09H01M00S">
            <text:p>09:01:00</text:p>
          </table:table-cell>
          <table:table-cell office:value-type="time" office:time-value="PT09H35M00S">
            <text:p>09:35:00</text:p>
          </table:table-cell>
          <table:table-cell table:number-columns-repeated="2"/>
          <table:table-cell office:value-type="time" office:time-value="PT09H35M00S">
            <text:p>09:35:00</text:p>
          </table:table-cell>
          <table:table-cell office:value-type="time" office:time-value="PT10H05M00S">
            <text:p>10:05:00</text:p>
          </table:table-cell>
          <table:table-cell office:value-type="time" office:time-value="PT10H15M00S">
            <text:p>10:15:00</text:p>
          </table:table-cell>
          <table:table-cell office:value-type="string">
            <text:p> </text:p>
          </table:table-cell>
          <table:table-cell office:value-type="time" office:time-value="PT10H26M00S">
            <text:p>10:26:00</text:p>
          </table:table-cell>
          <table:table-cell office:value-type="string">
            <text:p>Entra a Bº Mosconi</text:p>
          </table:table-cell>
          <table:table-cell office:value-type="time" office:time-value="PT10H40M00S">
            <text:p>10:40:00</text:p>
          </table:table-cell>
          <table:table-cell office:value-type="time" office:time-value="PT10H47M00S">
            <text:p>10:47:00</text:p>
          </table:table-cell>
          <table:table-cell table:style-name="ce1" office:value-type="string">
            <text:p>11:20 (2)</text:p>
          </table:table-cell>
          <table:table-cell table:number-columns-repeated="2"/>
          <table:table-cell table:style-name="ce2" office:value-type="time" office:time-value="PT12H30M00S">
            <text:p>12:30:00</text:p>
          </table:table-cell>
          <table:table-cell table:style-name="ce2" office:value-type="time" office:time-value="PT13H00M00S">
            <text:p>13:00:00</text:p>
          </table:table-cell>
          <table:table-cell table:style-name="ce2" office:value-type="time" office:time-value="PT13H10M00S">
            <text:p>13:10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13H21M00S">
            <text:p>13:21:00</text:p>
          </table:table-cell>
          <table:table-cell table:style-name="ce1" office:value-type="string">
            <text:p>Por Av. Estrada</text:p>
          </table:table-cell>
          <table:table-cell table:style-name="ce2" office:value-type="time" office:time-value="PT13H35M00S">
            <text:p>13:35:00</text:p>
          </table:table-cell>
          <table:table-cell table:style-name="ce2" office:value-type="time" office:time-value="PT13H42M00S">
            <text:p>13:42:00</text:p>
          </table:table-cell>
          <table:table-cell table:style-name="ce1" office:value-type="string">
            <text:p>14:15 (2)</text:p>
          </table:table-cell>
        </table:table-row>
        <table:table-row table:style-name="ro4">
          <table:table-cell office:value-type="time" office:time-value="PT07H54M00S">
            <text:p>07:54:00</text:p>
          </table:table-cell>
          <table:table-cell office:value-type="time" office:time-value="PT08H25M00S">
            <text:p>08:25:00</text:p>
          </table:table-cell>
          <table:table-cell office:value-type="time" office:time-value="PT08H35M00S">
            <text:p>08:35:00</text:p>
          </table:table-cell>
          <table:table-cell office:value-type="string">
            <text:p>Entra a Bº Mosconi</text:p>
          </table:table-cell>
          <table:table-cell office:value-type="time" office:time-value="PT08H48M00S">
            <text:p>08:48:00</text:p>
          </table:table-cell>
          <table:table-cell office:value-type="string">
            <text:p> </text:p>
          </table:table-cell>
          <table:table-cell office:value-type="time" office:time-value="PT09H04M00S">
            <text:p>09:04:00</text:p>
          </table:table-cell>
          <table:table-cell office:value-type="time" office:time-value="PT09H11M00S">
            <text:p>09:11:00</text:p>
          </table:table-cell>
          <table:table-cell office:value-type="time" office:time-value="PT09H45M00S">
            <text:p>09:45:00</text:p>
          </table:table-cell>
          <table:table-cell table:number-columns-repeated="2"/>
          <table:table-cell table:style-name="ce1" office:value-type="string">
            <text:p>9:50 (1)</text:p>
          </table:table-cell>
          <table:table-cell office:value-type="time" office:time-value="PT10H20M00S">
            <text:p>10:20:00</text:p>
          </table:table-cell>
          <table:table-cell office:value-type="time" office:time-value="PT10H30M00S">
            <text:p>10:30:00</text:p>
          </table:table-cell>
          <table:table-cell office:value-type="string">
            <text:p>Entra a Bº Mosconi</text:p>
          </table:table-cell>
          <table:table-cell office:value-type="time" office:time-value="PT10H41M00S">
            <text:p>10:41:00</text:p>
          </table:table-cell>
          <table:table-cell office:value-type="string">
            <text:p>Por Av. Estrada</text:p>
          </table:table-cell>
          <table:table-cell office:value-type="time" office:time-value="PT10H55M00S">
            <text:p>10:55:00</text:p>
          </table:table-cell>
          <table:table-cell office:value-type="time" office:time-value="PT11H02M00S">
            <text:p>11:02:00</text:p>
          </table:table-cell>
          <table:table-cell office:value-type="time" office:time-value="PT11H35M00S">
            <text:p>11:35:00</text:p>
          </table:table-cell>
          <table:table-cell table:number-columns-repeated="2"/>
          <table:table-cell table:style-name="ce2" office:value-type="time" office:time-value="PT13H00M00S">
            <text:p>13:00:00</text:p>
          </table:table-cell>
          <table:table-cell table:style-name="ce2" office:value-type="time" office:time-value="PT13H30M00S">
            <text:p>13:30:00</text:p>
          </table:table-cell>
          <table:table-cell table:style-name="ce2" office:value-type="time" office:time-value="PT13H40M00S">
            <text:p>13:40:00</text:p>
          </table:table-cell>
          <table:table-cell table:style-name="ce1" office:value-type="string">
            <text:p>Por Av. Estrada</text:p>
          </table:table-cell>
          <table:table-cell table:style-name="ce2" office:value-type="time" office:time-value="PT13H51M00S">
            <text:p>13:51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14H05M00S">
            <text:p>14:05:00</text:p>
          </table:table-cell>
          <table:table-cell table:style-name="ce2" office:value-type="time" office:time-value="PT14H12M00S">
            <text:p>14:12:00</text:p>
          </table:table-cell>
          <table:table-cell table:style-name="ce2" office:value-type="time" office:time-value="PT14H45M00S">
            <text:p>14:45:00</text:p>
          </table:table-cell>
        </table:table-row>
        <table:table-row table:style-name="ro4">
          <table:table-cell table:style-name="ce1" office:value-type="string">
            <text:p>8:05 (1)</text:p>
          </table:table-cell>
          <table:table-cell office:value-type="time" office:time-value="PT08H36M00S">
            <text:p>08:36:00</text:p>
          </table:table-cell>
          <table:table-cell office:value-type="time" office:time-value="PT08H46M00S">
            <text:p>08:46:00</text:p>
          </table:table-cell>
          <table:table-cell office:value-type="string">
            <text:p> </text:p>
          </table:table-cell>
          <table:table-cell office:value-type="time" office:time-value="PT08H59M00S">
            <text:p>08:59:00</text:p>
          </table:table-cell>
          <table:table-cell office:value-type="string">
            <text:p>Entra a Bº Mosconi</text:p>
          </table:table-cell>
          <table:table-cell office:value-type="time" office:time-value="PT09H15M00S">
            <text:p>09:15:00</text:p>
          </table:table-cell>
          <table:table-cell office:value-type="time" office:time-value="PT09H22M00S">
            <text:p>09:22:00</text:p>
          </table:table-cell>
          <table:table-cell office:value-type="time" office:time-value="PT09H56M00S">
            <text:p>09:56:00</text:p>
          </table:table-cell>
          <table:table-cell table:number-columns-repeated="2"/>
          <table:table-cell office:value-type="time" office:time-value="PT10H05M00S">
            <text:p>10:05:00</text:p>
          </table:table-cell>
          <table:table-cell office:value-type="time" office:time-value="PT10H35M00S">
            <text:p>10:35:00</text:p>
          </table:table-cell>
          <table:table-cell office:value-type="time" office:time-value="PT10H45M00S">
            <text:p>10:45:00</text:p>
          </table:table-cell>
          <table:table-cell office:value-type="string">
            <text:p> </text:p>
          </table:table-cell>
          <table:table-cell office:value-type="time" office:time-value="PT10H56M00S">
            <text:p>10:56:00</text:p>
          </table:table-cell>
          <table:table-cell office:value-type="string">
            <text:p> </text:p>
          </table:table-cell>
          <table:table-cell office:value-type="time" office:time-value="PT11H10M00S">
            <text:p>11:10:00</text:p>
          </table:table-cell>
          <table:table-cell office:value-type="time" office:time-value="PT11H17M00S">
            <text:p>11:17:00</text:p>
          </table:table-cell>
          <table:table-cell office:value-type="time" office:time-value="PT11H50M00S">
            <text:p>11:50:00</text:p>
          </table:table-cell>
          <table:table-cell table:number-columns-repeated="2"/>
          <table:table-cell table:style-name="ce2" office:value-type="time" office:time-value="PT13H30M00S">
            <text:p>13:30:00</text:p>
          </table:table-cell>
          <table:table-cell table:style-name="ce2" office:value-type="time" office:time-value="PT14H00M00S">
            <text:p>14:00:00</text:p>
          </table:table-cell>
          <table:table-cell table:style-name="ce2" office:value-type="time" office:time-value="PT14H10M00S">
            <text:p>14:10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14H21M00S">
            <text:p>14:21:00</text:p>
          </table:table-cell>
          <table:table-cell table:style-name="ce1" office:value-type="string">
            <text:p> </text:p>
          </table:table-cell>
          <table:table-cell table:style-name="ce2" office:value-type="time" office:time-value="PT14H35M00S">
            <text:p>14:35:00</text:p>
          </table:table-cell>
          <table:table-cell table:style-name="ce2" office:value-type="time" office:time-value="PT14H42M00S">
            <text:p>14:42:00</text:p>
          </table:table-cell>
          <table:table-cell table:style-name="ce2" office:value-type="time" office:time-value="PT15H15M00S">
            <text:p>15:15:00</text:p>
          </table:table-cell>
        </table:table-row>
        <table:table-row table:style-name="ro4">
          <table:table-cell office:value-type="time" office:time-value="PT08H16M00S">
            <text:p>08:16:00</text:p>
          </table:table-cell>
          <table:table-cell office:value-type="time" office:time-value="PT08H47M00S">
            <text:p>08:47:00</text:p>
          </table:table-cell>
          <table:table-cell office:value-type="time" office:time-value="PT08H57M00S">
            <text:p>08:57:00</text:p>
          </table:table-cell>
          <table:table-cell office:value-type="string">
            <text:p> </text:p>
          </table:table-cell>
          <table:table-cell office:value-type="time" office:time-value="PT09H10M00S">
            <text:p>09:10:00</text:p>
          </table:table-cell>
          <table:table-cell office:value-type="string">
            <text:p>Por Av. Estrada</text:p>
          </table:table-cell>
          <table:table-cell office:value-type="time" office:time-value="PT09H26M00S">
            <text:p>09:26:00</text:p>
          </table:table-cell>
          <table:table-cell office:value-type="time" office:time-value="PT09H33M00S">
            <text:p>09:33:00</text:p>
          </table:table-cell>
          <table:table-cell table:style-name="ce1" office:value-type="string">
            <text:p>10:07 (2)</text:p>
          </table:table-cell>
          <table:table-cell table:number-columns-repeated="2"/>
          <table:table-cell office:value-type="time" office:time-value="PT10H20M00S">
            <text:p>10:20:00</text:p>
          </table:table-cell>
          <table:table-cell office:value-type="time" office:time-value="PT10H50M00S">
            <text:p>10:50:00</text:p>
          </table:table-cell>
          <table:table-cell office:value-type="time" office:time-value="PT11H00M00S">
            <text:p>11:00:00</text:p>
          </table:table-cell>
          <table:table-cell office:value-type="string">
            <text:p>Por Av. Estrada</text:p>
          </table:table-cell>
          <table:table-cell office:value-type="time" office:time-value="PT11H11M00S">
            <text:p>11:11:00</text:p>
          </table:table-cell>
          <table:table-cell office:value-type="string">
            <text:p> </text:p>
          </table:table-cell>
          <table:table-cell office:value-type="time" office:time-value="PT11H25M00S">
            <text:p>11:25:00</text:p>
          </table:table-cell>
          <table:table-cell office:value-type="time" office:time-value="PT11H32M00S">
            <text:p>11:32:00</text:p>
          </table:table-cell>
          <table:table-cell office:value-type="time" office:time-value="PT12H05M00S">
            <text:p>12:05:00</text:p>
          </table:table-cell>
          <table:table-cell table:number-columns-repeated="2"/>
          <table:table-cell table:style-name="ce1" office:value-type="string">
            <text:p>14:00 (1)</text:p>
          </table:table-cell>
          <table:table-cell table:style-name="ce2" office:value-type="time" office:time-value="PT14H30M00S">
            <text:p>14:30:00</text:p>
          </table:table-cell>
          <table:table-cell table:style-name="ce2" office:value-type="time" office:time-value="PT14H40M00S">
            <text:p>14:40:00</text:p>
          </table:table-cell>
          <table:table-cell table:style-name="ce1" office:value-type="string">
            <text:p> </text:p>
          </table:table-cell>
          <table:table-cell table:style-name="ce2" office:value-type="time" office:time-value="PT14H51M00S">
            <text:p>14:51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15H05M00S">
            <text:p>15:05:00</text:p>
          </table:table-cell>
          <table:table-cell table:style-name="ce2" office:value-type="time" office:time-value="PT15H12M00S">
            <text:p>15:12:00</text:p>
          </table:table-cell>
          <table:table-cell table:style-name="ce1" office:value-type="string">
            <text:p>15:45 (2)</text:p>
          </table:table-cell>
        </table:table-row>
        <table:table-row table:style-name="ro4">
          <table:table-cell office:value-type="time" office:time-value="PT08H27M00S">
            <text:p>08:27:00</text:p>
          </table:table-cell>
          <table:table-cell office:value-type="time" office:time-value="PT08H58M00S">
            <text:p>08:58:00</text:p>
          </table:table-cell>
          <table:table-cell office:value-type="time" office:time-value="PT09H08M00S">
            <text:p>09:08:00</text:p>
          </table:table-cell>
          <table:table-cell office:value-type="string">
            <text:p>Por Av. Estrada</text:p>
          </table:table-cell>
          <table:table-cell office:value-type="time" office:time-value="PT09H21M00S">
            <text:p>09:21:00</text:p>
          </table:table-cell>
          <table:table-cell office:value-type="string">
            <text:p> </text:p>
          </table:table-cell>
          <table:table-cell office:value-type="time" office:time-value="PT09H37M00S">
            <text:p>09:37:00</text:p>
          </table:table-cell>
          <table:table-cell office:value-type="time" office:time-value="PT09H44M00S">
            <text:p>09:44:00</text:p>
          </table:table-cell>
          <table:table-cell office:value-type="time" office:time-value="PT10H18M00S">
            <text:p>10:18:00</text:p>
          </table:table-cell>
          <table:table-cell table:number-columns-repeated="2"/>
          <table:table-cell office:value-type="time" office:time-value="PT10H35M00S">
            <text:p>10:35:00</text:p>
          </table:table-cell>
          <table:table-cell office:value-type="time" office:time-value="PT11H05M00S">
            <text:p>11:05:00</text:p>
          </table:table-cell>
          <table:table-cell office:value-type="time" office:time-value="PT11H15M00S">
            <text:p>11:15:00</text:p>
          </table:table-cell>
          <table:table-cell office:value-type="string">
            <text:p> </text:p>
          </table:table-cell>
          <table:table-cell office:value-type="time" office:time-value="PT11H26M00S">
            <text:p>11:26:00</text:p>
          </table:table-cell>
          <table:table-cell office:value-type="string">
            <text:p>Entra a Bº Mosconi</text:p>
          </table:table-cell>
          <table:table-cell office:value-type="time" office:time-value="PT11H40M00S">
            <text:p>11:40:00</text:p>
          </table:table-cell>
          <table:table-cell office:value-type="time" office:time-value="PT11H47M00S">
            <text:p>11:47:00</text:p>
          </table:table-cell>
          <table:table-cell office:value-type="time" office:time-value="PT12H20M00S">
            <text:p>12:20:00</text:p>
          </table:table-cell>
          <table:table-cell table:number-columns-repeated="2"/>
          <table:table-cell table:style-name="ce2" office:value-type="time" office:time-value="PT14H30M00S">
            <text:p>14:30:00</text:p>
          </table:table-cell>
          <table:table-cell table:style-name="ce2" office:value-type="time" office:time-value="PT15H00M00S">
            <text:p>15:00:00</text:p>
          </table:table-cell>
          <table:table-cell table:style-name="ce2" office:value-type="time" office:time-value="PT15H10M00S">
            <text:p>15:10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15H21M00S">
            <text:p>15:21:00</text:p>
          </table:table-cell>
          <table:table-cell table:style-name="ce1" office:value-type="string">
            <text:p>Por Av. Estrada</text:p>
          </table:table-cell>
          <table:table-cell table:style-name="ce2" office:value-type="time" office:time-value="PT15H35M00S">
            <text:p>15:35:00</text:p>
          </table:table-cell>
          <table:table-cell table:style-name="ce2" office:value-type="time" office:time-value="PT15H42M00S">
            <text:p>15:42:00</text:p>
          </table:table-cell>
          <table:table-cell table:style-name="ce2" office:value-type="time" office:time-value="PT16H15M00S">
            <text:p>16:15:00</text:p>
          </table:table-cell>
        </table:table-row>
        <table:table-row table:style-name="ro4">
          <table:table-cell office:value-type="time" office:time-value="PT08H38M00S">
            <text:p>08:38:00</text:p>
          </table:table-cell>
          <table:table-cell office:value-type="time" office:time-value="PT09H09M00S">
            <text:p>09:09:00</text:p>
          </table:table-cell>
          <table:table-cell office:value-type="time" office:time-value="PT09H19M00S">
            <text:p>09:19:00</text:p>
          </table:table-cell>
          <table:table-cell office:value-type="string">
            <text:p>Entra a Bº Mosconi</text:p>
          </table:table-cell>
          <table:table-cell office:value-type="time" office:time-value="PT09H32M00S">
            <text:p>09:32:00</text:p>
          </table:table-cell>
          <table:table-cell office:value-type="string">
            <text:p> </text:p>
          </table:table-cell>
          <table:table-cell office:value-type="time" office:time-value="PT09H48M00S">
            <text:p>09:48:00</text:p>
          </table:table-cell>
          <table:table-cell office:value-type="time" office:time-value="PT09H55M00S">
            <text:p>09:55:00</text:p>
          </table:table-cell>
          <table:table-cell office:value-type="time" office:time-value="PT10H29M00S">
            <text:p>10:29:00</text:p>
          </table:table-cell>
          <table:table-cell table:number-columns-repeated="2"/>
          <table:table-cell office:value-type="time" office:time-value="PT10H50M00S">
            <text:p>10:50:00</text:p>
          </table:table-cell>
          <table:table-cell office:value-type="time" office:time-value="PT11H20M00S">
            <text:p>11:20:00</text:p>
          </table:table-cell>
          <table:table-cell office:value-type="time" office:time-value="PT11H30M00S">
            <text:p>11:30:00</text:p>
          </table:table-cell>
          <table:table-cell office:value-type="string">
            <text:p>Entra a Bº Mosconi</text:p>
          </table:table-cell>
          <table:table-cell office:value-type="time" office:time-value="PT11H41M00S">
            <text:p>11:41:00</text:p>
          </table:table-cell>
          <table:table-cell office:value-type="string">
            <text:p>Por Av. Estrada</text:p>
          </table:table-cell>
          <table:table-cell office:value-type="time" office:time-value="PT11H55M00S">
            <text:p>11:55:00</text:p>
          </table:table-cell>
          <table:table-cell office:value-type="time" office:time-value="PT12H02M00S">
            <text:p>12:02:00</text:p>
          </table:table-cell>
          <table:table-cell table:style-name="ce1" office:value-type="string">
            <text:p>12:35 (2)</text:p>
          </table:table-cell>
          <table:table-cell table:number-columns-repeated="2"/>
          <table:table-cell table:style-name="ce2" office:value-type="time" office:time-value="PT15H00M00S">
            <text:p>15:00:00</text:p>
          </table:table-cell>
          <table:table-cell table:style-name="ce2" office:value-type="time" office:time-value="PT15H30M00S">
            <text:p>15:30:00</text:p>
          </table:table-cell>
          <table:table-cell table:style-name="ce2" office:value-type="time" office:time-value="PT15H40M00S">
            <text:p>15:40:00</text:p>
          </table:table-cell>
          <table:table-cell table:style-name="ce1" office:value-type="string">
            <text:p>Por Av. Estrada</text:p>
          </table:table-cell>
          <table:table-cell table:style-name="ce2" office:value-type="time" office:time-value="PT15H51M00S">
            <text:p>15:51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16H05M00S">
            <text:p>16:05:00</text:p>
          </table:table-cell>
          <table:table-cell table:style-name="ce2" office:value-type="time" office:time-value="PT16H12M00S">
            <text:p>16:12:00</text:p>
          </table:table-cell>
          <table:table-cell table:style-name="ce1" office:value-type="string">
            <text:p>16:45 (2)</text:p>
          </table:table-cell>
        </table:table-row>
        <table:table-row table:style-name="ro4">
          <table:table-cell table:style-name="ce1" office:value-type="string">
            <text:p>8:49 (1)</text:p>
          </table:table-cell>
          <table:table-cell office:value-type="time" office:time-value="PT09H20M00S">
            <text:p>09:20:00</text:p>
          </table:table-cell>
          <table:table-cell office:value-type="time" office:time-value="PT09H30M00S">
            <text:p>09:30:00</text:p>
          </table:table-cell>
          <table:table-cell office:value-type="string">
            <text:p> </text:p>
          </table:table-cell>
          <table:table-cell office:value-type="time" office:time-value="PT09H43M00S">
            <text:p>09:43:00</text:p>
          </table:table-cell>
          <table:table-cell office:value-type="string">
            <text:p>Entra a Bº Mosconi</text:p>
          </table:table-cell>
          <table:table-cell office:value-type="time" office:time-value="PT09H59M00S">
            <text:p>09:59:00</text:p>
          </table:table-cell>
          <table:table-cell office:value-type="time" office:time-value="PT10H06M00S">
            <text:p>10:06:00</text:p>
          </table:table-cell>
          <table:table-cell office:value-type="time" office:time-value="PT10H40M00S">
            <text:p>10:40:00</text:p>
          </table:table-cell>
          <table:table-cell table:number-columns-repeated="2"/>
          <table:table-cell office:value-type="time" office:time-value="PT11H05M00S">
            <text:p>11:05:00</text:p>
          </table:table-cell>
          <table:table-cell office:value-type="time" office:time-value="PT11H35M00S">
            <text:p>11:35:00</text:p>
          </table:table-cell>
          <table:table-cell office:value-type="time" office:time-value="PT11H45M00S">
            <text:p>11:45:00</text:p>
          </table:table-cell>
          <table:table-cell office:value-type="string">
            <text:p> </text:p>
          </table:table-cell>
          <table:table-cell office:value-type="time" office:time-value="PT11H56M00S">
            <text:p>11:56:00</text:p>
          </table:table-cell>
          <table:table-cell office:value-type="string">
            <text:p> </text:p>
          </table:table-cell>
          <table:table-cell office:value-type="time" office:time-value="PT12H10M00S">
            <text:p>12:10:00</text:p>
          </table:table-cell>
          <table:table-cell office:value-type="time" office:time-value="PT12H17M00S">
            <text:p>12:17:00</text:p>
          </table:table-cell>
          <table:table-cell office:value-type="time" office:time-value="PT12H50M00S">
            <text:p>12:50:00</text:p>
          </table:table-cell>
          <table:table-cell table:number-columns-repeated="2"/>
          <table:table-cell table:style-name="ce2" office:value-type="time" office:time-value="PT15H30M00S">
            <text:p>15:30:00</text:p>
          </table:table-cell>
          <table:table-cell table:style-name="ce2" office:value-type="time" office:time-value="PT16H00M00S">
            <text:p>16:00:00</text:p>
          </table:table-cell>
          <table:table-cell table:style-name="ce2" office:value-type="time" office:time-value="PT16H10M00S">
            <text:p>16:10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16H21M00S">
            <text:p>16:21:00</text:p>
          </table:table-cell>
          <table:table-cell table:style-name="ce1" office:value-type="string">
            <text:p> </text:p>
          </table:table-cell>
          <table:table-cell table:style-name="ce2" office:value-type="time" office:time-value="PT16H35M00S">
            <text:p>16:35:00</text:p>
          </table:table-cell>
          <table:table-cell table:style-name="ce2" office:value-type="time" office:time-value="PT16H42M00S">
            <text:p>16:42:00</text:p>
          </table:table-cell>
          <table:table-cell table:style-name="ce2" office:value-type="time" office:time-value="PT17H15M00S">
            <text:p>17:15:00</text:p>
          </table:table-cell>
        </table:table-row>
        <table:table-row table:style-name="ro4">
          <table:table-cell office:value-type="time" office:time-value="PT09H00M00S">
            <text:p>09:00:00</text:p>
          </table:table-cell>
          <table:table-cell office:value-type="time" office:time-value="PT09H31M00S">
            <text:p>09:31:00</text:p>
          </table:table-cell>
          <table:table-cell office:value-type="time" office:time-value="PT09H41M00S">
            <text:p>09:41:00</text:p>
          </table:table-cell>
          <table:table-cell office:value-type="string">
            <text:p> </text:p>
          </table:table-cell>
          <table:table-cell office:value-type="time" office:time-value="PT09H54M00S">
            <text:p>09:54:00</text:p>
          </table:table-cell>
          <table:table-cell office:value-type="string">
            <text:p> </text:p>
          </table:table-cell>
          <table:table-cell office:value-type="time" office:time-value="PT10H10M00S">
            <text:p>10:10:00</text:p>
          </table:table-cell>
          <table:table-cell office:value-type="time" office:time-value="PT10H17M00S">
            <text:p>10:17:00</text:p>
          </table:table-cell>
          <table:table-cell table:style-name="ce1" office:value-type="string">
            <text:p>10:51 (2)</text:p>
          </table:table-cell>
          <table:table-cell table:number-columns-repeated="2"/>
          <table:table-cell office:value-type="time" office:time-value="PT11H20M00S">
            <text:p>11:20:00</text:p>
          </table:table-cell>
          <table:table-cell office:value-type="time" office:time-value="PT11H50M00S">
            <text:p>11:50:00</text:p>
          </table:table-cell>
          <table:table-cell office:value-type="time" office:time-value="PT12H00M00S">
            <text:p>12:00:00</text:p>
          </table:table-cell>
          <table:table-cell office:value-type="string">
            <text:p>Por Av. Estrada</text:p>
          </table:table-cell>
          <table:table-cell office:value-type="time" office:time-value="PT12H11M00S">
            <text:p>12:11:00</text:p>
          </table:table-cell>
          <table:table-cell office:value-type="string">
            <text:p> </text:p>
          </table:table-cell>
          <table:table-cell office:value-type="time" office:time-value="PT12H25M00S">
            <text:p>12:25:00</text:p>
          </table:table-cell>
          <table:table-cell office:value-type="time" office:time-value="PT12H32M00S">
            <text:p>12:32:00</text:p>
          </table:table-cell>
          <table:table-cell office:value-type="time" office:time-value="PT13H05M00S">
            <text:p>13:05:00</text:p>
          </table:table-cell>
          <table:table-cell table:number-columns-repeated="2"/>
          <table:table-cell table:style-name="ce1" office:value-type="string">
            <text:p>16:00 (1)</text:p>
          </table:table-cell>
          <table:table-cell table:style-name="ce2" office:value-type="time" office:time-value="PT16H30M00S">
            <text:p>16:30:00</text:p>
          </table:table-cell>
          <table:table-cell table:style-name="ce2" office:value-type="time" office:time-value="PT16H40M00S">
            <text:p>16:40:00</text:p>
          </table:table-cell>
          <table:table-cell table:style-name="ce1" office:value-type="string">
            <text:p> </text:p>
          </table:table-cell>
          <table:table-cell table:style-name="ce2" office:value-type="time" office:time-value="PT16H51M00S">
            <text:p>16:51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17H05M00S">
            <text:p>17:05:00</text:p>
          </table:table-cell>
          <table:table-cell table:style-name="ce2" office:value-type="time" office:time-value="PT17H12M00S">
            <text:p>17:12:00</text:p>
          </table:table-cell>
          <table:table-cell table:style-name="ce2" office:value-type="time" office:time-value="PT17H45M00S">
            <text:p>17:45:00</text:p>
          </table:table-cell>
        </table:table-row>
        <table:table-row table:style-name="ro4">
          <table:table-cell office:value-type="time" office:time-value="PT09H11M00S">
            <text:p>09:11:00</text:p>
          </table:table-cell>
          <table:table-cell office:value-type="time" office:time-value="PT09H42M00S">
            <text:p>09:42:00</text:p>
          </table:table-cell>
          <table:table-cell office:value-type="time" office:time-value="PT09H52M00S">
            <text:p>09:52:00</text:p>
          </table:table-cell>
          <table:table-cell office:value-type="string">
            <text:p> </text:p>
          </table:table-cell>
          <table:table-cell office:value-type="time" office:time-value="PT10H05M00S">
            <text:p>10:05:00</text:p>
          </table:table-cell>
          <table:table-cell office:value-type="string">
            <text:p>Por Av. Estrada</text:p>
          </table:table-cell>
          <table:table-cell office:value-type="time" office:time-value="PT10H21M00S">
            <text:p>10:21:00</text:p>
          </table:table-cell>
          <table:table-cell office:value-type="time" office:time-value="PT10H28M00S">
            <text:p>10:28:00</text:p>
          </table:table-cell>
          <table:table-cell office:value-type="time" office:time-value="PT11H02M00S">
            <text:p>11:02:00</text:p>
          </table:table-cell>
          <table:table-cell table:number-columns-repeated="2"/>
          <table:table-cell table:style-name="ce1" office:value-type="string">
            <text:p>11:35 (1)</text:p>
          </table:table-cell>
          <table:table-cell office:value-type="time" office:time-value="PT12H05M00S">
            <text:p>12:05:00</text:p>
          </table:table-cell>
          <table:table-cell office:value-type="time" office:time-value="PT12H15M00S">
            <text:p>12:15:00</text:p>
          </table:table-cell>
          <table:table-cell office:value-type="string">
            <text:p> </text:p>
          </table:table-cell>
          <table:table-cell office:value-type="time" office:time-value="PT12H26M00S">
            <text:p>12:26:00</text:p>
          </table:table-cell>
          <table:table-cell office:value-type="string">
            <text:p>Entra a Bº Mosconi</text:p>
          </table:table-cell>
          <table:table-cell office:value-type="time" office:time-value="PT12H40M00S">
            <text:p>12:40:00</text:p>
          </table:table-cell>
          <table:table-cell office:value-type="time" office:time-value="PT12H47M00S">
            <text:p>12:47:00</text:p>
          </table:table-cell>
          <table:table-cell table:style-name="ce1" office:value-type="string">
            <text:p>13:20 (2)</text:p>
          </table:table-cell>
          <table:table-cell table:number-columns-repeated="2"/>
          <table:table-cell table:style-name="ce2" office:value-type="time" office:time-value="PT16H30M00S">
            <text:p>16:30:00</text:p>
          </table:table-cell>
          <table:table-cell table:style-name="ce2" office:value-type="time" office:time-value="PT17H00M00S">
            <text:p>17:00:00</text:p>
          </table:table-cell>
          <table:table-cell table:style-name="ce2" office:value-type="time" office:time-value="PT17H10M00S">
            <text:p>17:10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17H21M00S">
            <text:p>17:21:00</text:p>
          </table:table-cell>
          <table:table-cell table:style-name="ce1" office:value-type="string">
            <text:p>Por Av. Estrada</text:p>
          </table:table-cell>
          <table:table-cell table:style-name="ce2" office:value-type="time" office:time-value="PT17H35M00S">
            <text:p>17:35:00</text:p>
          </table:table-cell>
          <table:table-cell table:style-name="ce2" office:value-type="time" office:time-value="PT17H42M00S">
            <text:p>17:42:00</text:p>
          </table:table-cell>
          <table:table-cell table:style-name="ce1" office:value-type="string">
            <text:p>18:15 (2)</text:p>
          </table:table-cell>
        </table:table-row>
        <table:table-row table:style-name="ro4">
          <table:table-cell office:value-type="time" office:time-value="PT09H22M00S">
            <text:p>09:22:00</text:p>
          </table:table-cell>
          <table:table-cell office:value-type="time" office:time-value="PT09H53M00S">
            <text:p>09:53:00</text:p>
          </table:table-cell>
          <table:table-cell office:value-type="time" office:time-value="PT10H03M00S">
            <text:p>10:03:00</text:p>
          </table:table-cell>
          <table:table-cell office:value-type="string">
            <text:p>Entra a Bº Mosconi</text:p>
          </table:table-cell>
          <table:table-cell office:value-type="time" office:time-value="PT10H16M00S">
            <text:p>10:16:00</text:p>
          </table:table-cell>
          <table:table-cell office:value-type="string">
            <text:p> </text:p>
          </table:table-cell>
          <table:table-cell office:value-type="time" office:time-value="PT10H32M00S">
            <text:p>10:32:00</text:p>
          </table:table-cell>
          <table:table-cell office:value-type="time" office:time-value="PT10H39M00S">
            <text:p>10:39:00</text:p>
          </table:table-cell>
          <table:table-cell office:value-type="time" office:time-value="PT11H13M00S">
            <text:p>11:13:00</text:p>
          </table:table-cell>
          <table:table-cell table:number-columns-repeated="2"/>
          <table:table-cell office:value-type="time" office:time-value="PT11H50M00S">
            <text:p>11:50:00</text:p>
          </table:table-cell>
          <table:table-cell office:value-type="time" office:time-value="PT12H20M00S">
            <text:p>12:20:00</text:p>
          </table:table-cell>
          <table:table-cell office:value-type="time" office:time-value="PT12H30M00S">
            <text:p>12:30:00</text:p>
          </table:table-cell>
          <table:table-cell office:value-type="string">
            <text:p>Entra a Bº Mosconi</text:p>
          </table:table-cell>
          <table:table-cell office:value-type="time" office:time-value="PT12H45M00S">
            <text:p>12:45:00</text:p>
          </table:table-cell>
          <table:table-cell office:value-type="string">
            <text:p>Por Av. Estrada</text:p>
          </table:table-cell>
          <table:table-cell office:value-type="time" office:time-value="PT13H00M00S">
            <text:p>13:00:00</text:p>
          </table:table-cell>
          <table:table-cell office:value-type="time" office:time-value="PT13H07M00S">
            <text:p>13:07:00</text:p>
          </table:table-cell>
          <table:table-cell office:value-type="time" office:time-value="PT13H40M00S">
            <text:p>13:40:00</text:p>
          </table:table-cell>
          <table:table-cell table:number-columns-repeated="2"/>
          <table:table-cell table:style-name="ce1" office:value-type="string">
            <text:p>16:54 (1)</text:p>
          </table:table-cell>
          <table:table-cell table:style-name="ce2" office:value-type="time" office:time-value="PT17H24M00S">
            <text:p>17:24:00</text:p>
          </table:table-cell>
          <table:table-cell table:style-name="ce2" office:value-type="time" office:time-value="PT17H34M00S">
            <text:p>17:34:00</text:p>
          </table:table-cell>
          <table:table-cell table:style-name="ce1" office:value-type="string">
            <text:p>Por Av. Estrada</text:p>
          </table:table-cell>
          <table:table-cell table:style-name="ce2" office:value-type="time" office:time-value="PT17H45M00S">
            <text:p>17:45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17H59M00S">
            <text:p>17:59:00</text:p>
          </table:table-cell>
          <table:table-cell table:style-name="ce2" office:value-type="time" office:time-value="PT18H06M00S">
            <text:p>18:06:00</text:p>
          </table:table-cell>
          <table:table-cell table:style-name="ce2" office:value-type="time" office:time-value="PT18H39M00S">
            <text:p>18:39:00</text:p>
          </table:table-cell>
        </table:table-row>
        <table:table-row table:style-name="ro4">
          <table:table-cell table:style-name="ce1" office:value-type="string">
            <text:p>9:32 (1)</text:p>
          </table:table-cell>
          <table:table-cell office:value-type="time" office:time-value="PT10H03M00S">
            <text:p>10:03:00</text:p>
          </table:table-cell>
          <table:table-cell office:value-type="time" office:time-value="PT10H13M00S">
            <text:p>10:13:00</text:p>
          </table:table-cell>
          <table:table-cell office:value-type="string">
            <text:p>Por Av. Estrada</text:p>
          </table:table-cell>
          <table:table-cell office:value-type="time" office:time-value="PT10H26M00S">
            <text:p>10:26:00</text:p>
          </table:table-cell>
          <table:table-cell office:value-type="string">
            <text:p>Entra a Bº Mosconi</text:p>
          </table:table-cell>
          <table:table-cell office:value-type="time" office:time-value="PT10H42M00S">
            <text:p>10:42:00</text:p>
          </table:table-cell>
          <table:table-cell office:value-type="time" office:time-value="PT10H49M00S">
            <text:p>10:49:00</text:p>
          </table:table-cell>
          <table:table-cell office:value-type="time" office:time-value="PT11H23M00S">
            <text:p>11:23:00</text:p>
          </table:table-cell>
          <table:table-cell table:number-columns-repeated="2"/>
          <table:table-cell office:value-type="time" office:time-value="PT12H05M00S">
            <text:p>12:05:00</text:p>
          </table:table-cell>
          <table:table-cell office:value-type="time" office:time-value="PT12H35M00S">
            <text:p>12:35:00</text:p>
          </table:table-cell>
          <table:table-cell office:value-type="time" office:time-value="PT12H45M00S">
            <text:p>12:45:00</text:p>
          </table:table-cell>
          <table:table-cell office:value-type="string">
            <text:p> </text:p>
          </table:table-cell>
          <table:table-cell office:value-type="time" office:time-value="PT12H56M00S">
            <text:p>12:56:00</text:p>
          </table:table-cell>
          <table:table-cell office:value-type="string">
            <text:p> 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number-columns-repeated="2"/>
          <table:table-cell table:style-name="ce2" office:value-type="time" office:time-value="PT17H18M00S">
            <text:p>17:18:00</text:p>
          </table:table-cell>
          <table:table-cell table:style-name="ce2" office:value-type="time" office:time-value="PT17H48M00S">
            <text:p>17:48:00</text:p>
          </table:table-cell>
          <table:table-cell table:style-name="ce2" office:value-type="time" office:time-value="PT17H58M00S">
            <text:p>17:58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18H09M00S">
            <text:p>18:09:00</text:p>
          </table:table-cell>
          <table:table-cell table:style-name="ce1" office:value-type="string">
            <text:p> </text:p>
          </table:table-cell>
          <table:table-cell table:style-name="ce2" office:value-type="time" office:time-value="PT18H23M00S">
            <text:p>18:23:00</text:p>
          </table:table-cell>
          <table:table-cell table:style-name="ce2" office:value-type="time" office:time-value="PT18H30M00S">
            <text:p>18:30:00</text:p>
          </table:table-cell>
          <table:table-cell table:style-name="ce2" office:value-type="time" office:time-value="PT19H03M00S">
            <text:p>19:03:00</text:p>
          </table:table-cell>
        </table:table-row>
        <table:table-row table:style-name="ro4">
          <table:table-cell office:value-type="time" office:time-value="PT09H43M00S">
            <text:p>09:43:00</text:p>
          </table:table-cell>
          <table:table-cell office:value-type="time" office:time-value="PT10H14M00S">
            <text:p>10:14:00</text:p>
          </table:table-cell>
          <table:table-cell office:value-type="time" office:time-value="PT10H24M00S">
            <text:p>10:24:00</text:p>
          </table:table-cell>
          <table:table-cell office:value-type="string">
            <text:p> </text:p>
          </table:table-cell>
          <table:table-cell office:value-type="time" office:time-value="PT10H37M00S">
            <text:p>10:37:00</text:p>
          </table:table-cell>
          <table:table-cell office:value-type="string">
            <text:p> </text:p>
          </table:table-cell>
          <table:table-cell office:value-type="time" office:time-value="PT10H53M00S">
            <text:p>10:53:00</text:p>
          </table:table-cell>
          <table:table-cell office:value-type="time" office:time-value="PT11H00M00S">
            <text:p>11:00:00</text:p>
          </table:table-cell>
          <table:table-cell table:style-name="ce1" office:value-type="string">
            <text:p>11:34 (2)</text:p>
          </table:table-cell>
          <table:table-cell table:number-columns-repeated="2"/>
          <table:table-cell office:value-type="time" office:time-value="PT12H19M00S">
            <text:p>12:19:00</text:p>
          </table:table-cell>
          <table:table-cell office:value-type="time" office:time-value="PT12H48M00S">
            <text:p>12:48:00</text:p>
          </table:table-cell>
          <table:table-cell office:value-type="time" office:time-value="PT12H58M00S">
            <text:p>12:58:00</text:p>
          </table:table-cell>
          <table:table-cell office:value-type="string">
            <text:p> </text:p>
          </table:table-cell>
          <table:table-cell office:value-type="time" office:time-value="PT13H09M00S">
            <text:p>13:09:00</text:p>
          </table:table-cell>
          <table:table-cell office:value-type="string">
            <text:p> </text:p>
          </table:table-cell>
          <table:table-cell office:value-type="time" office:time-value="PT13H22M00S">
            <text:p>13:22:00</text:p>
          </table:table-cell>
          <table:table-cell office:value-type="time" office:time-value="PT13H29M00S">
            <text:p>13:29:00</text:p>
          </table:table-cell>
          <table:table-cell table:style-name="ce1" office:value-type="string">
            <text:p>14:00 (2)</text:p>
          </table:table-cell>
          <table:table-cell table:number-columns-repeated="2"/>
          <table:table-cell table:style-name="ce2" office:value-type="time" office:time-value="PT17H42M00S">
            <text:p>17:42:00</text:p>
          </table:table-cell>
          <table:table-cell table:style-name="ce2" office:value-type="time" office:time-value="PT18H12M00S">
            <text:p>18:12:00</text:p>
          </table:table-cell>
          <table:table-cell table:style-name="ce2" office:value-type="time" office:time-value="PT18H22M00S">
            <text:p>18:22:00</text:p>
          </table:table-cell>
          <table:table-cell table:style-name="ce1" office:value-type="string">
            <text:p> </text:p>
          </table:table-cell>
          <table:table-cell table:style-name="ce2" office:value-type="time" office:time-value="PT18H33M00S">
            <text:p>18:33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18H47M00S">
            <text:p>18:47:00</text:p>
          </table:table-cell>
          <table:table-cell table:style-name="ce2" office:value-type="time" office:time-value="PT18H54M00S">
            <text:p>18:54:00</text:p>
          </table:table-cell>
          <table:table-cell table:style-name="ce2" office:value-type="time" office:time-value="PT19H27M00S">
            <text:p>19:27:00</text:p>
          </table:table-cell>
        </table:table-row>
        <table:table-row table:style-name="ro4">
          <table:table-cell office:value-type="time" office:time-value="PT09H53M00S">
            <text:p>09:53:00</text:p>
          </table:table-cell>
          <table:table-cell office:value-type="time" office:time-value="PT10H24M00S">
            <text:p>10:24:00</text:p>
          </table:table-cell>
          <table:table-cell office:value-type="time" office:time-value="PT10H34M00S">
            <text:p>10:34:00</text:p>
          </table:table-cell>
          <table:table-cell office:value-type="string">
            <text:p> </text:p>
          </table:table-cell>
          <table:table-cell office:value-type="time" office:time-value="PT10H47M00S">
            <text:p>10:47:00</text:p>
          </table:table-cell>
          <table:table-cell office:value-type="string">
            <text:p> </text:p>
          </table:table-cell>
          <table:table-cell office:value-type="time" office:time-value="PT11H03M00S">
            <text:p>11:03:00</text:p>
          </table:table-cell>
          <table:table-cell office:value-type="time" office:time-value="PT11H10M00S">
            <text:p>11:10:00</text:p>
          </table:table-cell>
          <table:table-cell office:value-type="time" office:time-value="PT11H44M00S">
            <text:p>11:44:00</text:p>
          </table:table-cell>
          <table:table-cell table:number-columns-repeated="2"/>
          <table:table-cell table:style-name="ce1" office:value-type="string">
            <text:p>12:43 (1)</text:p>
          </table:table-cell>
          <table:table-cell office:value-type="time" office:time-value="PT13H11M00S">
            <text:p>13:11:00</text:p>
          </table:table-cell>
          <table:table-cell office:value-type="time" office:time-value="PT13H21M00S">
            <text:p>13:21:00</text:p>
          </table:table-cell>
          <table:table-cell office:value-type="string">
            <text:p>Por Av. Estrada</text:p>
          </table:table-cell>
          <table:table-cell office:value-type="time" office:time-value="PT13H32M00S">
            <text:p>13:32:00</text:p>
          </table:table-cell>
          <table:table-cell office:value-type="string">
            <text:p> </text:p>
          </table:table-cell>
          <table:table-cell office:value-type="time" office:time-value="PT13H45M00S">
            <text:p>13:45:00</text:p>
          </table:table-cell>
          <table:table-cell office:value-type="time" office:time-value="PT13H52M00S">
            <text:p>13:52:00</text:p>
          </table:table-cell>
          <table:table-cell office:value-type="time" office:time-value="PT14H23M00S">
            <text:p>14:23:00</text:p>
          </table:table-cell>
          <table:table-cell table:number-columns-repeated="2"/>
          <table:table-cell table:style-name="ce2" office:value-type="time" office:time-value="PT18H06M00S">
            <text:p>18:06:00</text:p>
          </table:table-cell>
          <table:table-cell table:style-name="ce2" office:value-type="time" office:time-value="PT18H36M00S">
            <text:p>18:36:00</text:p>
          </table:table-cell>
          <table:table-cell table:style-name="ce2" office:value-type="time" office:time-value="PT18H46M00S">
            <text:p>18:46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18H57M00S">
            <text:p>18:57:00</text:p>
          </table:table-cell>
          <table:table-cell table:style-name="ce1" office:value-type="string">
            <text:p>Por Av. Estrada</text:p>
          </table:table-cell>
          <table:table-cell table:style-name="ce2" office:value-type="time" office:time-value="PT19H11M00S">
            <text:p>19:11:00</text:p>
          </table:table-cell>
          <table:table-cell table:style-name="ce2" office:value-type="time" office:time-value="PT19H18M00S">
            <text:p>19:18:00</text:p>
          </table:table-cell>
          <table:table-cell table:style-name="ce1" office:value-type="string">
            <text:p>19:51 (2)</text:p>
          </table:table-cell>
        </table:table-row>
        <table:table-row table:style-name="ro4">
          <table:table-cell office:value-type="time" office:time-value="PT10H04M00S">
            <text:p>10:04:00</text:p>
          </table:table-cell>
          <table:table-cell office:value-type="time" office:time-value="PT10H35M00S">
            <text:p>10:35:00</text:p>
          </table:table-cell>
          <table:table-cell office:value-type="time" office:time-value="PT10H45M00S">
            <text:p>10:45:00</text:p>
          </table:table-cell>
          <table:table-cell office:value-type="string">
            <text:p>Entra a Bº Mosconi</text:p>
          </table:table-cell>
          <table:table-cell office:value-type="time" office:time-value="PT10H58M00S">
            <text:p>10:58:00</text:p>
          </table:table-cell>
          <table:table-cell office:value-type="string">
            <text:p>Por Av. Estrada</text:p>
          </table:table-cell>
          <table:table-cell office:value-type="time" office:time-value="PT11H14M00S">
            <text:p>11:14:00</text:p>
          </table:table-cell>
          <table:table-cell office:value-type="time" office:time-value="PT11H21M00S">
            <text:p>11:21:00</text:p>
          </table:table-cell>
          <table:table-cell office:value-type="time" office:time-value="PT11H55M00S">
            <text:p>11:55:00</text:p>
          </table:table-cell>
          <table:table-cell table:number-columns-repeated="2"/>
          <table:table-cell office:value-type="time" office:time-value="PT13H06M00S">
            <text:p>13:06:00</text:p>
          </table:table-cell>
          <table:table-cell office:value-type="time" office:time-value="PT13H34M00S">
            <text:p>13:34:00</text:p>
          </table:table-cell>
          <table:table-cell office:value-type="time" office:time-value="PT13H44M00S">
            <text:p>13:44:00</text:p>
          </table:table-cell>
          <table:table-cell office:value-type="string">
            <text:p>Entra a Bº Mosconi</text:p>
          </table:table-cell>
          <table:table-cell office:value-type="time" office:time-value="PT13H55M00S">
            <text:p>13:55:00</text:p>
          </table:table-cell>
          <table:table-cell office:value-type="string">
            <text:p>Por Av. Estrada</text:p>
          </table:table-cell>
          <table:table-cell office:value-type="time" office:time-value="PT14H08M00S">
            <text:p>14:08:00</text:p>
          </table:table-cell>
          <table:table-cell office:value-type="time" office:time-value="PT14H15M00S">
            <text:p>14:15:00</text:p>
          </table:table-cell>
          <table:table-cell office:value-type="time" office:time-value="PT14H46M00S">
            <text:p>14:46:00</text:p>
          </table:table-cell>
          <table:table-cell table:number-columns-repeated="2"/>
          <table:table-cell table:style-name="ce1" office:value-type="string">
            <text:p>18:30 (1)</text:p>
          </table:table-cell>
          <table:table-cell table:style-name="ce2" office:value-type="time" office:time-value="PT19H00M00S">
            <text:p>19:00:00</text:p>
          </table:table-cell>
          <table:table-cell table:style-name="ce2" office:value-type="time" office:time-value="PT19H10M00S">
            <text:p>19:10:00</text:p>
          </table:table-cell>
          <table:table-cell table:style-name="ce1" office:value-type="string">
            <text:p>Por Av. Estrada</text:p>
          </table:table-cell>
          <table:table-cell table:style-name="ce2" office:value-type="time" office:time-value="PT19H21M00S">
            <text:p>19:21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19H35M00S">
            <text:p>19:35:00</text:p>
          </table:table-cell>
          <table:table-cell table:style-name="ce2" office:value-type="time" office:time-value="PT19H42M00S">
            <text:p>19:42:00</text:p>
          </table:table-cell>
          <table:table-cell table:style-name="ce2" office:value-type="time" office:time-value="PT20H15M00S">
            <text:p>20:15:00</text:p>
          </table:table-cell>
        </table:table-row>
        <table:table-row table:style-name="ro4">
          <table:table-cell office:value-type="time" office:time-value="PT10H14M00S">
            <text:p>10:14:00</text:p>
          </table:table-cell>
          <table:table-cell office:value-type="time" office:time-value="PT10H45M00S">
            <text:p>10:45:00</text:p>
          </table:table-cell>
          <table:table-cell office:value-type="time" office:time-value="PT10H55M00S">
            <text:p>10:55:00</text:p>
          </table:table-cell>
          <table:table-cell office:value-type="string">
            <text:p> </text:p>
          </table:table-cell>
          <table:table-cell office:value-type="time" office:time-value="PT11H08M00S">
            <text:p>11:08:00</text:p>
          </table:table-cell>
          <table:table-cell office:value-type="string">
            <text:p>Entra a Bº Mosconi</text:p>
          </table:table-cell>
          <table:table-cell office:value-type="time" office:time-value="PT11H24M00S">
            <text:p>11:24:00</text:p>
          </table:table-cell>
          <table:table-cell office:value-type="time" office:time-value="PT11H31M00S">
            <text:p>11:31:00</text:p>
          </table:table-cell>
          <table:table-cell office:value-type="time" office:time-value="PT12H05M00S">
            <text:p>12:05:00</text:p>
          </table:table-cell>
          <table:table-cell table:number-columns-repeated="2"/>
          <table:table-cell office:value-type="time" office:time-value="PT13H29M00S">
            <text:p>13:29:00</text:p>
          </table:table-cell>
          <table:table-cell office:value-type="time" office:time-value="PT13H57M00S">
            <text:p>13:57:00</text:p>
          </table:table-cell>
          <table:table-cell office:value-type="time" office:time-value="PT14H07M00S">
            <text:p>14:07:00</text:p>
          </table:table-cell>
          <table:table-cell office:value-type="string">
            <text:p> </text:p>
          </table:table-cell>
          <table:table-cell office:value-type="time" office:time-value="PT14H18M00S">
            <text:p>14:18:00</text:p>
          </table:table-cell>
          <table:table-cell office:value-type="string">
            <text:p> </text:p>
          </table:table-cell>
          <table:table-cell office:value-type="time" office:time-value="PT14H31M00S">
            <text:p>14:31:00</text:p>
          </table:table-cell>
          <table:table-cell office:value-type="time" office:time-value="PT14H38M00S">
            <text:p>14:38:00</text:p>
          </table:table-cell>
          <table:table-cell office:value-type="time" office:time-value="PT15H09M00S">
            <text:p>15:09:00</text:p>
          </table:table-cell>
          <table:table-cell table:number-columns-repeated="2"/>
          <table:table-cell table:style-name="ce2" office:value-type="time" office:time-value="PT18H54M00S">
            <text:p>18:54:00</text:p>
          </table:table-cell>
          <table:table-cell table:style-name="ce2" office:value-type="time" office:time-value="PT19H24M00S">
            <text:p>19:24:00</text:p>
          </table:table-cell>
          <table:table-cell table:style-name="ce2" office:value-type="time" office:time-value="PT19H34M00S">
            <text:p>19:34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19H45M00S">
            <text:p>19:45:00</text:p>
          </table:table-cell>
          <table:table-cell table:style-name="ce1" office:value-type="string">
            <text:p> </text:p>
          </table:table-cell>
          <table:table-cell table:style-name="ce2" office:value-type="time" office:time-value="PT19H59M00S">
            <text:p>19:59:00</text:p>
          </table:table-cell>
          <table:table-cell table:style-name="ce2" office:value-type="time" office:time-value="PT20H06M00S">
            <text:p>20:06:00</text:p>
          </table:table-cell>
          <table:table-cell table:style-name="ce2" office:value-type="time" office:time-value="PT20H39M00S">
            <text:p>20:39:00</text:p>
          </table:table-cell>
        </table:table-row>
        <table:table-row table:style-name="ro4">
          <table:table-cell table:style-name="ce1" office:value-type="string">
            <text:p>10:25 (1)</text:p>
          </table:table-cell>
          <table:table-cell office:value-type="time" office:time-value="PT10H56M00S">
            <text:p>10:56:00</text:p>
          </table:table-cell>
          <table:table-cell office:value-type="time" office:time-value="PT11H06M00S">
            <text:p>11:06:00</text:p>
          </table:table-cell>
          <table:table-cell office:value-type="string">
            <text:p>Por Av. Estrada</text:p>
          </table:table-cell>
          <table:table-cell office:value-type="time" office:time-value="PT11H19M00S">
            <text:p>11:19:00</text:p>
          </table:table-cell>
          <table:table-cell office:value-type="string">
            <text:p> </text:p>
          </table:table-cell>
          <table:table-cell office:value-type="time" office:time-value="PT11H35M00S">
            <text:p>11:35:00</text:p>
          </table:table-cell>
          <table:table-cell office:value-type="time" office:time-value="PT11H42M00S">
            <text:p>11:42:00</text:p>
          </table:table-cell>
          <table:table-cell office:value-type="time" office:time-value="PT12H16M00S">
            <text:p>12:16:00</text:p>
          </table:table-cell>
          <table:table-cell table:number-columns-repeated="2"/>
          <table:table-cell office:value-type="time" office:time-value="PT13H52M00S">
            <text:p>13:52:00</text:p>
          </table:table-cell>
          <table:table-cell office:value-type="time" office:time-value="PT14H20M00S">
            <text:p>14:20:00</text:p>
          </table:table-cell>
          <table:table-cell office:value-type="time" office:time-value="PT14H30M00S">
            <text:p>14:30:00</text:p>
          </table:table-cell>
          <table:table-cell office:value-type="string">
            <text:p>Por Av. Estrada</text:p>
          </table:table-cell>
          <table:table-cell office:value-type="time" office:time-value="PT14H41M00S">
            <text:p>14:41:00</text:p>
          </table:table-cell>
          <table:table-cell office:value-type="string">
            <text:p>Entra a Bº Mosconi</text:p>
          </table:table-cell>
          <table:table-cell office:value-type="time" office:time-value="PT14H54M00S">
            <text:p>14:54:00</text:p>
          </table:table-cell>
          <table:table-cell office:value-type="time" office:time-value="PT15H01M00S">
            <text:p>15:01:00</text:p>
          </table:table-cell>
          <table:table-cell table:style-name="ce1" office:value-type="string">
            <text:p>15:32 (2)</text:p>
          </table:table-cell>
          <table:table-cell table:number-columns-repeated="2"/>
          <table:table-cell table:style-name="ce2" office:value-type="time" office:time-value="PT19H18M00S">
            <text:p>19:18:00</text:p>
          </table:table-cell>
          <table:table-cell table:style-name="ce2" office:value-type="time" office:time-value="PT19H48M00S">
            <text:p>19:48:00</text:p>
          </table:table-cell>
          <table:table-cell table:style-name="ce2" office:value-type="time" office:time-value="PT19H58M00S">
            <text:p>19:58:00</text:p>
          </table:table-cell>
          <table:table-cell table:style-name="ce1" office:value-type="string">
            <text:p> </text:p>
          </table:table-cell>
          <table:table-cell table:style-name="ce2" office:value-type="time" office:time-value="PT20H09M00S">
            <text:p>20:09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20H23M00S">
            <text:p>20:23:00</text:p>
          </table:table-cell>
          <table:table-cell table:style-name="ce2" office:value-type="time" office:time-value="PT20H30M00S">
            <text:p>20:30:00</text:p>
          </table:table-cell>
          <table:table-cell table:style-name="ce1" office:value-type="string">
            <text:p>21:03 (2)</text:p>
          </table:table-cell>
        </table:table-row>
        <table:table-row table:style-name="ro4">
          <table:table-cell office:value-type="time" office:time-value="PT10H35M00S">
            <text:p>10:35:00</text:p>
          </table:table-cell>
          <table:table-cell office:value-type="time" office:time-value="PT11H06M00S">
            <text:p>11:06:00</text:p>
          </table:table-cell>
          <table:table-cell office:value-type="time" office:time-value="PT11H16M00S">
            <text:p>11:16:00</text:p>
          </table:table-cell>
          <table:table-cell office:value-type="string">
            <text:p> </text:p>
          </table:table-cell>
          <table:table-cell office:value-type="time" office:time-value="PT11H29M00S">
            <text:p>11:29:00</text:p>
          </table:table-cell>
          <table:table-cell office:value-type="string">
            <text:p> </text:p>
          </table:table-cell>
          <table:table-cell office:value-type="time" office:time-value="PT11H45M00S">
            <text:p>11:45:00</text:p>
          </table:table-cell>
          <table:table-cell office:value-type="time" office:time-value="PT11H52M00S">
            <text:p>11:52:00</text:p>
          </table:table-cell>
          <table:table-cell table:style-name="ce1" office:value-type="string">
            <text:p>12:25 (2)</text:p>
          </table:table-cell>
          <table:table-cell table:number-columns-repeated="2"/>
          <table:table-cell table:style-name="ce1" office:value-type="string">
            <text:p>14:15 (1)</text:p>
          </table:table-cell>
          <table:table-cell office:value-type="time" office:time-value="PT14H43M00S">
            <text:p>14:43:00</text:p>
          </table:table-cell>
          <table:table-cell office:value-type="time" office:time-value="PT14H53M00S">
            <text:p>14:53:00</text:p>
          </table:table-cell>
          <table:table-cell office:value-type="string">
            <text:p> </text:p>
          </table:table-cell>
          <table:table-cell office:value-type="time" office:time-value="PT15H04M00S">
            <text:p>15:04:00</text:p>
          </table:table-cell>
          <table:table-cell office:value-type="string">
            <text:p>Por Av. Estrada</text:p>
          </table:table-cell>
          <table:table-cell office:value-type="time" office:time-value="PT15H17M00S">
            <text:p>15:17:00</text:p>
          </table:table-cell>
          <table:table-cell office:value-type="time" office:time-value="PT15H24M00S">
            <text:p>15:24:00</text:p>
          </table:table-cell>
          <table:table-cell office:value-type="time" office:time-value="PT15H55M00S">
            <text:p>15:55:00</text:p>
          </table:table-cell>
          <table:table-cell table:number-columns-repeated="2"/>
          <table:table-cell table:style-name="ce2" office:value-type="time" office:time-value="PT19H42M00S">
            <text:p>19:42:00</text:p>
          </table:table-cell>
          <table:table-cell table:style-name="ce2" office:value-type="time" office:time-value="PT20H12M00S">
            <text:p>20:12:00</text:p>
          </table:table-cell>
          <table:table-cell table:style-name="ce2" office:value-type="time" office:time-value="PT20H22M00S">
            <text:p>20:22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20H33M00S">
            <text:p>20:33:00</text:p>
          </table:table-cell>
          <table:table-cell table:style-name="ce1" office:value-type="string">
            <text:p>Por Av. Estrada</text:p>
          </table:table-cell>
          <table:table-cell table:style-name="ce2" office:value-type="time" office:time-value="PT20H47M00S">
            <text:p>20:47:00</text:p>
          </table:table-cell>
          <table:table-cell table:style-name="ce2" office:value-type="time" office:time-value="PT20H54M00S">
            <text:p>20:54:00</text:p>
          </table:table-cell>
          <table:table-cell table:style-name="ce2" office:value-type="time" office:time-value="PT21H27M00S">
            <text:p>21:27:00</text:p>
          </table:table-cell>
        </table:table-row>
        <table:table-row table:style-name="ro4">
          <table:table-cell office:value-type="time" office:time-value="PT10H46M00S">
            <text:p>10:46:00</text:p>
          </table:table-cell>
          <table:table-cell office:value-type="time" office:time-value="PT11H17M00S">
            <text:p>11:17:00</text:p>
          </table:table-cell>
          <table:table-cell office:value-type="time" office:time-value="PT11H27M00S">
            <text:p>11:27:00</text:p>
          </table:table-cell>
          <table:table-cell office:value-type="string">
            <text:p>Entra a Bº Mosconi</text:p>
          </table:table-cell>
          <table:table-cell office:value-type="time" office:time-value="PT11H40M00S">
            <text:p>11:40:00</text:p>
          </table:table-cell>
          <table:table-cell office:value-type="string">
            <text:p>Por Av. Estrada</text:p>
          </table:table-cell>
          <table:table-cell office:value-type="time" office:time-value="PT11H56M00S">
            <text:p>11:56:00</text:p>
          </table:table-cell>
          <table:table-cell office:value-type="time" office:time-value="PT12H03M00S">
            <text:p>12:03:00</text:p>
          </table:table-cell>
          <table:table-cell office:value-type="time" office:time-value="PT12H36M00S">
            <text:p>12:36:00</text:p>
          </table:table-cell>
          <table:table-cell table:number-columns-repeated="2"/>
          <table:table-cell office:value-type="time" office:time-value="PT14H38M00S">
            <text:p>14:38:00</text:p>
          </table:table-cell>
          <table:table-cell office:value-type="time" office:time-value="PT15H06M00S">
            <text:p>15:06:00</text:p>
          </table:table-cell>
          <table:table-cell office:value-type="time" office:time-value="PT15H16M00S">
            <text:p>15:16:00</text:p>
          </table:table-cell>
          <table:table-cell office:value-type="string">
            <text:p>Entra a Bº Mosconi</text:p>
          </table:table-cell>
          <table:table-cell office:value-type="time" office:time-value="PT15H27M00S">
            <text:p>15:27:00</text:p>
          </table:table-cell>
          <table:table-cell office:value-type="string">
            <text:p> </text:p>
          </table:table-cell>
          <table:table-cell office:value-type="time" office:time-value="PT15H40M00S">
            <text:p>15:40:00</text:p>
          </table:table-cell>
          <table:table-cell office:value-type="time" office:time-value="PT15H47M00S">
            <text:p>15:47:00</text:p>
          </table:table-cell>
          <table:table-cell office:value-type="time" office:time-value="PT16H18M00S">
            <text:p>16:18:00</text:p>
          </table:table-cell>
          <table:table-cell table:number-columns-repeated="2"/>
          <table:table-cell table:style-name="ce1" office:value-type="string">
            <text:p>20:06 (1)</text:p>
          </table:table-cell>
          <table:table-cell table:style-name="ce2" office:value-type="time" office:time-value="PT20H36M00S">
            <text:p>20:36:00</text:p>
          </table:table-cell>
          <table:table-cell table:style-name="ce2" office:value-type="time" office:time-value="PT20H46M00S">
            <text:p>20:46:00</text:p>
          </table:table-cell>
          <table:table-cell table:style-name="ce1" office:value-type="string">
            <text:p>Por Av. Estrada</text:p>
          </table:table-cell>
          <table:table-cell table:style-name="ce2" office:value-type="time" office:time-value="PT20H57M00S">
            <text:p>20:57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21H11M00S">
            <text:p>21:11:00</text:p>
          </table:table-cell>
          <table:table-cell table:style-name="ce2" office:value-type="time" office:time-value="PT21H18M00S">
            <text:p>21:18:00</text:p>
          </table:table-cell>
          <table:table-cell table:style-name="ce2" office:value-type="time" office:time-value="PT21H51M00S">
            <text:p>21:51:00</text:p>
          </table:table-cell>
        </table:table-row>
        <table:table-row table:style-name="ro4">
          <table:table-cell office:value-type="time" office:time-value="PT10H56M00S">
            <text:p>10:56:00</text:p>
          </table:table-cell>
          <table:table-cell office:value-type="time" office:time-value="PT11H27M00S">
            <text:p>11:27:00</text:p>
          </table:table-cell>
          <table:table-cell office:value-type="time" office:time-value="PT11H37M00S">
            <text:p>11:37:00</text:p>
          </table:table-cell>
          <table:table-cell office:value-type="string">
            <text:p> </text:p>
          </table:table-cell>
          <table:table-cell office:value-type="time" office:time-value="PT11H50M00S">
            <text:p>11:50:00</text:p>
          </table:table-cell>
          <table:table-cell office:value-type="string">
            <text:p>Entra a Bº Mosconi</text:p>
          </table:table-cell>
          <table:table-cell office:value-type="time" office:time-value="PT12H05M00S">
            <text:p>12:05:00</text:p>
          </table:table-cell>
          <table:table-cell office:value-type="time" office:time-value="PT12H12M00S">
            <text:p>12:12:00</text:p>
          </table:table-cell>
          <table:table-cell office:value-type="time" office:time-value="PT12H45M00S">
            <text:p>12:45:00</text:p>
          </table:table-cell>
          <table:table-cell table:number-columns-repeated="2"/>
          <table:table-cell office:value-type="time" office:time-value="PT15H01M00S">
            <text:p>15:01:00</text:p>
          </table:table-cell>
          <table:table-cell office:value-type="time" office:time-value="PT15H29M00S">
            <text:p>15:29:00</text:p>
          </table:table-cell>
          <table:table-cell office:value-type="time" office:time-value="PT15H39M00S">
            <text:p>15:39:00</text:p>
          </table:table-cell>
          <table:table-cell office:value-type="string">
            <text:p>Por Av. Estrada</text:p>
          </table:table-cell>
          <table:table-cell office:value-type="time" office:time-value="PT15H50M00S">
            <text:p>15:50:00</text:p>
          </table:table-cell>
          <table:table-cell office:value-type="string">
            <text:p> </text:p>
          </table:table-cell>
          <table:table-cell office:value-type="time" office:time-value="PT16H03M00S">
            <text:p>16:03:00</text:p>
          </table:table-cell>
          <table:table-cell office:value-type="time" office:time-value="PT16H10M00S">
            <text:p>16:10:00</text:p>
          </table:table-cell>
          <table:table-cell office:value-type="time" office:time-value="PT16H41M00S">
            <text:p>16:41:00</text:p>
          </table:table-cell>
          <table:table-cell table:number-columns-repeated="2"/>
          <table:table-cell table:style-name="ce2" office:value-type="time" office:time-value="PT20H30M00S">
            <text:p>20:30:00</text:p>
          </table:table-cell>
          <table:table-cell table:style-name="ce2" office:value-type="time" office:time-value="PT21H00M00S">
            <text:p>21:00:00</text:p>
          </table:table-cell>
          <table:table-cell table:style-name="ce2" office:value-type="time" office:time-value="PT21H10M00S">
            <text:p>21:10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21H21M00S">
            <text:p>21:21:00</text:p>
          </table:table-cell>
          <table:table-cell table:style-name="ce1" office:value-type="string">
            <text:p> </text:p>
          </table:table-cell>
          <table:table-cell table:style-name="ce2" office:value-type="time" office:time-value="PT21H35M00S">
            <text:p>21:35:00</text:p>
          </table:table-cell>
          <table:table-cell table:style-name="ce2" office:value-type="time" office:time-value="PT21H42M00S">
            <text:p>21:42:00</text:p>
          </table:table-cell>
          <table:table-cell table:style-name="ce2" office:value-type="time" office:time-value="PT22H15M00S">
            <text:p>22:15:00</text:p>
          </table:table-cell>
        </table:table-row>
        <table:table-row table:style-name="ro4">
          <table:table-cell table:style-name="ce1" office:value-type="string">
            <text:p>11:06 (1)</text:p>
          </table:table-cell>
          <table:table-cell office:value-type="time" office:time-value="PT11H37M00S">
            <text:p>11:37:00</text:p>
          </table:table-cell>
          <table:table-cell office:value-type="time" office:time-value="PT11H47M00S">
            <text:p>11:47:00</text:p>
          </table:table-cell>
          <table:table-cell office:value-type="string">
            <text:p> </text:p>
          </table:table-cell>
          <table:table-cell office:value-type="time" office:time-value="PT12H00M00S">
            <text:p>12:00:00</text:p>
          </table:table-cell>
          <table:table-cell office:value-type="string">
            <text:p> </text:p>
          </table:table-cell>
          <table:table-cell office:value-type="time" office:time-value="PT12H15M00S">
            <text:p>12:15:00</text:p>
          </table:table-cell>
          <table:table-cell office:value-type="time" office:time-value="PT12H22M00S">
            <text:p>12:22:00</text:p>
          </table:table-cell>
          <table:table-cell office:value-type="time" office:time-value="PT12H55M00S">
            <text:p>12:55:00</text:p>
          </table:table-cell>
          <table:table-cell table:number-columns-repeated="2"/>
          <table:table-cell office:value-type="time" office:time-value="PT15H24M00S">
            <text:p>15:24:00</text:p>
          </table:table-cell>
          <table:table-cell office:value-type="time" office:time-value="PT15H52M00S">
            <text:p>15:52:00</text:p>
          </table:table-cell>
          <table:table-cell office:value-type="time" office:time-value="PT16H02M00S">
            <text:p>16:02:00</text:p>
          </table:table-cell>
          <table:table-cell office:value-type="string">
            <text:p> </text:p>
          </table:table-cell>
          <table:table-cell office:value-type="time" office:time-value="PT16H13M00S">
            <text:p>16:13:00</text:p>
          </table:table-cell>
          <table:table-cell office:value-type="string">
            <text:p>Entra a Bº Mosconi</text:p>
          </table:table-cell>
          <table:table-cell office:value-type="time" office:time-value="PT16H26M00S">
            <text:p>16:26:00</text:p>
          </table:table-cell>
          <table:table-cell office:value-type="time" office:time-value="PT16H33M00S">
            <text:p>16:33:00</text:p>
          </table:table-cell>
          <table:table-cell table:style-name="ce1" office:value-type="string">
            <text:p>17:04 (2)</text:p>
          </table:table-cell>
          <table:table-cell table:number-columns-repeated="2"/>
          <table:table-cell table:style-name="ce2" office:value-type="time" office:time-value="PT21H00M00S">
            <text:p>21:00:00</text:p>
          </table:table-cell>
          <table:table-cell table:style-name="ce2" office:value-type="time" office:time-value="PT21H30M00S">
            <text:p>21:30:00</text:p>
          </table:table-cell>
          <table:table-cell table:style-name="ce2" office:value-type="time" office:time-value="PT21H40M00S">
            <text:p>21:40:00</text:p>
          </table:table-cell>
          <table:table-cell table:style-name="ce1" office:value-type="string">
            <text:p> </text:p>
          </table:table-cell>
          <table:table-cell table:style-name="ce2" office:value-type="time" office:time-value="PT21H51M00S">
            <text:p>21:51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22H05M00S">
            <text:p>22:05:00</text:p>
          </table:table-cell>
          <table:table-cell table:style-name="ce2" office:value-type="time" office:time-value="PT22H12M00S">
            <text:p>22:12:00</text:p>
          </table:table-cell>
          <table:table-cell table:style-name="ce1" office:value-type="string">
            <text:p>22:45 (2)</text:p>
          </table:table-cell>
        </table:table-row>
        <table:table-row table:style-name="ro4">
          <table:table-cell office:value-type="time" office:time-value="PT11H17M00S">
            <text:p>11:17:00</text:p>
          </table:table-cell>
          <table:table-cell office:value-type="time" office:time-value="PT11H48M00S">
            <text:p>11:48:00</text:p>
          </table:table-cell>
          <table:table-cell office:value-type="time" office:time-value="PT11H58M00S">
            <text:p>11:58:00</text:p>
          </table:table-cell>
          <table:table-cell office:value-type="string">
            <text:p>Por Av. Estrada</text:p>
          </table:table-cell>
          <table:table-cell office:value-type="time" office:time-value="PT12H11M00S">
            <text:p>12:11:00</text:p>
          </table:table-cell>
          <table:table-cell office:value-type="string">
            <text:p> </text:p>
          </table:table-cell>
          <table:table-cell office:value-type="time" office:time-value="PT12H26M00S">
            <text:p>12:26:00</text:p>
          </table:table-cell>
          <table:table-cell office:value-type="time" office:time-value="PT12H33M00S">
            <text:p>12:33:00</text:p>
          </table:table-cell>
          <table:table-cell office:value-type="time" office:time-value="PT13H06M00S">
            <text:p>13:06:00</text:p>
          </table:table-cell>
          <table:table-cell table:number-columns-repeated="2"/>
          <table:table-cell table:style-name="ce1" office:value-type="string">
            <text:p>15:47 (1)</text:p>
          </table:table-cell>
          <table:table-cell office:value-type="time" office:time-value="PT16H15M00S">
            <text:p>16:15:00</text:p>
          </table:table-cell>
          <table:table-cell office:value-type="time" office:time-value="PT16H25M00S">
            <text:p>16:25:00</text:p>
          </table:table-cell>
          <table:table-cell office:value-type="string">
            <text:p>Entra a Bº Mosconi</text:p>
          </table:table-cell>
          <table:table-cell office:value-type="time" office:time-value="PT16H36M00S">
            <text:p>16:36:00</text:p>
          </table:table-cell>
          <table:table-cell office:value-type="string">
            <text:p>Por Av. Estrada</text:p>
          </table:table-cell>
          <table:table-cell office:value-type="time" office:time-value="PT16H49M00S">
            <text:p>16:49:00</text:p>
          </table:table-cell>
          <table:table-cell office:value-type="time" office:time-value="PT16H56M00S">
            <text:p>16:56:00</text:p>
          </table:table-cell>
          <table:table-cell office:value-type="time" office:time-value="PT17H27M00S">
            <text:p>17:27:00</text:p>
          </table:table-cell>
          <table:table-cell table:number-columns-repeated="2"/>
          <table:table-cell table:style-name="ce1" office:value-type="string">
            <text:p>21:30 (1)</text:p>
          </table:table-cell>
          <table:table-cell table:style-name="ce2" office:value-type="time" office:time-value="PT22H00M00S">
            <text:p>22:00:00</text:p>
          </table:table-cell>
          <table:table-cell table:style-name="ce2" office:value-type="time" office:time-value="PT22H10M00S">
            <text:p>22:10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22H21M00S">
            <text:p>22:21:00</text:p>
          </table:table-cell>
          <table:table-cell table:style-name="ce1" office:value-type="string">
            <text:p>Por Av. Estrada</text:p>
          </table:table-cell>
          <table:table-cell table:style-name="ce2" office:value-type="time" office:time-value="PT22H35M00S">
            <text:p>22:35:00</text:p>
          </table:table-cell>
          <table:table-cell table:style-name="ce2" office:value-type="time" office:time-value="PT22H42M00S">
            <text:p>22:42:00</text:p>
          </table:table-cell>
          <table:table-cell table:style-name="ce2" office:value-type="time" office:time-value="PT23H15M00S">
            <text:p>23:15:00</text:p>
          </table:table-cell>
        </table:table-row>
        <table:table-row table:style-name="ro4">
          <table:table-cell office:value-type="time" office:time-value="PT11H28M00S">
            <text:p>11:28:00</text:p>
          </table:table-cell>
          <table:table-cell office:value-type="time" office:time-value="PT11H59M00S">
            <text:p>11:59:00</text:p>
          </table:table-cell>
          <table:table-cell office:value-type="time" office:time-value="PT12H09M00S">
            <text:p>12:09:00</text:p>
          </table:table-cell>
          <table:table-cell office:value-type="string">
            <text:p>Entra a Bº Mosconi</text:p>
          </table:table-cell>
          <table:table-cell office:value-type="time" office:time-value="PT12H22M00S">
            <text:p>12:22:00</text:p>
          </table:table-cell>
          <table:table-cell office:value-type="string">
            <text:p> </text:p>
          </table:table-cell>
          <table:table-cell office:value-type="time" office:time-value="PT12H37M00S">
            <text:p>12:37:00</text:p>
          </table:table-cell>
          <table:table-cell office:value-type="time" office:time-value="PT12H44M00S">
            <text:p>12:44:00</text:p>
          </table:table-cell>
          <table:table-cell office:value-type="time" office:time-value="PT13H16M00S">
            <text:p>13:16:00</text:p>
          </table:table-cell>
          <table:table-cell table:number-columns-repeated="2"/>
          <table:table-cell office:value-type="time" office:time-value="PT16H10M00S">
            <text:p>16:10:00</text:p>
          </table:table-cell>
          <table:table-cell office:value-type="time" office:time-value="PT16H38M00S">
            <text:p>16:38:00</text:p>
          </table:table-cell>
          <table:table-cell office:value-type="time" office:time-value="PT16H48M00S">
            <text:p>16:48:00</text:p>
          </table:table-cell>
          <table:table-cell office:value-type="string">
            <text:p>Por Av. Estrada</text:p>
          </table:table-cell>
          <table:table-cell office:value-type="time" office:time-value="PT16H59M00S">
            <text:p>16:59:00</text:p>
          </table:table-cell>
          <table:table-cell office:value-type="string">
            <text:p> </text:p>
          </table:table-cell>
          <table:table-cell office:value-type="time" office:time-value="PT17H13M00S">
            <text:p>17:13:00</text:p>
          </table:table-cell>
          <table:table-cell office:value-type="time" office:time-value="PT17H20M00S">
            <text:p>17:20:00</text:p>
          </table:table-cell>
          <table:table-cell office:value-type="time" office:time-value="PT17H51M00S">
            <text:p>17:51:00</text:p>
          </table:table-cell>
          <table:table-cell table:number-columns-repeated="2"/>
          <table:table-cell table:style-name="ce2" office:value-type="time" office:time-value="PT22H00M00S">
            <text:p>22:00:00</text:p>
          </table:table-cell>
          <table:table-cell table:style-name="ce2" office:value-type="time" office:time-value="PT22H30M00S">
            <text:p>22:30:00</text:p>
          </table:table-cell>
          <table:table-cell table:style-name="ce2" office:value-type="time" office:time-value="PT22H40M00S">
            <text:p>22:40:00</text:p>
          </table:table-cell>
          <table:table-cell table:style-name="ce1" office:value-type="string">
            <text:p>Por Av. Estrada</text:p>
          </table:table-cell>
          <table:table-cell table:style-name="ce2" office:value-type="time" office:time-value="PT22H51M00S">
            <text:p>22:51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23H05M00S">
            <text:p>23:05:00</text:p>
          </table:table-cell>
          <table:table-cell table:style-name="ce2" office:value-type="time" office:time-value="PT23H12M00S">
            <text:p>23:12:00</text:p>
          </table:table-cell>
          <table:table-cell table:style-name="ce2" office:value-type="time" office:time-value="PT23H45M00S">
            <text:p>23:45:00</text:p>
          </table:table-cell>
        </table:table-row>
        <table:table-row table:style-name="ro4">
          <table:table-cell office:value-type="time" office:time-value="PT11H39M00S">
            <text:p>11:39:00</text:p>
          </table:table-cell>
          <table:table-cell office:value-type="time" office:time-value="PT12H10M00S">
            <text:p>12:10:00</text:p>
          </table:table-cell>
          <table:table-cell office:value-type="time" office:time-value="PT12H20M00S">
            <text:p>12:20:00</text:p>
          </table:table-cell>
          <table:table-cell office:value-type="string">
            <text:p> </text:p>
          </table:table-cell>
          <table:table-cell office:value-type="time" office:time-value="PT12H33M00S">
            <text:p>12:33:00</text:p>
          </table:table-cell>
          <table:table-cell office:value-type="string">
            <text:p>Entra a Bº Mosconi</text:p>
          </table:table-cell>
          <table:table-cell office:value-type="time" office:time-value="PT12H48M00S">
            <text:p>12:48:00</text:p>
          </table:table-cell>
          <table:table-cell office:value-type="time" office:time-value="PT12H55M00S">
            <text:p>12:55:00</text:p>
          </table:table-cell>
          <table:table-cell table:style-name="ce1" office:value-type="string">
            <text:p>13:25 (2)</text:p>
          </table:table-cell>
          <table:table-cell table:number-columns-repeated="2"/>
          <table:table-cell office:value-type="time" office:time-value="PT16H30M00S">
            <text:p>16:30:00</text:p>
          </table:table-cell>
          <table:table-cell office:value-type="time" office:time-value="PT17H00M00S">
            <text:p>17:00:00</text:p>
          </table:table-cell>
          <table:table-cell office:value-type="time" office:time-value="PT17H10M00S">
            <text:p>17:10:00</text:p>
          </table:table-cell>
          <table:table-cell office:value-type="string">
            <text:p> </text:p>
          </table:table-cell>
          <table:table-cell office:value-type="time" office:time-value="PT17H21M00S">
            <text:p>17:21:00</text:p>
          </table:table-cell>
          <table:table-cell office:value-type="string">
            <text:p> </text:p>
          </table:table-cell>
          <table:table-cell office:value-type="time" office:time-value="PT17H35M00S">
            <text:p>17:35:00</text:p>
          </table:table-cell>
          <table:table-cell office:value-type="time" office:time-value="PT17H42M00S">
            <text:p>17:42:00</text:p>
          </table:table-cell>
          <table:table-cell office:value-type="time" office:time-value="PT18H14M00S">
            <text:p>18:14:00</text:p>
          </table:table-cell>
          <table:table-cell table:number-columns-repeated="2"/>
          <table:table-cell table:style-name="ce2" office:value-type="time" office:time-value="PT22H30M00S">
            <text:p>22:30:00</text:p>
          </table:table-cell>
          <table:table-cell table:style-name="ce2" office:value-type="time" office:time-value="PT22H55M00S">
            <text:p>22:55:00</text:p>
          </table:table-cell>
          <table:table-cell table:style-name="ce2" office:value-type="time" office:time-value="PT23H02M00S">
            <text:p>23:02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23H10M00S">
            <text:p>23:10:00</text:p>
          </table:table-cell>
          <table:table-cell table:style-name="ce1" office:value-type="string">
            <text:p> </text:p>
          </table:table-cell>
          <table:table-cell table:style-name="ce2" office:value-type="time" office:time-value="PT23H24M00S">
            <text:p>23:24:00</text:p>
          </table:table-cell>
          <table:table-cell table:style-name="ce2" office:value-type="time" office:time-value="PT23H31M00S">
            <text:p>23:31:00</text:p>
          </table:table-cell>
          <table:table-cell table:style-name="ce2" office:value-type="time" office:time-value="PT00H04M00S">
            <text:p>00:04:00</text:p>
          </table:table-cell>
        </table:table-row>
        <table:table-row table:style-name="ro4">
          <table:table-cell table:style-name="ce1" office:value-type="string">
            <text:p>11:49 (1)</text:p>
          </table:table-cell>
          <table:table-cell office:value-type="time" office:time-value="PT12H20M00S">
            <text:p>12:20:00</text:p>
          </table:table-cell>
          <table:table-cell office:value-type="time" office:time-value="PT12H30M00S">
            <text:p>12:30:00</text:p>
          </table:table-cell>
          <table:table-cell office:value-type="string">
            <text:p> </text:p>
          </table:table-cell>
          <table:table-cell office:value-type="time" office:time-value="PT12H42M00S">
            <text:p>12:42:00</text:p>
          </table:table-cell>
          <table:table-cell office:value-type="string">
            <text:p>Por Av. Estrada</text:p>
          </table:table-cell>
          <table:table-cell office:value-type="time" office:time-value="PT12H57M00S">
            <text:p>12:57:00</text:p>
          </table:table-cell>
          <table:table-cell office:value-type="time" office:time-value="PT13H04M00S">
            <text:p>13:04:00</text:p>
          </table:table-cell>
          <table:table-cell office:value-type="time" office:time-value="PT13H34M00S">
            <text:p>13:34:00</text:p>
          </table:table-cell>
          <table:table-cell table:number-columns-repeated="2"/>
          <table:table-cell office:value-type="time" office:time-value="PT16H45M00S">
            <text:p>16:45:00</text:p>
          </table:table-cell>
          <table:table-cell office:value-type="time" office:time-value="PT17H15M00S">
            <text:p>17:15:00</text:p>
          </table:table-cell>
          <table:table-cell office:value-type="time" office:time-value="PT17H25M00S">
            <text:p>17:25:00</text:p>
          </table:table-cell>
          <table:table-cell office:value-type="string">
            <text:p> </text:p>
          </table:table-cell>
          <table:table-cell office:value-type="time" office:time-value="PT17H36M00S">
            <text:p>17:36:00</text:p>
          </table:table-cell>
          <table:table-cell office:value-type="string">
            <text:p>Entra a Bº Mosconi</text:p>
          </table:table-cell>
          <table:table-cell office:value-type="time" office:time-value="PT17H50M00S">
            <text:p>17:50:00</text:p>
          </table:table-cell>
          <table:table-cell office:value-type="time" office:time-value="PT17H57M00S">
            <text:p>17:57:00</text:p>
          </table:table-cell>
          <table:table-cell table:style-name="ce1" office:value-type="string">
            <text:p>18:30 (2)</text:p>
          </table:table-cell>
          <table:table-cell table:number-columns-repeated="2"/>
          <table:table-cell table:style-name="ce1" office:value-type="string">
            <text:p>22:55 (1)</text:p>
          </table:table-cell>
          <table:table-cell table:style-name="ce2" office:value-type="time" office:time-value="PT23H20M00S">
            <text:p>23:20:00</text:p>
          </table:table-cell>
          <table:table-cell table:style-name="ce2" office:value-type="time" office:time-value="PT23H27M00S">
            <text:p>23:27:00</text:p>
          </table:table-cell>
          <table:table-cell table:style-name="ce1" office:value-type="string">
            <text:p> </text:p>
          </table:table-cell>
          <table:table-cell table:style-name="ce2" office:value-type="time" office:time-value="PT23H35M00S">
            <text:p>23:35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23H45M00S">
            <text:p>23:45:00</text:p>
          </table:table-cell>
          <table:table-cell table:style-name="ce2" office:value-type="time" office:time-value="PT23H51M00S">
            <text:p>23:51:00</text:p>
          </table:table-cell>
          <table:table-cell table:style-name="ce2" office:value-type="time" office:time-value="PT00H16M00S">
            <text:p>00:16:00</text:p>
          </table:table-cell>
        </table:table-row>
        <table:table-row table:style-name="ro4">
          <table:table-cell office:value-type="time" office:time-value="PT12H00M00S">
            <text:p>12:00:00</text:p>
          </table:table-cell>
          <table:table-cell office:value-type="time" office:time-value="PT12H31M00S">
            <text:p>12:31:00</text:p>
          </table:table-cell>
          <table:table-cell office:value-type="time" office:time-value="PT12H41M00S">
            <text:p>12:41:00</text:p>
          </table:table-cell>
          <table:table-cell office:value-type="string">
            <text:p> </text:p>
          </table:table-cell>
          <table:table-cell office:value-type="time" office:time-value="PT12H53M00S">
            <text:p>12:53:00</text:p>
          </table:table-cell>
          <table:table-cell office:value-type="string">
            <text:p> </text:p>
          </table:table-cell>
          <table:table-cell office:value-type="time" office:time-value="PT13H08M00S">
            <text:p>13:08:00</text:p>
          </table:table-cell>
          <table:table-cell office:value-type="time" office:time-value="PT13H15M00S">
            <text:p>13:15:00</text:p>
          </table:table-cell>
          <table:table-cell office:value-type="time" office:time-value="PT13H45M00S">
            <text:p>13:45:00</text:p>
          </table:table-cell>
          <table:table-cell table:number-columns-repeated="2"/>
          <table:table-cell office:value-type="time" office:time-value="PT17H00M00S">
            <text:p>17:00:00</text:p>
          </table:table-cell>
          <table:table-cell office:value-type="time" office:time-value="PT17H30M00S">
            <text:p>17:30:00</text:p>
          </table:table-cell>
          <table:table-cell office:value-type="time" office:time-value="PT17H40M00S">
            <text:p>17:40:00</text:p>
          </table:table-cell>
          <table:table-cell office:value-type="string">
            <text:p> </text:p>
          </table:table-cell>
          <table:table-cell office:value-type="time" office:time-value="PT17H51M00S">
            <text:p>17:51:00</text:p>
          </table:table-cell>
          <table:table-cell office:value-type="string">
            <text:p>Por Av. Estrada</text:p>
          </table:table-cell>
          <table:table-cell office:value-type="time" office:time-value="PT18H05M00S">
            <text:p>18:05:00</text:p>
          </table:table-cell>
          <table:table-cell office:value-type="time" office:time-value="PT18H12M00S">
            <text:p>18:12:00</text:p>
          </table:table-cell>
          <table:table-cell office:value-type="time" office:time-value="PT18H45M00S">
            <text:p>18:45:00</text:p>
          </table:table-cell>
          <table:table-cell table:number-columns-repeated="2"/>
          <table:table-cell table:style-name="ce2" office:value-type="time" office:time-value="PT23H20M00S">
            <text:p>23:20:00</text:p>
          </table:table-cell>
          <table:table-cell table:style-name="ce2" office:value-type="time" office:time-value="PT23H45M00S">
            <text:p>23:45:00</text:p>
          </table:table-cell>
          <table:table-cell table:style-name="ce2" office:value-type="time" office:time-value="PT23H52M00S">
            <text:p>23:52:00</text:p>
          </table:table-cell>
          <table:table-cell table:style-name="ce1" office:value-type="string">
            <text:p>Entra a Bº Mosconi</text:p>
          </table:table-cell>
          <table:table-cell table:style-name="ce2" office:value-type="time" office:time-value="PT00H00M00S">
            <text:p>00:00:00</text:p>
          </table:table-cell>
          <table:table-cell table:style-name="ce1" office:value-type="string">
            <text:p> </text:p>
          </table:table-cell>
          <table:table-cell table:style-name="ce2" office:value-type="time" office:time-value="PT00H10M00S">
            <text:p>00:10:00</text:p>
          </table:table-cell>
          <table:table-cell table:style-name="ce2" office:value-type="time" office:time-value="PT00H16M00S">
            <text:p>00:16:00</text:p>
          </table:table-cell>
          <table:table-cell table:style-name="ce2" office:value-type="time" office:time-value="PT00H41M00S">
            <text:p>00:41:00</text:p>
          </table:table-cell>
        </table:table-row>
        <table:table-row table:style-name="ro4">
          <table:table-cell office:value-type="time" office:time-value="PT12H10M00S">
            <text:p>12:10:00</text:p>
          </table:table-cell>
          <table:table-cell office:value-type="time" office:time-value="PT12H41M00S">
            <text:p>12:41:00</text:p>
          </table:table-cell>
          <table:table-cell office:value-type="time" office:time-value="PT12H51M00S">
            <text:p>12:51:00</text:p>
          </table:table-cell>
          <table:table-cell office:value-type="string">
            <text:p>Entra a Bº Mosconi</text:p>
          </table:table-cell>
          <table:table-cell office:value-type="time" office:time-value="PT13H03M00S">
            <text:p>13:03:00</text:p>
          </table:table-cell>
          <table:table-cell office:value-type="string">
            <text:p>Entra a Bº Mosconi</text:p>
          </table:table-cell>
          <table:table-cell office:value-type="time" office:time-value="PT13H18M00S">
            <text:p>13:18:00</text:p>
          </table:table-cell>
          <table:table-cell office:value-type="time" office:time-value="PT13H25M00S">
            <text:p>13:25:00</text:p>
          </table:table-cell>
          <table:table-cell office:value-type="time" office:time-value="PT13H55M00S">
            <text:p>13:55:00</text:p>
          </table:table-cell>
          <table:table-cell table:number-columns-repeated="2"/>
          <table:table-cell table:style-name="ce1" office:value-type="string">
            <text:p>17:15 (1)</text:p>
          </table:table-cell>
          <table:table-cell office:value-type="time" office:time-value="PT17H45M00S">
            <text:p>17:45:00</text:p>
          </table:table-cell>
          <table:table-cell office:value-type="time" office:time-value="PT17H55M00S">
            <text:p>17:55:00</text:p>
          </table:table-cell>
          <table:table-cell office:value-type="string">
            <text:p>Entra a Bº Mosconi</text:p>
          </table:table-cell>
          <table:table-cell office:value-type="time" office:time-value="PT18H06M00S">
            <text:p>18:06:00</text:p>
          </table:table-cell>
          <table:table-cell office:value-type="string">
            <text:p> </text:p>
          </table:table-cell>
          <table:table-cell office:value-type="time" office:time-value="PT18H20M00S">
            <text:p>18:20:00</text:p>
          </table:table-cell>
          <table:table-cell office:value-type="time" office:time-value="PT18H27M00S">
            <text:p>18:27:00</text:p>
          </table:table-cell>
          <table:table-cell office:value-type="time" office:time-value="PT19H00M00S">
            <text:p>19:00:00</text:p>
          </table:table-cell>
          <table:table-cell table:number-columns-repeated="2"/>
          <table:table-cell table:style-name="ce2" office:value-type="time" office:time-value="PT00H00M00S">
            <text:p>00:00:00</text:p>
          </table:table-cell>
          <table:table-cell table:style-name="ce2" office:value-type="time" office:time-value="PT00H23M00S">
            <text:p>00:23:00</text:p>
          </table:table-cell>
          <table:table-cell table:style-name="ce2" office:value-type="time" office:time-value="PT00H30M00S">
            <text:p>00:30:00</text:p>
          </table:table-cell>
          <table:table-cell table:style-name="ce1" office:value-type="string">
            <text:p> </text:p>
          </table:table-cell>
          <table:table-cell table:style-name="ce2" office:value-type="time" office:time-value="PT00H38M00S">
            <text:p>00:38:0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</table:table-row>
        <table:table-row table:style-name="ro4">
          <table:table-cell office:value-type="time" office:time-value="PT12H25M00S">
            <text:p>12:25:00</text:p>
          </table:table-cell>
          <table:table-cell office:value-type="time" office:time-value="PT12H56M00S">
            <text:p>12:56:00</text:p>
          </table:table-cell>
          <table:table-cell office:value-type="time" office:time-value="PT13H06M00S">
            <text:p>13:06:00</text:p>
          </table:table-cell>
          <table:table-cell office:value-type="string">
            <text:p>Por Av. Estrada</text:p>
          </table:table-cell>
          <table:table-cell office:value-type="time" office:time-value="PT13H18M00S">
            <text:p>13:18:00</text:p>
          </table:table-cell>
          <table:table-cell office:value-type="string">
            <text:p> </text:p>
          </table:table-cell>
          <table:table-cell office:value-type="time" office:time-value="PT13H33M00S">
            <text:p>13:33:00</text:p>
          </table:table-cell>
          <table:table-cell office:value-type="time" office:time-value="PT13H40M00S">
            <text:p>13:40:00</text:p>
          </table:table-cell>
          <table:table-cell table:style-name="ce1" office:value-type="string">
            <text:p>14:10 (2)</text:p>
          </table:table-cell>
          <table:table-cell table:number-columns-repeated="2"/>
          <table:table-cell office:value-type="time" office:time-value="PT17H30M00S">
            <text:p>17:30:00</text:p>
          </table:table-cell>
          <table:table-cell office:value-type="time" office:time-value="PT18H00M00S">
            <text:p>18:00:00</text:p>
          </table:table-cell>
          <table:table-cell office:value-type="time" office:time-value="PT18H10M00S">
            <text:p>18:10:00</text:p>
          </table:table-cell>
          <table:table-cell office:value-type="string">
            <text:p>Por Av. Estrada</text:p>
          </table:table-cell>
          <table:table-cell office:value-type="time" office:time-value="PT18H21M00S">
            <text:p>18:21:00</text:p>
          </table:table-cell>
          <table:table-cell office:value-type="string">
            <text:p> </text:p>
          </table:table-cell>
          <table:table-cell office:value-type="time" office:time-value="PT18H35M00S">
            <text:p>18:35:00</text:p>
          </table:table-cell>
          <table:table-cell office:value-type="time" office:time-value="PT18H42M00S">
            <text:p>18:42:00</text:p>
          </table:table-cell>
          <table:table-cell office:value-type="time" office:time-value="PT19H15M00S">
            <text:p>19:15:00</text:p>
          </table:table-cell>
          <table:table-cell table:number-columns-repeated="11"/>
        </table:table-row>
        <table:table-row table:style-name="ro4">
          <table:table-cell table:style-name="ce1" office:value-type="string">
            <text:p>12:40 (1)</text:p>
          </table:table-cell>
          <table:table-cell office:value-type="time" office:time-value="PT13H11M00S">
            <text:p>13:11:00</text:p>
          </table:table-cell>
          <table:table-cell office:value-type="time" office:time-value="PT13H21M00S">
            <text:p>13:21:00</text:p>
          </table:table-cell>
          <table:table-cell office:value-type="string">
            <text:p> </text:p>
          </table:table-cell>
          <table:table-cell office:value-type="time" office:time-value="PT13H33M00S">
            <text:p>13:33:00</text:p>
          </table:table-cell>
          <table:table-cell office:value-type="string">
            <text:p>Por Av. Estrada</text:p>
          </table:table-cell>
          <table:table-cell office:value-type="time" office:time-value="PT13H48M00S">
            <text:p>13:48:00</text:p>
          </table:table-cell>
          <table:table-cell office:value-type="time" office:time-value="PT13H55M00S">
            <text:p>13:55:00</text:p>
          </table:table-cell>
          <table:table-cell office:value-type="time" office:time-value="PT14H25M00S">
            <text:p>14:25:00</text:p>
          </table:table-cell>
          <table:table-cell table:number-columns-repeated="2"/>
          <table:table-cell office:value-type="time" office:time-value="PT17H45M00S">
            <text:p>17:45:00</text:p>
          </table:table-cell>
          <table:table-cell office:value-type="time" office:time-value="PT18H15M00S">
            <text:p>18:15:00</text:p>
          </table:table-cell>
          <table:table-cell office:value-type="time" office:time-value="PT18H25M00S">
            <text:p>18:25:00</text:p>
          </table:table-cell>
          <table:table-cell office:value-type="string">
            <text:p> </text:p>
          </table:table-cell>
          <table:table-cell office:value-type="time" office:time-value="PT18H36M00S">
            <text:p>18:36:00</text:p>
          </table:table-cell>
          <table:table-cell office:value-type="string">
            <text:p>Entra a Bº Mosconi</text:p>
          </table:table-cell>
          <table:table-cell office:value-type="time" office:time-value="PT18H50M00S">
            <text:p>18:50:00</text:p>
          </table:table-cell>
          <table:table-cell office:value-type="time" office:time-value="PT18H57M00S">
            <text:p>18:57:00</text:p>
          </table:table-cell>
          <table:table-cell office:value-type="time" office:time-value="PT19H30M00S">
            <text:p>19:30:00</text:p>
          </table:table-cell>
          <table:table-cell table:number-columns-repeated="11"/>
        </table:table-row>
        <table:table-row table:style-name="ro4">
          <table:table-cell office:value-type="time" office:time-value="PT12H55M00S">
            <text:p>12:55:00</text:p>
          </table:table-cell>
          <table:table-cell office:value-type="time" office:time-value="PT13H26M00S">
            <text:p>13:26:00</text:p>
          </table:table-cell>
          <table:table-cell office:value-type="time" office:time-value="PT13H36M00S">
            <text:p>13:36:00</text:p>
          </table:table-cell>
          <table:table-cell office:value-type="string">
            <text:p>Entra a Bº Mosconi</text:p>
          </table:table-cell>
          <table:table-cell office:value-type="time" office:time-value="PT13H48M00S">
            <text:p>13:48:00</text:p>
          </table:table-cell>
          <table:table-cell office:value-type="string">
            <text:p>Entra a Bº Mosconi</text:p>
          </table:table-cell>
          <table:table-cell office:value-type="time" office:time-value="PT14H03M00S">
            <text:p>14:03:00</text:p>
          </table:table-cell>
          <table:table-cell office:value-type="time" office:time-value="PT14H10M00S">
            <text:p>14:10:00</text:p>
          </table:table-cell>
          <table:table-cell office:value-type="time" office:time-value="PT14H40M00S">
            <text:p>14:40:00</text:p>
          </table:table-cell>
          <table:table-cell table:number-columns-repeated="2"/>
          <table:table-cell table:style-name="ce1" office:value-type="string">
            <text:p>18:00 (1)</text:p>
          </table:table-cell>
          <table:table-cell office:value-type="time" office:time-value="PT18H30M00S">
            <text:p>18:30:00</text:p>
          </table:table-cell>
          <table:table-cell office:value-type="time" office:time-value="PT18H40M00S">
            <text:p>18:40:00</text:p>
          </table:table-cell>
          <table:table-cell office:value-type="string">
            <text:p>Entra a Bº Mosconi</text:p>
          </table:table-cell>
          <table:table-cell office:value-type="time" office:time-value="PT18H51M00S">
            <text:p>18:51:00</text:p>
          </table:table-cell>
          <table:table-cell office:value-type="string">
            <text:p> </text:p>
          </table:table-cell>
          <table:table-cell office:value-type="time" office:time-value="PT19H05M00S">
            <text:p>19:05:00</text:p>
          </table:table-cell>
          <table:table-cell office:value-type="time" office:time-value="PT19H12M00S">
            <text:p>19:12:00</text:p>
          </table:table-cell>
          <table:table-cell office:value-type="time" office:time-value="PT19H45M00S">
            <text:p>19:45:00</text:p>
          </table:table-cell>
          <table:table-cell table:number-columns-repeated="11"/>
        </table:table-row>
        <table:table-row table:style-name="ro4">
          <table:table-cell office:value-type="time" office:time-value="PT13H10M00S">
            <text:p>13:10:00</text:p>
          </table:table-cell>
          <table:table-cell office:value-type="time" office:time-value="PT13H41M00S">
            <text:p>13:41:00</text:p>
          </table:table-cell>
          <table:table-cell office:value-type="time" office:time-value="PT13H51M00S">
            <text:p>13:51:00</text:p>
          </table:table-cell>
          <table:table-cell office:value-type="string">
            <text:p> </text:p>
          </table:table-cell>
          <table:table-cell office:value-type="time" office:time-value="PT14H03M00S">
            <text:p>14:03:00</text:p>
          </table:table-cell>
          <table:table-cell office:value-type="string">
            <text:p> </text:p>
          </table:table-cell>
          <table:table-cell office:value-type="time" office:time-value="PT14H18M00S">
            <text:p>14:18:00</text:p>
          </table:table-cell>
          <table:table-cell office:value-type="time" office:time-value="PT14H25M00S">
            <text:p>14:25:00</text:p>
          </table:table-cell>
          <table:table-cell table:style-name="ce1" office:value-type="string">
            <text:p>14:55 (2)</text:p>
          </table:table-cell>
          <table:table-cell table:number-columns-repeated="2"/>
          <table:table-cell office:value-type="time" office:time-value="PT18H15M00S">
            <text:p>18:15:00</text:p>
          </table:table-cell>
          <table:table-cell office:value-type="time" office:time-value="PT18H45M00S">
            <text:p>18:45:00</text:p>
          </table:table-cell>
          <table:table-cell office:value-type="time" office:time-value="PT18H55M00S">
            <text:p>18:55:00</text:p>
          </table:table-cell>
          <table:table-cell office:value-type="string">
            <text:p> </text:p>
          </table:table-cell>
          <table:table-cell office:value-type="time" office:time-value="PT19H06M00S">
            <text:p>19:06:00</text:p>
          </table:table-cell>
          <table:table-cell office:value-type="string">
            <text:p>Por Av. Estrada</text:p>
          </table:table-cell>
          <table:table-cell office:value-type="time" office:time-value="PT19H20M00S">
            <text:p>19:20:00</text:p>
          </table:table-cell>
          <table:table-cell office:value-type="time" office:time-value="PT19H27M00S">
            <text:p>19:27:00</text:p>
          </table:table-cell>
          <table:table-cell table:style-name="ce1" office:value-type="string">
            <text:p>20:00 (2)</text:p>
          </table:table-cell>
          <table:table-cell table:number-columns-repeated="11"/>
        </table:table-row>
        <table:table-row table:style-name="ro4">
          <table:table-cell office:value-type="time" office:time-value="PT13H25M00S">
            <text:p>13:25:00</text:p>
          </table:table-cell>
          <table:table-cell office:value-type="time" office:time-value="PT13H56M00S">
            <text:p>13:56:00</text:p>
          </table:table-cell>
          <table:table-cell office:value-type="time" office:time-value="PT14H06M00S">
            <text:p>14:06:00</text:p>
          </table:table-cell>
          <table:table-cell office:value-type="string">
            <text:p>Por Av. Estrada</text:p>
          </table:table-cell>
          <table:table-cell office:value-type="time" office:time-value="PT14H18M00S">
            <text:p>14:18:00</text:p>
          </table:table-cell>
          <table:table-cell office:value-type="string">
            <text:p> </text:p>
          </table:table-cell>
          <table:table-cell office:value-type="time" office:time-value="PT14H33M00S">
            <text:p>14:33:00</text:p>
          </table:table-cell>
          <table:table-cell office:value-type="time" office:time-value="PT14H40M00S">
            <text:p>14:40:00</text:p>
          </table:table-cell>
          <table:table-cell office:value-type="time" office:time-value="PT15H10M00S">
            <text:p>15:10:00</text:p>
          </table:table-cell>
          <table:table-cell table:number-columns-repeated="2"/>
          <table:table-cell office:value-type="time" office:time-value="PT18H30M00S">
            <text:p>18:30:00</text:p>
          </table:table-cell>
          <table:table-cell office:value-type="time" office:time-value="PT19H00M00S">
            <text:p>19:00:00</text:p>
          </table:table-cell>
          <table:table-cell office:value-type="time" office:time-value="PT19H10M00S">
            <text:p>19:10:00</text:p>
          </table:table-cell>
          <table:table-cell office:value-type="string">
            <text:p> </text:p>
          </table:table-cell>
          <table:table-cell office:value-type="time" office:time-value="PT19H21M00S">
            <text:p>19:21:00</text:p>
          </table:table-cell>
          <table:table-cell office:value-type="string">
            <text:p> </text:p>
          </table:table-cell>
          <table:table-cell office:value-type="time" office:time-value="PT19H35M00S">
            <text:p>19:35:00</text:p>
          </table:table-cell>
          <table:table-cell office:value-type="time" office:time-value="PT19H42M00S">
            <text:p>19:42:00</text:p>
          </table:table-cell>
          <table:table-cell office:value-type="time" office:time-value="PT20H15M00S">
            <text:p>20:15:00</text:p>
          </table:table-cell>
          <table:table-cell table:number-columns-repeated="11"/>
        </table:table-row>
        <table:table-row table:style-name="ro4">
          <table:table-cell table:style-name="ce1" office:value-type="string">
            <text:p>13:40 (1)</text:p>
          </table:table-cell>
          <table:table-cell office:value-type="time" office:time-value="PT14H11M00S">
            <text:p>14:11:00</text:p>
          </table:table-cell>
          <table:table-cell office:value-type="time" office:time-value="PT14H21M00S">
            <text:p>14:21:00</text:p>
          </table:table-cell>
          <table:table-cell office:value-type="string">
            <text:p>Entra a Bº Mosconi</text:p>
          </table:table-cell>
          <table:table-cell office:value-type="time" office:time-value="PT14H33M00S">
            <text:p>14:33:00</text:p>
          </table:table-cell>
          <table:table-cell office:value-type="string">
            <text:p>Entra a Bº Mosconi</text:p>
          </table:table-cell>
          <table:table-cell office:value-type="time" office:time-value="PT14H48M00S">
            <text:p>14:48:00</text:p>
          </table:table-cell>
          <table:table-cell office:value-type="time" office:time-value="PT14H55M00S">
            <text:p>14:55:00</text:p>
          </table:table-cell>
          <table:table-cell office:value-type="time" office:time-value="PT15H25M00S">
            <text:p>15:25:00</text:p>
          </table:table-cell>
          <table:table-cell table:number-columns-repeated="2"/>
          <table:table-cell table:style-name="ce1" office:value-type="string">
            <text:p>18:45 (1)</text:p>
          </table:table-cell>
          <table:table-cell office:value-type="time" office:time-value="PT19H15M00S">
            <text:p>19:15:00</text:p>
          </table:table-cell>
          <table:table-cell office:value-type="time" office:time-value="PT19H25M00S">
            <text:p>19:25:00</text:p>
          </table:table-cell>
          <table:table-cell office:value-type="string">
            <text:p>Por Av. Estrada</text:p>
          </table:table-cell>
          <table:table-cell office:value-type="time" office:time-value="PT19H36M00S">
            <text:p>19:36:00</text:p>
          </table:table-cell>
          <table:table-cell office:value-type="string">
            <text:p>Entra a Bº Mosconi</text:p>
          </table:table-cell>
          <table:table-cell office:value-type="time" office:time-value="PT19H50M00S">
            <text:p>19:50:00</text:p>
          </table:table-cell>
          <table:table-cell office:value-type="time" office:time-value="PT19H57M00S">
            <text:p>19:57:00</text:p>
          </table:table-cell>
          <table:table-cell office:value-type="time" office:time-value="PT20H30M00S">
            <text:p>20:30:00</text:p>
          </table:table-cell>
          <table:table-cell table:number-columns-repeated="11"/>
        </table:table-row>
        <table:table-row table:style-name="ro4">
          <table:table-cell office:value-type="time" office:time-value="PT13H55M00S">
            <text:p>13:55:00</text:p>
          </table:table-cell>
          <table:table-cell office:value-type="time" office:time-value="PT14H26M00S">
            <text:p>14:26:00</text:p>
          </table:table-cell>
          <table:table-cell office:value-type="time" office:time-value="PT14H36M00S">
            <text:p>14:36:00</text:p>
          </table:table-cell>
          <table:table-cell office:value-type="string">
            <text:p> </text:p>
          </table:table-cell>
          <table:table-cell office:value-type="time" office:time-value="PT14H48M00S">
            <text:p>14:48:00</text:p>
          </table:table-cell>
          <table:table-cell office:value-type="string">
            <text:p>Por Av. Estrada</text:p>
          </table:table-cell>
          <table:table-cell office:value-type="time" office:time-value="PT15H03M00S">
            <text:p>15:03:00</text:p>
          </table:table-cell>
          <table:table-cell office:value-type="time" office:time-value="PT15H10M00S">
            <text:p>15:10:00</text:p>
          </table:table-cell>
          <table:table-cell office:value-type="time" office:time-value="PT15H40M00S">
            <text:p>15:40:00</text:p>
          </table:table-cell>
          <table:table-cell table:number-columns-repeated="2"/>
          <table:table-cell office:value-type="time" office:time-value="PT19H00M00S">
            <text:p>19:00:00</text:p>
          </table:table-cell>
          <table:table-cell office:value-type="time" office:time-value="PT19H30M00S">
            <text:p>19:30:00</text:p>
          </table:table-cell>
          <table:table-cell office:value-type="time" office:time-value="PT19H40M00S">
            <text:p>19:40:00</text:p>
          </table:table-cell>
          <table:table-cell office:value-type="string">
            <text:p>Entra a Bº Mosconi</text:p>
          </table:table-cell>
          <table:table-cell office:value-type="time" office:time-value="PT19H51M00S">
            <text:p>19:51:00</text:p>
          </table:table-cell>
          <table:table-cell office:value-type="string">
            <text:p> </text:p>
          </table:table-cell>
          <table:table-cell office:value-type="time" office:time-value="PT20H05M00S">
            <text:p>20:05:00</text:p>
          </table:table-cell>
          <table:table-cell office:value-type="time" office:time-value="PT20H12M00S">
            <text:p>20:12:00</text:p>
          </table:table-cell>
          <table:table-cell office:value-type="time" office:time-value="PT20H45M00S">
            <text:p>20:45:00</text:p>
          </table:table-cell>
          <table:table-cell table:number-columns-repeated="11"/>
        </table:table-row>
        <table:table-row table:style-name="ro1">
          <table:table-cell office:value-type="time" office:time-value="PT14H10M00S">
            <text:p>14:10:00</text:p>
          </table:table-cell>
          <table:table-cell office:value-type="time" office:time-value="PT14H41M00S">
            <text:p>14:41:00</text:p>
          </table:table-cell>
          <table:table-cell office:value-type="time" office:time-value="PT14H51M00S">
            <text:p>14:51:00</text:p>
          </table:table-cell>
          <table:table-cell office:value-type="string">
            <text:p> </text:p>
          </table:table-cell>
          <table:table-cell office:value-type="time" office:time-value="PT15H03M00S">
            <text:p>15:03:00</text:p>
          </table:table-cell>
          <table:table-cell office:value-type="string">
            <text:p> </text:p>
          </table:table-cell>
          <table:table-cell office:value-type="time" office:time-value="PT15H18M00S">
            <text:p>15:18:00</text:p>
          </table:table-cell>
          <table:table-cell office:value-type="time" office:time-value="PT15H25M00S">
            <text:p>15:25:00</text:p>
          </table:table-cell>
          <table:table-cell table:style-name="ce1" office:value-type="string">
            <text:p>15:55 (2)</text:p>
          </table:table-cell>
          <table:table-cell table:number-columns-repeated="2"/>
          <table:table-cell office:value-type="time" office:time-value="PT19H15M00S">
            <text:p>19:15:00</text:p>
          </table:table-cell>
          <table:table-cell office:value-type="time" office:time-value="PT19H45M00S">
            <text:p>19:45:00</text:p>
          </table:table-cell>
          <table:table-cell office:value-type="time" office:time-value="PT19H55M00S">
            <text:p>19:55:00</text:p>
          </table:table-cell>
          <table:table-cell office:value-type="string">
            <text:p> </text:p>
          </table:table-cell>
          <table:table-cell office:value-type="time" office:time-value="PT20H06M00S">
            <text:p>20:06:00</text:p>
          </table:table-cell>
          <table:table-cell office:value-type="string">
            <text:p> </text:p>
          </table:table-cell>
          <table:table-cell office:value-type="time" office:time-value="PT20H20M00S">
            <text:p>20:20:00</text:p>
          </table:table-cell>
          <table:table-cell office:value-type="time" office:time-value="PT20H27M00S">
            <text:p>20:27:00</text:p>
          </table:table-cell>
          <table:table-cell office:value-type="time" office:time-value="PT21H00M00S">
            <text:p>21:00:00</text:p>
          </table:table-cell>
          <table:table-cell table:number-columns-repeated="11"/>
        </table:table-row>
        <table:table-row table:style-name="ro4">
          <table:table-cell table:style-name="ce1" office:value-type="string">
            <text:p>14:25 (1)</text:p>
          </table:table-cell>
          <table:table-cell office:value-type="time" office:time-value="PT14H56M00S">
            <text:p>14:56:00</text:p>
          </table:table-cell>
          <table:table-cell office:value-type="time" office:time-value="PT15H06M00S">
            <text:p>15:06:00</text:p>
          </table:table-cell>
          <table:table-cell office:value-type="string">
            <text:p>Entra a Bº Mosconi</text:p>
          </table:table-cell>
          <table:table-cell office:value-type="time" office:time-value="PT15H18M00S">
            <text:p>15:18:00</text:p>
          </table:table-cell>
          <table:table-cell office:value-type="string">
            <text:p>Entra a Bº Mosconi</text:p>
          </table:table-cell>
          <table:table-cell office:value-type="time" office:time-value="PT15H33M00S">
            <text:p>15:33:00</text:p>
          </table:table-cell>
          <table:table-cell office:value-type="time" office:time-value="PT15H40M00S">
            <text:p>15:40:00</text:p>
          </table:table-cell>
          <table:table-cell office:value-type="time" office:time-value="PT16H10M00S">
            <text:p>16:10:00</text:p>
          </table:table-cell>
          <table:table-cell table:number-columns-repeated="2"/>
          <table:table-cell office:value-type="time" office:time-value="PT19H30M00S">
            <text:p>19:30:00</text:p>
          </table:table-cell>
          <table:table-cell office:value-type="time" office:time-value="PT20H00M00S">
            <text:p>20:00:00</text:p>
          </table:table-cell>
          <table:table-cell office:value-type="time" office:time-value="PT20H10M00S">
            <text:p>20:10:00</text:p>
          </table:table-cell>
          <table:table-cell office:value-type="string">
            <text:p> </text:p>
          </table:table-cell>
          <table:table-cell office:value-type="time" office:time-value="PT20H21M00S">
            <text:p>20:21:00</text:p>
          </table:table-cell>
          <table:table-cell office:value-type="string">
            <text:p>Por Av. Estrada</text:p>
          </table:table-cell>
          <table:table-cell office:value-type="time" office:time-value="PT20H35M00S">
            <text:p>20:35:00</text:p>
          </table:table-cell>
          <table:table-cell office:value-type="time" office:time-value="PT20H42M00S">
            <text:p>20:42:00</text:p>
          </table:table-cell>
          <table:table-cell table:style-name="ce1" office:value-type="string">
            <text:p>21:15 (2)</text:p>
          </table:table-cell>
          <table:table-cell table:number-columns-repeated="11"/>
        </table:table-row>
        <table:table-row table:style-name="ro4">
          <table:table-cell office:value-type="time" office:time-value="PT14H40M00S">
            <text:p>14:40:00</text:p>
          </table:table-cell>
          <table:table-cell office:value-type="time" office:time-value="PT15H11M00S">
            <text:p>15:11:00</text:p>
          </table:table-cell>
          <table:table-cell office:value-type="time" office:time-value="PT15H21M00S">
            <text:p>15:21:00</text:p>
          </table:table-cell>
          <table:table-cell office:value-type="string">
            <text:p>Por Av. Estrada</text:p>
          </table:table-cell>
          <table:table-cell office:value-type="time" office:time-value="PT15H33M00S">
            <text:p>15:33:00</text:p>
          </table:table-cell>
          <table:table-cell office:value-type="string">
            <text:p> </text:p>
          </table:table-cell>
          <table:table-cell office:value-type="time" office:time-value="PT15H48M00S">
            <text:p>15:48:00</text:p>
          </table:table-cell>
          <table:table-cell office:value-type="time" office:time-value="PT15H55M00S">
            <text:p>15:55:00</text:p>
          </table:table-cell>
          <table:table-cell office:value-type="time" office:time-value="PT16H25M00S">
            <text:p>16:25:00</text:p>
          </table:table-cell>
          <table:table-cell table:number-columns-repeated="2"/>
          <table:table-cell office:value-type="time" office:time-value="PT19H45M00S">
            <text:p>19:45:00</text:p>
          </table:table-cell>
          <table:table-cell office:value-type="time" office:time-value="PT20H15M00S">
            <text:p>20:15:00</text:p>
          </table:table-cell>
          <table:table-cell office:value-type="time" office:time-value="PT20H25M00S">
            <text:p>20:25:00</text:p>
          </table:table-cell>
          <table:table-cell office:value-type="string">
            <text:p> </text:p>
          </table:table-cell>
          <table:table-cell office:value-type="time" office:time-value="PT20H36M00S">
            <text:p>20:36:00</text:p>
          </table:table-cell>
          <table:table-cell office:value-type="string">
            <text:p>Entra a Bº Mosconi</text:p>
          </table:table-cell>
          <table:table-cell office:value-type="time" office:time-value="PT20H50M00S">
            <text:p>20:50:00</text:p>
          </table:table-cell>
          <table:table-cell office:value-type="time" office:time-value="PT20H57M00S">
            <text:p>20:57:00</text:p>
          </table:table-cell>
          <table:table-cell office:value-type="time" office:time-value="PT21H30M00S">
            <text:p>21:30:00</text:p>
          </table:table-cell>
          <table:table-cell table:number-columns-repeated="11"/>
        </table:table-row>
        <table:table-row table:style-name="ro4">
          <table:table-cell office:value-type="time" office:time-value="PT14H55M00S">
            <text:p>14:55:00</text:p>
          </table:table-cell>
          <table:table-cell office:value-type="time" office:time-value="PT15H26M00S">
            <text:p>15:26:00</text:p>
          </table:table-cell>
          <table:table-cell office:value-type="time" office:time-value="PT15H36M00S">
            <text:p>15:36:00</text:p>
          </table:table-cell>
          <table:table-cell office:value-type="string">
            <text:p> </text:p>
          </table:table-cell>
          <table:table-cell office:value-type="time" office:time-value="PT15H48M00S">
            <text:p>15:48:00</text:p>
          </table:table-cell>
          <table:table-cell office:value-type="string">
            <text:p>Por Av. Estrada</text:p>
          </table:table-cell>
          <table:table-cell office:value-type="time" office:time-value="PT16H03M00S">
            <text:p>16:03:00</text:p>
          </table:table-cell>
          <table:table-cell office:value-type="time" office:time-value="PT16H10M00S">
            <text:p>16:10:00</text:p>
          </table:table-cell>
          <table:table-cell table:style-name="ce1" office:value-type="string">
            <text:p>16:40 (2)</text:p>
          </table:table-cell>
          <table:table-cell table:number-columns-repeated="2"/>
          <table:table-cell office:value-type="time" office:time-value="PT20H00M00S">
            <text:p>20:00:00</text:p>
          </table:table-cell>
          <table:table-cell office:value-type="time" office:time-value="PT20H30M00S">
            <text:p>20:30:00</text:p>
          </table:table-cell>
          <table:table-cell office:value-type="time" office:time-value="PT20H40M00S">
            <text:p>20:40:00</text:p>
          </table:table-cell>
          <table:table-cell office:value-type="string">
            <text:p>Entra a Bº Mosconi</text:p>
          </table:table-cell>
          <table:table-cell office:value-type="time" office:time-value="PT20H51M00S">
            <text:p>20:51:00</text:p>
          </table:table-cell>
          <table:table-cell office:value-type="string">
            <text:p> </text:p>
          </table:table-cell>
          <table:table-cell office:value-type="time" office:time-value="PT21H05M00S">
            <text:p>21:05:00</text:p>
          </table:table-cell>
          <table:table-cell office:value-type="time" office:time-value="PT21H12M00S">
            <text:p>21:12:00</text:p>
          </table:table-cell>
          <table:table-cell office:value-type="time" office:time-value="PT21H45M00S">
            <text:p>21:45:00</text:p>
          </table:table-cell>
          <table:table-cell table:number-columns-repeated="11"/>
        </table:table-row>
        <table:table-row table:style-name="ro4">
          <table:table-cell table:style-name="ce1" office:value-type="string">
            <text:p>15:10 (1)</text:p>
          </table:table-cell>
          <table:table-cell office:value-type="time" office:time-value="PT15H41M00S">
            <text:p>15:41:00</text:p>
          </table:table-cell>
          <table:table-cell office:value-type="time" office:time-value="PT15H51M00S">
            <text:p>15:51:00</text:p>
          </table:table-cell>
          <table:table-cell office:value-type="string">
            <text:p> </text:p>
          </table:table-cell>
          <table:table-cell office:value-type="time" office:time-value="PT16H03M00S">
            <text:p>16:03:00</text:p>
          </table:table-cell>
          <table:table-cell office:value-type="string">
            <text:p>Entra a Bº Mosconi</text:p>
          </table:table-cell>
          <table:table-cell office:value-type="time" office:time-value="PT16H18M00S">
            <text:p>16:18:00</text:p>
          </table:table-cell>
          <table:table-cell office:value-type="time" office:time-value="PT16H25M00S">
            <text:p>16:25:00</text:p>
          </table:table-cell>
          <table:table-cell office:value-type="time" office:time-value="PT16H55M00S">
            <text:p>16:55:00</text:p>
          </table:table-cell>
          <table:table-cell table:number-columns-repeated="2"/>
          <table:table-cell table:style-name="ce1" office:value-type="string">
            <text:p>20:15 (1)</text:p>
          </table:table-cell>
          <table:table-cell office:value-type="time" office:time-value="PT20H45M00S">
            <text:p>20:45:00</text:p>
          </table:table-cell>
          <table:table-cell office:value-type="time" office:time-value="PT20H55M00S">
            <text:p>20:55:00</text:p>
          </table:table-cell>
          <table:table-cell office:value-type="string">
            <text:p>Por Av. Estrada</text:p>
          </table:table-cell>
          <table:table-cell office:value-type="time" office:time-value="PT21H06M00S">
            <text:p>21:06:00</text:p>
          </table:table-cell>
          <table:table-cell office:value-type="string">
            <text:p> </text:p>
          </table:table-cell>
          <table:table-cell office:value-type="time" office:time-value="PT21H20M00S">
            <text:p>21:20:00</text:p>
          </table:table-cell>
          <table:table-cell office:value-type="time" office:time-value="PT21H27M00S">
            <text:p>21:27:00</text:p>
          </table:table-cell>
          <table:table-cell office:value-type="time" office:time-value="PT22H00M00S">
            <text:p>22:00:00</text:p>
          </table:table-cell>
          <table:table-cell table:number-columns-repeated="11"/>
        </table:table-row>
        <table:table-row table:style-name="ro4">
          <table:table-cell office:value-type="time" office:time-value="PT15H25M00S">
            <text:p>15:25:00</text:p>
          </table:table-cell>
          <table:table-cell office:value-type="time" office:time-value="PT15H56M00S">
            <text:p>15:56:00</text:p>
          </table:table-cell>
          <table:table-cell office:value-type="time" office:time-value="PT16H06M00S">
            <text:p>16:06:00</text:p>
          </table:table-cell>
          <table:table-cell office:value-type="string">
            <text:p>Entra a Bº Mosconi</text:p>
          </table:table-cell>
          <table:table-cell office:value-type="time" office:time-value="PT16H18M00S">
            <text:p>16:18:00</text:p>
          </table:table-cell>
          <table:table-cell office:value-type="string">
            <text:p> </text:p>
          </table:table-cell>
          <table:table-cell office:value-type="time" office:time-value="PT16H33M00S">
            <text:p>16:33:00</text:p>
          </table:table-cell>
          <table:table-cell office:value-type="time" office:time-value="PT16H40M00S">
            <text:p>16:40:00</text:p>
          </table:table-cell>
          <table:table-cell office:value-type="time" office:time-value="PT17H12M00S">
            <text:p>17:12:00</text:p>
          </table:table-cell>
          <table:table-cell table:number-columns-repeated="2"/>
          <table:table-cell office:value-type="time" office:time-value="PT20H30M00S">
            <text:p>20:30:00</text:p>
          </table:table-cell>
          <table:table-cell office:value-type="time" office:time-value="PT21H00M00S">
            <text:p>21:00:00</text:p>
          </table:table-cell>
          <table:table-cell office:value-type="time" office:time-value="PT21H10M00S">
            <text:p>21:10:00</text:p>
          </table:table-cell>
          <table:table-cell office:value-type="string">
            <text:p> </text:p>
          </table:table-cell>
          <table:table-cell office:value-type="time" office:time-value="PT21H21M00S">
            <text:p>21:21:00</text:p>
          </table:table-cell>
          <table:table-cell office:value-type="string">
            <text:p>Por Av. Estrada</text:p>
          </table:table-cell>
          <table:table-cell office:value-type="time" office:time-value="PT21H35M00S">
            <text:p>21:35:00</text:p>
          </table:table-cell>
          <table:table-cell office:value-type="time" office:time-value="PT21H42M00S">
            <text:p>21:42:00</text:p>
          </table:table-cell>
          <table:table-cell office:value-type="time" office:time-value="PT22H15M00S">
            <text:p>22:15:00</text:p>
          </table:table-cell>
          <table:table-cell table:number-columns-repeated="11"/>
        </table:table-row>
        <table:table-row table:style-name="ro4">
          <table:table-cell office:value-type="time" office:time-value="PT15H40M00S">
            <text:p>15:40:00</text:p>
          </table:table-cell>
          <table:table-cell office:value-type="time" office:time-value="PT16H11M00S">
            <text:p>16:11:00</text:p>
          </table:table-cell>
          <table:table-cell office:value-type="time" office:time-value="PT16H21M00S">
            <text:p>16:21:00</text:p>
          </table:table-cell>
          <table:table-cell office:value-type="string">
            <text:p>Por Av. Estrada</text:p>
          </table:table-cell>
          <table:table-cell office:value-type="time" office:time-value="PT16H33M00S">
            <text:p>16:33:00</text:p>
          </table:table-cell>
          <table:table-cell office:value-type="string">
            <text:p> </text:p>
          </table:table-cell>
          <table:table-cell office:value-type="time" office:time-value="PT16H48M00S">
            <text:p>16:48:00</text:p>
          </table:table-cell>
          <table:table-cell office:value-type="time" office:time-value="PT16H55M00S">
            <text:p>16:55:00</text:p>
          </table:table-cell>
          <table:table-cell table:style-name="ce1" office:value-type="string">
            <text:p>17:28 (2)</text:p>
          </table:table-cell>
          <table:table-cell table:number-columns-repeated="2"/>
          <table:table-cell office:value-type="time" office:time-value="PT20H50M00S">
            <text:p>20:50:00</text:p>
          </table:table-cell>
          <table:table-cell office:value-type="time" office:time-value="PT21H19M00S">
            <text:p>21:19:00</text:p>
          </table:table-cell>
          <table:table-cell office:value-type="time" office:time-value="PT21H29M00S">
            <text:p>21:29:00</text:p>
          </table:table-cell>
          <table:table-cell office:value-type="string">
            <text:p> </text:p>
          </table:table-cell>
          <table:table-cell office:value-type="time" office:time-value="PT21H40M00S">
            <text:p>21:40:00</text:p>
          </table:table-cell>
          <table:table-cell office:value-type="string">
            <text:p>Entra a Bº Mosconi</text:p>
          </table:table-cell>
          <table:table-cell office:value-type="time" office:time-value="PT21H53M00S">
            <text:p>21:53:00</text:p>
          </table:table-cell>
          <table:table-cell office:value-type="time" office:time-value="PT22H00M00S">
            <text:p>22:00:00</text:p>
          </table:table-cell>
          <table:table-cell table:style-name="ce1" office:value-type="string">
            <text:p>22:32 (2)</text:p>
          </table:table-cell>
          <table:table-cell table:number-columns-repeated="11"/>
        </table:table-row>
        <table:table-row table:style-name="ro4">
          <table:table-cell office:value-type="time" office:time-value="PT15H55M00S">
            <text:p>15:55:00</text:p>
          </table:table-cell>
          <table:table-cell office:value-type="time" office:time-value="PT16H26M00S">
            <text:p>16:26:00</text:p>
          </table:table-cell>
          <table:table-cell office:value-type="time" office:time-value="PT16H36M00S">
            <text:p>16:36:00</text:p>
          </table:table-cell>
          <table:table-cell office:value-type="string">
            <text:p> </text:p>
          </table:table-cell>
          <table:table-cell office:value-type="time" office:time-value="PT16H48M00S">
            <text:p>16:48:00</text:p>
          </table:table-cell>
          <table:table-cell office:value-type="string">
            <text:p>Entra a Bº Mosconi</text:p>
          </table:table-cell>
          <table:table-cell office:value-type="time" office:time-value="PT17H03M00S">
            <text:p>17:03:00</text:p>
          </table:table-cell>
          <table:table-cell office:value-type="time" office:time-value="PT17H10M00S">
            <text:p>17:10:00</text:p>
          </table:table-cell>
          <table:table-cell office:value-type="time" office:time-value="PT17H43M00S">
            <text:p>17:43:00</text:p>
          </table:table-cell>
          <table:table-cell table:number-columns-repeated="2"/>
          <table:table-cell office:value-type="time" office:time-value="PT21H10M00S">
            <text:p>21:10:00</text:p>
          </table:table-cell>
          <table:table-cell office:value-type="time" office:time-value="PT21H38M00S">
            <text:p>21:38:00</text:p>
          </table:table-cell>
          <table:table-cell office:value-type="time" office:time-value="PT21H48M00S">
            <text:p>21:48:00</text:p>
          </table:table-cell>
          <table:table-cell office:value-type="string">
            <text:p>Entra a Bº Mosconi</text:p>
          </table:table-cell>
          <table:table-cell office:value-type="time" office:time-value="PT21H59M00S">
            <text:p>21:59:00</text:p>
          </table:table-cell>
          <table:table-cell office:value-type="string">
            <text:p> </text:p>
          </table:table-cell>
          <table:table-cell office:value-type="time" office:time-value="PT22H12M00S">
            <text:p>22:12:00</text:p>
          </table:table-cell>
          <table:table-cell office:value-type="time" office:time-value="PT22H19M00S">
            <text:p>22:19:00</text:p>
          </table:table-cell>
          <table:table-cell office:value-type="time" office:time-value="PT22H50M00S">
            <text:p>22:50:00</text:p>
          </table:table-cell>
          <table:table-cell table:number-columns-repeated="11"/>
        </table:table-row>
        <table:table-row table:style-name="ro4">
          <table:table-cell table:style-name="ce1" office:value-type="string">
            <text:p>16:10 (1)</text:p>
          </table:table-cell>
          <table:table-cell office:value-type="time" office:time-value="PT16H41M00S">
            <text:p>16:41:00</text:p>
          </table:table-cell>
          <table:table-cell office:value-type="time" office:time-value="PT16H51M00S">
            <text:p>16:51:00</text:p>
          </table:table-cell>
          <table:table-cell office:value-type="string">
            <text:p>Entra a Bº Mosconi</text:p>
          </table:table-cell>
          <table:table-cell office:value-type="time" office:time-value="PT17H03M00S">
            <text:p>17:03:00</text:p>
          </table:table-cell>
          <table:table-cell office:value-type="string">
            <text:p>Por Av. Estrada</text:p>
          </table:table-cell>
          <table:table-cell office:value-type="time" office:time-value="PT17H18M00S">
            <text:p>17:18:00</text:p>
          </table:table-cell>
          <table:table-cell office:value-type="time" office:time-value="PT17H25M00S">
            <text:p>17:25:00</text:p>
          </table:table-cell>
          <table:table-cell office:value-type="time" office:time-value="PT17H58M00S">
            <text:p>17:58:00</text:p>
          </table:table-cell>
          <table:table-cell table:number-columns-repeated="2"/>
          <table:table-cell table:style-name="ce1" office:value-type="string">
            <text:p>21:30 (1)</text:p>
          </table:table-cell>
          <table:table-cell office:value-type="time" office:time-value="PT21H58M00S">
            <text:p>21:58:00</text:p>
          </table:table-cell>
          <table:table-cell office:value-type="time" office:time-value="PT22H07M00S">
            <text:p>22:07:00</text:p>
          </table:table-cell>
          <table:table-cell office:value-type="string">
            <text:p>Por Av. Estrada</text:p>
          </table:table-cell>
          <table:table-cell office:value-type="time" office:time-value="PT22H16M00S">
            <text:p>22:16:00</text:p>
          </table:table-cell>
          <table:table-cell office:value-type="string">
            <text:p> </text:p>
          </table:table-cell>
          <table:table-cell office:value-type="time" office:time-value="PT22H28M00S">
            <text:p>22:28:00</text:p>
          </table:table-cell>
          <table:table-cell office:value-type="time" office:time-value="PT22H35M00S">
            <text:p>22:35:00</text:p>
          </table:table-cell>
          <table:table-cell office:value-type="time" office:time-value="PT23H06M00S">
            <text:p>23:06:00</text:p>
          </table:table-cell>
          <table:table-cell table:number-columns-repeated="11"/>
        </table:table-row>
        <table:table-row table:style-name="ro4">
          <table:table-cell office:value-type="time" office:time-value="PT16H25M00S">
            <text:p>16:25:00</text:p>
          </table:table-cell>
          <table:table-cell office:value-type="time" office:time-value="PT16H56M00S">
            <text:p>16:56:00</text:p>
          </table:table-cell>
          <table:table-cell office:value-type="time" office:time-value="PT17H06M00S">
            <text:p>17:06:00</text:p>
          </table:table-cell>
          <table:table-cell office:value-type="string">
            <text:p> </text:p>
          </table:table-cell>
          <table:table-cell office:value-type="time" office:time-value="PT17H18M00S">
            <text:p>17:18:00</text:p>
          </table:table-cell>
          <table:table-cell office:value-type="string">
            <text:p> </text:p>
          </table:table-cell>
          <table:table-cell office:value-type="time" office:time-value="PT17H33M00S">
            <text:p>17:33:00</text:p>
          </table:table-cell>
          <table:table-cell office:value-type="time" office:time-value="PT17H40M00S">
            <text:p>17:40:00</text:p>
          </table:table-cell>
          <table:table-cell table:style-name="ce1" office:value-type="string">
            <text:p>18:13 (2)</text:p>
          </table:table-cell>
          <table:table-cell table:number-columns-repeated="2"/>
          <table:table-cell office:value-type="time" office:time-value="PT21H50M00S">
            <text:p>21:50:00</text:p>
          </table:table-cell>
          <table:table-cell office:value-type="time" office:time-value="PT22H18M00S">
            <text:p>22:18:00</text:p>
          </table:table-cell>
          <table:table-cell office:value-type="time" office:time-value="PT22H27M00S">
            <text:p>22:27:00</text:p>
          </table:table-cell>
          <table:table-cell office:value-type="string">
            <text:p> </text:p>
          </table:table-cell>
          <table:table-cell office:value-type="time" office:time-value="PT22H36M00S">
            <text:p>22:36:00</text:p>
          </table:table-cell>
          <table:table-cell office:value-type="string">
            <text:p>Entra a Bº Mosconi</text:p>
          </table:table-cell>
          <table:table-cell office:value-type="time" office:time-value="PT22H48M00S">
            <text:p>22:48:00</text:p>
          </table:table-cell>
          <table:table-cell office:value-type="time" office:time-value="PT22H55M00S">
            <text:p>22:55:00</text:p>
          </table:table-cell>
          <table:table-cell table:style-name="ce1" office:value-type="string">
            <text:p>23:24 (2)</text:p>
          </table:table-cell>
          <table:table-cell table:number-columns-repeated="11"/>
        </table:table-row>
        <table:table-row table:style-name="ro4">
          <table:table-cell office:value-type="time" office:time-value="PT16H37M00S">
            <text:p>16:37:00</text:p>
          </table:table-cell>
          <table:table-cell office:value-type="time" office:time-value="PT17H08M00S">
            <text:p>17:08:00</text:p>
          </table:table-cell>
          <table:table-cell office:value-type="time" office:time-value="PT17H18M00S">
            <text:p>17:18:00</text:p>
          </table:table-cell>
          <table:table-cell office:value-type="string">
            <text:p>Por Av. Estrada</text:p>
          </table:table-cell>
          <table:table-cell office:value-type="time" office:time-value="PT17H30M00S">
            <text:p>17:30:00</text:p>
          </table:table-cell>
          <table:table-cell office:value-type="string">
            <text:p>Entra a Bº Mosconi</text:p>
          </table:table-cell>
          <table:table-cell office:value-type="time" office:time-value="PT17H45M00S">
            <text:p>17:45:00</text:p>
          </table:table-cell>
          <table:table-cell office:value-type="time" office:time-value="PT17H52M00S">
            <text:p>17:52:00</text:p>
          </table:table-cell>
          <table:table-cell office:value-type="time" office:time-value="PT18H26M00S">
            <text:p>18:26:00</text:p>
          </table:table-cell>
          <table:table-cell table:number-columns-repeated="2"/>
          <table:table-cell office:value-type="time" office:time-value="PT22H10M00S">
            <text:p>22:10:00</text:p>
          </table:table-cell>
          <table:table-cell office:value-type="time" office:time-value="PT22H38M00S">
            <text:p>22:38:00</text:p>
          </table:table-cell>
          <table:table-cell office:value-type="time" office:time-value="PT22H47M00S">
            <text:p>22:47:00</text:p>
          </table:table-cell>
          <table:table-cell office:value-type="string">
            <text:p>Entra a Bº Mosconi</text:p>
          </table:table-cell>
          <table:table-cell office:value-type="time" office:time-value="PT22H56M00S">
            <text:p>22:56:00</text:p>
          </table:table-cell>
          <table:table-cell office:value-type="string">
            <text:p>Por Av. Estrada</text:p>
          </table:table-cell>
          <table:table-cell office:value-type="time" office:time-value="PT23H07M00S">
            <text:p>23:07:00</text:p>
          </table:table-cell>
          <table:table-cell office:value-type="time" office:time-value="PT23H14M00S">
            <text:p>23:14:00</text:p>
          </table:table-cell>
          <table:table-cell office:value-type="time" office:time-value="PT23H42M00S">
            <text:p>23:42:00</text:p>
          </table:table-cell>
          <table:table-cell table:number-columns-repeated="11"/>
        </table:table-row>
        <table:table-row table:style-name="ro4">
          <table:table-cell office:value-type="time" office:time-value="PT16H48M00S">
            <text:p>16:48:00</text:p>
          </table:table-cell>
          <table:table-cell office:value-type="time" office:time-value="PT17H19M00S">
            <text:p>17:19:00</text:p>
          </table:table-cell>
          <table:table-cell office:value-type="time" office:time-value="PT17H29M00S">
            <text:p>17:29:00</text:p>
          </table:table-cell>
          <table:table-cell office:value-type="string">
            <text:p>Entra a Bº Mosconi</text:p>
          </table:table-cell>
          <table:table-cell office:value-type="time" office:time-value="PT17H41M00S">
            <text:p>17:41:00</text:p>
          </table:table-cell>
          <table:table-cell office:value-type="string">
            <text:p> </text:p>
          </table:table-cell>
          <table:table-cell office:value-type="time" office:time-value="PT17H56M00S">
            <text:p>17:56:00</text:p>
          </table:table-cell>
          <table:table-cell office:value-type="time" office:time-value="PT18H03M00S">
            <text:p>18:03:00</text:p>
          </table:table-cell>
          <table:table-cell office:value-type="time" office:time-value="PT18H37M00S">
            <text:p>18:37:00</text:p>
          </table:table-cell>
          <table:table-cell table:number-columns-repeated="2"/>
          <table:table-cell office:value-type="time" office:time-value="PT22H30M00S">
            <text:p>22:30:00</text:p>
          </table:table-cell>
          <table:table-cell office:value-type="time" office:time-value="PT22H58M00S">
            <text:p>22:58:00</text:p>
          </table:table-cell>
          <table:table-cell office:value-type="time" office:time-value="PT23H07M00S">
            <text:p>23:07:00</text:p>
          </table:table-cell>
          <table:table-cell office:value-type="string">
            <text:p> </text:p>
          </table:table-cell>
          <table:table-cell office:value-type="time" office:time-value="PT23H16M00S">
            <text:p>23:16:00</text:p>
          </table:table-cell>
          <table:table-cell office:value-type="string">
            <text:p> </text:p>
          </table:table-cell>
          <table:table-cell office:value-type="time" office:time-value="PT23H27M00S">
            <text:p>23:27:00</text:p>
          </table:table-cell>
          <table:table-cell office:value-type="time" office:time-value="PT23H33M00S">
            <text:p>23:33:00</text:p>
          </table:table-cell>
          <table:table-cell office:value-type="time" office:time-value="PT23H59M00S">
            <text:p>23:59:00</text:p>
          </table:table-cell>
          <table:table-cell table:number-columns-repeated="11"/>
        </table:table-row>
        <table:table-row table:style-name="ro4">
          <table:table-cell table:style-name="ce1" office:value-type="string">
            <text:p>16:59 (1)</text:p>
          </table:table-cell>
          <table:table-cell office:value-type="time" office:time-value="PT17H30M00S">
            <text:p>17:30:00</text:p>
          </table:table-cell>
          <table:table-cell office:value-type="time" office:time-value="PT17H40M00S">
            <text:p>17:40:00</text:p>
          </table:table-cell>
          <table:table-cell office:value-type="string">
            <text:p> </text:p>
          </table:table-cell>
          <table:table-cell office:value-type="time" office:time-value="PT17H53M00S">
            <text:p>17:53:00</text:p>
          </table:table-cell>
          <table:table-cell office:value-type="string">
            <text:p> </text:p>
          </table:table-cell>
          <table:table-cell office:value-type="time" office:time-value="PT18H08M00S">
            <text:p>18:08:00</text:p>
          </table:table-cell>
          <table:table-cell office:value-type="time" office:time-value="PT18H15M00S">
            <text:p>18:15:00</text:p>
          </table:table-cell>
          <table:table-cell office:value-type="time" office:time-value="PT18H49M00S">
            <text:p>18:49:00</text:p>
          </table:table-cell>
          <table:table-cell table:number-columns-repeated="2"/>
          <table:table-cell table:style-name="ce1" office:value-type="string">
            <text:p>22:55 (1)</text:p>
          </table:table-cell>
          <table:table-cell office:value-type="time" office:time-value="PT23H23M00S">
            <text:p>23:23:00</text:p>
          </table:table-cell>
          <table:table-cell office:value-type="time" office:time-value="PT23H32M00S">
            <text:p>23:32:00</text:p>
          </table:table-cell>
          <table:table-cell office:value-type="string">
            <text:p> </text:p>
          </table:table-cell>
          <table:table-cell office:value-type="time" office:time-value="PT23H41M00S">
            <text:p>23:41:00</text:p>
          </table:table-cell>
          <table:table-cell office:value-type="string">
            <text:p>Entra a Bº Mosconi</text:p>
          </table:table-cell>
          <table:table-cell office:value-type="time" office:time-value="PT23H51M00S">
            <text:p>23:51:00</text:p>
          </table:table-cell>
          <table:table-cell office:value-type="time" office:time-value="PT23H57M00S">
            <text:p>23:57:00</text:p>
          </table:table-cell>
          <table:table-cell office:value-type="time" office:time-value="PT00H23M00S">
            <text:p>00:23:00</text:p>
          </table:table-cell>
          <table:table-cell table:number-columns-repeated="11"/>
        </table:table-row>
        <table:table-row table:style-name="ro4">
          <table:table-cell office:value-type="time" office:time-value="PT17H10M00S">
            <text:p>17:10:00</text:p>
          </table:table-cell>
          <table:table-cell office:value-type="time" office:time-value="PT17H41M00S">
            <text:p>17:41:00</text:p>
          </table:table-cell>
          <table:table-cell office:value-type="time" office:time-value="PT17H51M00S">
            <text:p>17:51:00</text:p>
          </table:table-cell>
          <table:table-cell office:value-type="string">
            <text:p> </text:p>
          </table:table-cell>
          <table:table-cell office:value-type="time" office:time-value="PT18H04M00S">
            <text:p>18:04:00</text:p>
          </table:table-cell>
          <table:table-cell office:value-type="string">
            <text:p>Por Av. Estrada</text:p>
          </table:table-cell>
          <table:table-cell office:value-type="time" office:time-value="PT18H20M00S">
            <text:p>18:20:00</text:p>
          </table:table-cell>
          <table:table-cell office:value-type="time" office:time-value="PT18H27M00S">
            <text:p>18:27:00</text:p>
          </table:table-cell>
          <table:table-cell office:value-type="time" office:time-value="PT19H01M00S">
            <text:p>19:01:00</text:p>
          </table:table-cell>
          <table:table-cell table:number-columns-repeated="2"/>
          <table:table-cell office:value-type="time" office:time-value="PT23H16M00S">
            <text:p>23:16:00</text:p>
          </table:table-cell>
          <table:table-cell office:value-type="time" office:time-value="PT23H44M00S">
            <text:p>23:44:00</text:p>
          </table:table-cell>
          <table:table-cell office:value-type="time" office:time-value="PT23H53M00S">
            <text:p>23:53:00</text:p>
          </table:table-cell>
          <table:table-cell office:value-type="string">
            <text:p>Por Av. Estrada</text:p>
          </table:table-cell>
          <table:table-cell office:value-type="time" office:time-value="PT00H02M00S">
            <text:p>00:02:00</text:p>
          </table:table-cell>
          <table:table-cell office:value-type="string">
            <text:p> </text:p>
          </table:table-cell>
          <table:table-cell office:value-type="time" office:time-value="PT00H12M00S">
            <text:p>00:12:00</text:p>
          </table:table-cell>
          <table:table-cell office:value-type="time" office:time-value="PT00H18M00S">
            <text:p>00:18:00</text:p>
          </table:table-cell>
          <table:table-cell office:value-type="time" office:time-value="PT00H43M00S">
            <text:p>00:43:00</text:p>
          </table:table-cell>
          <table:table-cell table:number-columns-repeated="11"/>
        </table:table-row>
        <table:table-row table:style-name="ro4">
          <table:table-cell office:value-type="time" office:time-value="PT17H20M00S">
            <text:p>17:20:00</text:p>
          </table:table-cell>
          <table:table-cell office:value-type="time" office:time-value="PT17H51M00S">
            <text:p>17:51:00</text:p>
          </table:table-cell>
          <table:table-cell office:value-type="time" office:time-value="PT18H01M00S">
            <text:p>18:01:00</text:p>
          </table:table-cell>
          <table:table-cell office:value-type="string">
            <text:p> </text:p>
          </table:table-cell>
          <table:table-cell office:value-type="time" office:time-value="PT18H14M00S">
            <text:p>18:14:00</text:p>
          </table:table-cell>
          <table:table-cell office:value-type="string">
            <text:p>Entra a Bº Mosconi</text:p>
          </table:table-cell>
          <table:table-cell office:value-type="time" office:time-value="PT18H30M00S">
            <text:p>18:30:00</text:p>
          </table:table-cell>
          <table:table-cell office:value-type="time" office:time-value="PT18H37M00S">
            <text:p>18:37:00</text:p>
          </table:table-cell>
          <table:table-cell table:style-name="ce1" office:value-type="string">
            <text:p>19:11 (2)</text:p>
          </table:table-cell>
          <table:table-cell table:number-columns-repeated="2"/>
          <table:table-cell table:style-name="ce1" office:value-type="string">
            <text:p>23:38 (1)</text:p>
          </table:table-cell>
          <table:table-cell office:value-type="time" office:time-value="PT00H01M00S">
            <text:p>00:01:00</text:p>
          </table:table-cell>
          <table:table-cell office:value-type="time" office:time-value="PT00H08M00S">
            <text:p>00:08:00</text:p>
          </table:table-cell>
          <table:table-cell office:value-type="string">
            <text:p>Entra a Bº Mosconi</text:p>
          </table:table-cell>
          <table:table-cell office:value-type="time" office:time-value="PT00H16M00S">
            <text:p>00:16:00</text:p>
          </table:table-cell>
          <table:table-cell office:value-type="string">
            <text:p> 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number-columns-repeated="11"/>
        </table:table-row>
        <table:table-row table:style-name="ro4">
          <table:table-cell office:value-type="time" office:time-value="PT17H30M00S">
            <text:p>17:30:00</text:p>
          </table:table-cell>
          <table:table-cell office:value-type="time" office:time-value="PT18H01M00S">
            <text:p>18:01:00</text:p>
          </table:table-cell>
          <table:table-cell office:value-type="time" office:time-value="PT18H11M00S">
            <text:p>18:11:00</text:p>
          </table:table-cell>
          <table:table-cell office:value-type="string">
            <text:p>Entra a Bº Mosconi</text:p>
          </table:table-cell>
          <table:table-cell office:value-type="time" office:time-value="PT18H24M00S">
            <text:p>18:24:00</text:p>
          </table:table-cell>
          <table:table-cell office:value-type="string">
            <text:p> </text:p>
          </table:table-cell>
          <table:table-cell office:value-type="time" office:time-value="PT18H40M00S">
            <text:p>18:40:00</text:p>
          </table:table-cell>
          <table:table-cell office:value-type="time" office:time-value="PT18H47M00S">
            <text:p>18:47:00</text:p>
          </table:table-cell>
          <table:table-cell office:value-type="time" office:time-value="PT19H21M00S">
            <text:p>19:21:00</text:p>
          </table:table-cell>
          <table:table-cell table:number-columns-repeated="2"/>
          <table:table-cell office:value-type="time" office:time-value="PT00H00M00S">
            <text:p>00:00:00</text:p>
          </table:table-cell>
          <table:table-cell office:value-type="time" office:time-value="PT00H23M00S">
            <text:p>00:23:00</text:p>
          </table:table-cell>
          <table:table-cell office:value-type="time" office:time-value="PT00H30M00S">
            <text:p>00:30:00</text:p>
          </table:table-cell>
          <table:table-cell office:value-type="string">
            <text:p> </text:p>
          </table:table-cell>
          <table:table-cell office:value-type="time" office:time-value="PT00H38M00S">
            <text:p>00:38:00</text:p>
          </table:table-cell>
          <table:table-cell office:value-type="string">
            <text:p> 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number-columns-repeated="11"/>
        </table:table-row>
        <table:table-row table:style-name="ro4">
          <table:table-cell office:value-type="time" office:time-value="PT17H40M00S">
            <text:p>17:40:00</text:p>
          </table:table-cell>
          <table:table-cell office:value-type="time" office:time-value="PT18H11M00S">
            <text:p>18:11:00</text:p>
          </table:table-cell>
          <table:table-cell office:value-type="time" office:time-value="PT18H21M00S">
            <text:p>18:21:00</text:p>
          </table:table-cell>
          <table:table-cell office:value-type="string">
            <text:p>Por Av. Estrada</text:p>
          </table:table-cell>
          <table:table-cell office:value-type="time" office:time-value="PT18H34M00S">
            <text:p>18:34:00</text:p>
          </table:table-cell>
          <table:table-cell office:value-type="string">
            <text:p> </text:p>
          </table:table-cell>
          <table:table-cell office:value-type="time" office:time-value="PT18H50M00S">
            <text:p>18:50:00</text:p>
          </table:table-cell>
          <table:table-cell office:value-type="time" office:time-value="PT18H57M00S">
            <text:p>18:57:00</text:p>
          </table:table-cell>
          <table:table-cell office:value-type="time" office:time-value="PT19H31M00S">
            <text:p>19:31:00</text:p>
          </table:table-cell>
          <table:table-cell table:number-columns-repeated="2"/>
          <table:table-cell table:style-name="ce3" table:number-columns-repeated="6"/>
          <table:table-cell table:style-name="ce3" table:number-columns-spanned="3" table:number-rows-spanned="1"/>
          <table:covered-table-cell table:style-name="Default"/>
          <table:covered-table-cell table:style-name="Default"/>
          <table:table-cell table:number-columns-repeated="11"/>
        </table:table-row>
        <table:table-row table:style-name="ro1">
          <table:table-cell table:style-name="ce1" office:value-type="string">
            <text:p>17:50 (1)</text:p>
          </table:table-cell>
          <table:table-cell office:value-type="time" office:time-value="PT18H21M00S">
            <text:p>18:21:00</text:p>
          </table:table-cell>
          <table:table-cell office:value-type="time" office:time-value="PT18H31M00S">
            <text:p>18:31:00</text:p>
          </table:table-cell>
          <table:table-cell office:value-type="string">
            <text:p> </text:p>
          </table:table-cell>
          <table:table-cell office:value-type="time" office:time-value="PT18H44M00S">
            <text:p>18:44:00</text:p>
          </table:table-cell>
          <table:table-cell office:value-type="string">
            <text:p> </text:p>
          </table:table-cell>
          <table:table-cell office:value-type="time" office:time-value="PT19H00M00S">
            <text:p>19:00:00</text:p>
          </table:table-cell>
          <table:table-cell office:value-type="time" office:time-value="PT19H07M00S">
            <text:p>19:07:00</text:p>
          </table:table-cell>
          <table:table-cell office:value-type="time" office:time-value="PT19H41M00S">
            <text:p>19:41:00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4">
          <table:table-cell office:value-type="time" office:time-value="PT18H00M00S">
            <text:p>18:00:00</text:p>
          </table:table-cell>
          <table:table-cell office:value-type="time" office:time-value="PT18H31M00S">
            <text:p>18:31:00</text:p>
          </table:table-cell>
          <table:table-cell office:value-type="time" office:time-value="PT18H41M00S">
            <text:p>18:41:00</text:p>
          </table:table-cell>
          <table:table-cell office:value-type="string">
            <text:p> </text:p>
          </table:table-cell>
          <table:table-cell office:value-type="time" office:time-value="PT18H54M00S">
            <text:p>18:54:00</text:p>
          </table:table-cell>
          <table:table-cell office:value-type="string">
            <text:p>Entra a Bº Mosconi</text:p>
          </table:table-cell>
          <table:table-cell office:value-type="time" office:time-value="PT19H10M00S">
            <text:p>19:10:00</text:p>
          </table:table-cell>
          <table:table-cell office:value-type="time" office:time-value="PT19H17M00S">
            <text:p>19:17:00</text:p>
          </table:table-cell>
          <table:table-cell table:style-name="ce1" office:value-type="string">
            <text:p>19:51 (2)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4">
          <table:table-cell office:value-type="time" office:time-value="PT18H10M00S">
            <text:p>18:10:00</text:p>
          </table:table-cell>
          <table:table-cell office:value-type="time" office:time-value="PT18H41M00S">
            <text:p>18:41:00</text:p>
          </table:table-cell>
          <table:table-cell office:value-type="time" office:time-value="PT18H51M00S">
            <text:p>18:51:00</text:p>
          </table:table-cell>
          <table:table-cell office:value-type="string">
            <text:p>Entra a Bº Mosconi</text:p>
          </table:table-cell>
          <table:table-cell office:value-type="time" office:time-value="PT19H04M00S">
            <text:p>19:04:00</text:p>
          </table:table-cell>
          <table:table-cell office:value-type="string">
            <text:p>Por Av. Estrada</text:p>
          </table:table-cell>
          <table:table-cell office:value-type="time" office:time-value="PT19H20M00S">
            <text:p>19:20:00</text:p>
          </table:table-cell>
          <table:table-cell office:value-type="time" office:time-value="PT19H27M00S">
            <text:p>19:27:00</text:p>
          </table:table-cell>
          <table:table-cell office:value-type="time" office:time-value="PT20H01M00S">
            <text:p>20:01:00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1">
          <table:table-cell office:value-type="time" office:time-value="PT18H21M00S">
            <text:p>18:21:00</text:p>
          </table:table-cell>
          <table:table-cell office:value-type="time" office:time-value="PT18H52M00S">
            <text:p>18:52:00</text:p>
          </table:table-cell>
          <table:table-cell office:value-type="time" office:time-value="PT19H02M00S">
            <text:p>19:02:00</text:p>
          </table:table-cell>
          <table:table-cell office:value-type="string">
            <text:p> </text:p>
          </table:table-cell>
          <table:table-cell office:value-type="time" office:time-value="PT19H15M00S">
            <text:p>19:15:00</text:p>
          </table:table-cell>
          <table:table-cell office:value-type="string">
            <text:p> </text:p>
          </table:table-cell>
          <table:table-cell office:value-type="time" office:time-value="PT19H31M00S">
            <text:p>19:31:00</text:p>
          </table:table-cell>
          <table:table-cell office:value-type="time" office:time-value="PT19H38M00S">
            <text:p>19:38:00</text:p>
          </table:table-cell>
          <table:table-cell office:value-type="time" office:time-value="PT20H12M00S">
            <text:p>20:12:00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4">
          <table:table-cell table:style-name="ce1" office:value-type="string">
            <text:p>18:32 (1)</text:p>
          </table:table-cell>
          <table:table-cell office:value-type="time" office:time-value="PT19H03M00S">
            <text:p>19:03:00</text:p>
          </table:table-cell>
          <table:table-cell office:value-type="time" office:time-value="PT19H13M00S">
            <text:p>19:13:00</text:p>
          </table:table-cell>
          <table:table-cell office:value-type="string">
            <text:p>Por Av. Estrada</text:p>
          </table:table-cell>
          <table:table-cell office:value-type="time" office:time-value="PT19H26M00S">
            <text:p>19:26:00</text:p>
          </table:table-cell>
          <table:table-cell office:value-type="string">
            <text:p> </text:p>
          </table:table-cell>
          <table:table-cell office:value-type="time" office:time-value="PT19H42M00S">
            <text:p>19:42:00</text:p>
          </table:table-cell>
          <table:table-cell office:value-type="time" office:time-value="PT19H49M00S">
            <text:p>19:49:00</text:p>
          </table:table-cell>
          <table:table-cell office:value-type="time" office:time-value="PT20H23M00S">
            <text:p>20:23:00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4">
          <table:table-cell office:value-type="time" office:time-value="PT18H43M00S">
            <text:p>18:43:00</text:p>
          </table:table-cell>
          <table:table-cell office:value-type="time" office:time-value="PT19H14M00S">
            <text:p>19:14:00</text:p>
          </table:table-cell>
          <table:table-cell office:value-type="time" office:time-value="PT19H24M00S">
            <text:p>19:24:00</text:p>
          </table:table-cell>
          <table:table-cell office:value-type="string">
            <text:p> </text:p>
          </table:table-cell>
          <table:table-cell office:value-type="time" office:time-value="PT19H36M00S">
            <text:p>19:36:00</text:p>
          </table:table-cell>
          <table:table-cell office:value-type="string">
            <text:p>Por Av. Estrada</text:p>
          </table:table-cell>
          <table:table-cell office:value-type="time" office:time-value="PT19H52M00S">
            <text:p>19:52:00</text:p>
          </table:table-cell>
          <table:table-cell office:value-type="time" office:time-value="PT19H59M00S">
            <text:p>19:59:00</text:p>
          </table:table-cell>
          <table:table-cell office:value-type="time" office:time-value="PT20H33M00S">
            <text:p>20:33:00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4">
          <table:table-cell office:value-type="time" office:time-value="PT18H54M00S">
            <text:p>18:54:00</text:p>
          </table:table-cell>
          <table:table-cell office:value-type="time" office:time-value="PT19H25M00S">
            <text:p>19:25:00</text:p>
          </table:table-cell>
          <table:table-cell office:value-type="time" office:time-value="PT19H35M00S">
            <text:p>19:35:00</text:p>
          </table:table-cell>
          <table:table-cell office:value-type="string">
            <text:p> </text:p>
          </table:table-cell>
          <table:table-cell office:value-type="time" office:time-value="PT19H48M00S">
            <text:p>19:48:00</text:p>
          </table:table-cell>
          <table:table-cell office:value-type="string">
            <text:p>Entra a Bº Mosconi</text:p>
          </table:table-cell>
          <table:table-cell office:value-type="time" office:time-value="PT20H04M00S">
            <text:p>20:04:00</text:p>
          </table:table-cell>
          <table:table-cell office:value-type="time" office:time-value="PT20H11M00S">
            <text:p>20:11:00</text:p>
          </table:table-cell>
          <table:table-cell office:value-type="time" office:time-value="PT20H45M00S">
            <text:p>20:45:00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4">
          <table:table-cell office:value-type="time" office:time-value="PT19H05M00S">
            <text:p>19:05:00</text:p>
          </table:table-cell>
          <table:table-cell office:value-type="time" office:time-value="PT19H36M00S">
            <text:p>19:36:00</text:p>
          </table:table-cell>
          <table:table-cell office:value-type="time" office:time-value="PT19H46M00S">
            <text:p>19:46:00</text:p>
          </table:table-cell>
          <table:table-cell office:value-type="string">
            <text:p>Entra a Bº Mosconi</text:p>
          </table:table-cell>
          <table:table-cell office:value-type="time" office:time-value="PT19H59M00S">
            <text:p>19:59:00</text:p>
          </table:table-cell>
          <table:table-cell office:value-type="string">
            <text:p> </text:p>
          </table:table-cell>
          <table:table-cell office:value-type="time" office:time-value="PT20H15M00S">
            <text:p>20:15:00</text:p>
          </table:table-cell>
          <table:table-cell office:value-type="time" office:time-value="PT20H22M00S">
            <text:p>20:22:00</text:p>
          </table:table-cell>
          <table:table-cell table:style-name="ce1" office:value-type="string">
            <text:p>20:56 (2)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4">
          <table:table-cell office:value-type="time" office:time-value="PT19H16M00S">
            <text:p>19:16:00</text:p>
          </table:table-cell>
          <table:table-cell office:value-type="time" office:time-value="PT19H47M00S">
            <text:p>19:47:00</text:p>
          </table:table-cell>
          <table:table-cell office:value-type="time" office:time-value="PT19H57M00S">
            <text:p>19:57:00</text:p>
          </table:table-cell>
          <table:table-cell office:value-type="string">
            <text:p>Por Av. Estrada</text:p>
          </table:table-cell>
          <table:table-cell office:value-type="time" office:time-value="PT20H10M00S">
            <text:p>20:10:00</text:p>
          </table:table-cell>
          <table:table-cell office:value-type="string">
            <text:p> </text:p>
          </table:table-cell>
          <table:table-cell office:value-type="time" office:time-value="PT20H26M00S">
            <text:p>20:26:00</text:p>
          </table:table-cell>
          <table:table-cell office:value-type="time" office:time-value="PT20H33M00S">
            <text:p>20:33:00</text:p>
          </table:table-cell>
          <table:table-cell office:value-type="time" office:time-value="PT21H07M00S">
            <text:p>21:07:00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1">
          <table:table-cell table:style-name="ce1" office:value-type="string">
            <text:p>19:26 (1)</text:p>
          </table:table-cell>
          <table:table-cell office:value-type="time" office:time-value="PT19H57M00S">
            <text:p>19:57:00</text:p>
          </table:table-cell>
          <table:table-cell office:value-type="time" office:time-value="PT20H07M00S">
            <text:p>20:07:00</text:p>
          </table:table-cell>
          <table:table-cell office:value-type="string">
            <text:p> </text:p>
          </table:table-cell>
          <table:table-cell office:value-type="time" office:time-value="PT20H20M00S">
            <text:p>20:20:00</text:p>
          </table:table-cell>
          <table:table-cell office:value-type="string">
            <text:p> </text:p>
          </table:table-cell>
          <table:table-cell office:value-type="time" office:time-value="PT20H36M00S">
            <text:p>20:36:00</text:p>
          </table:table-cell>
          <table:table-cell office:value-type="time" office:time-value="PT20H43M00S">
            <text:p>20:43:00</text:p>
          </table:table-cell>
          <table:table-cell office:value-type="time" office:time-value="PT21H17M00S">
            <text:p>21:17:00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4">
          <table:table-cell office:value-type="time" office:time-value="PT19H36M00S">
            <text:p>19:36:00</text:p>
          </table:table-cell>
          <table:table-cell office:value-type="time" office:time-value="PT20H07M00S">
            <text:p>20:07:00</text:p>
          </table:table-cell>
          <table:table-cell office:value-type="time" office:time-value="PT20H17M00S">
            <text:p>20:17:00</text:p>
          </table:table-cell>
          <table:table-cell office:value-type="string">
            <text:p> </text:p>
          </table:table-cell>
          <table:table-cell office:value-type="time" office:time-value="PT20H30M00S">
            <text:p>20:30:00</text:p>
          </table:table-cell>
          <table:table-cell office:value-type="string">
            <text:p>Entra a Bº Mosconi</text:p>
          </table:table-cell>
          <table:table-cell office:value-type="time" office:time-value="PT20H46M00S">
            <text:p>20:46:00</text:p>
          </table:table-cell>
          <table:table-cell office:value-type="time" office:time-value="PT20H53M00S">
            <text:p>20:53:00</text:p>
          </table:table-cell>
          <table:table-cell office:value-type="time" office:time-value="PT21H27M00S">
            <text:p>21:27:00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4">
          <table:table-cell office:value-type="time" office:time-value="PT19H47M00S">
            <text:p>19:47:00</text:p>
          </table:table-cell>
          <table:table-cell office:value-type="time" office:time-value="PT20H18M00S">
            <text:p>20:18:00</text:p>
          </table:table-cell>
          <table:table-cell office:value-type="time" office:time-value="PT20H28M00S">
            <text:p>20:28:00</text:p>
          </table:table-cell>
          <table:table-cell office:value-type="string">
            <text:p>Entra a Bº Mosconi</text:p>
          </table:table-cell>
          <table:table-cell office:value-type="time" office:time-value="PT20H41M00S">
            <text:p>20:41:00</text:p>
          </table:table-cell>
          <table:table-cell office:value-type="string">
            <text:p>Por Av. Estrada</text:p>
          </table:table-cell>
          <table:table-cell office:value-type="time" office:time-value="PT20H57M00S">
            <text:p>20:57:00</text:p>
          </table:table-cell>
          <table:table-cell office:value-type="time" office:time-value="PT21H04M00S">
            <text:p>21:04:00</text:p>
          </table:table-cell>
          <table:table-cell office:value-type="time" office:time-value="PT21H38M00S">
            <text:p>21:38:00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1">
          <table:table-cell office:value-type="time" office:time-value="PT19H57M00S">
            <text:p>19:57:00</text:p>
          </table:table-cell>
          <table:table-cell office:value-type="time" office:time-value="PT20H28M00S">
            <text:p>20:28:00</text:p>
          </table:table-cell>
          <table:table-cell office:value-type="time" office:time-value="PT20H38M00S">
            <text:p>20:38:00</text:p>
          </table:table-cell>
          <table:table-cell office:value-type="string">
            <text:p> </text:p>
          </table:table-cell>
          <table:table-cell office:value-type="time" office:time-value="PT20H51M00S">
            <text:p>20:51:00</text:p>
          </table:table-cell>
          <table:table-cell office:value-type="string">
            <text:p> 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4">
          <table:table-cell table:style-name="ce1" office:value-type="string">
            <text:p>20:07 (1)</text:p>
          </table:table-cell>
          <table:table-cell office:value-type="time" office:time-value="PT20H38M00S">
            <text:p>20:38:00</text:p>
          </table:table-cell>
          <table:table-cell office:value-type="time" office:time-value="PT20H48M00S">
            <text:p>20:48:00</text:p>
          </table:table-cell>
          <table:table-cell office:value-type="string">
            <text:p>Por Av. Estrada</text:p>
          </table:table-cell>
          <table:table-cell office:value-type="time" office:time-value="PT21H01M00S">
            <text:p>21:01:00</text:p>
          </table:table-cell>
          <table:table-cell office:value-type="string">
            <text:p> </text:p>
          </table:table-cell>
          <table:table-cell office:value-type="time" office:time-value="PT21H17M00S">
            <text:p>21:17:00</text:p>
          </table:table-cell>
          <table:table-cell office:value-type="time" office:time-value="PT21H24M00S">
            <text:p>21:24:00</text:p>
          </table:table-cell>
          <table:table-cell table:style-name="ce1" office:value-type="string">
            <text:p>21:58 (2)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4">
          <table:table-cell office:value-type="time" office:time-value="PT20H20M00S">
            <text:p>20:20:00</text:p>
          </table:table-cell>
          <table:table-cell office:value-type="time" office:time-value="PT20H50M00S">
            <text:p>20:50:00</text:p>
          </table:table-cell>
          <table:table-cell office:value-type="time" office:time-value="PT21H00M00S">
            <text:p>21:00:00</text:p>
          </table:table-cell>
          <table:table-cell office:value-type="string">
            <text:p> </text:p>
          </table:table-cell>
          <table:table-cell office:value-type="time" office:time-value="PT21H12M00S">
            <text:p>21:12:00</text:p>
          </table:table-cell>
          <table:table-cell office:value-type="string">
            <text:p>Por Av. Estrada</text:p>
          </table:table-cell>
          <table:table-cell office:value-type="time" office:time-value="PT21H28M00S">
            <text:p>21:28:00</text:p>
          </table:table-cell>
          <table:table-cell office:value-type="time" office:time-value="PT21H35M00S">
            <text:p>21:35:00</text:p>
          </table:table-cell>
          <table:table-cell office:value-type="time" office:time-value="PT22H09M00S">
            <text:p>22:09:00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4">
          <table:table-cell office:value-type="time" office:time-value="PT20H35M00S">
            <text:p>20:35:00</text:p>
          </table:table-cell>
          <table:table-cell office:value-type="time" office:time-value="PT21H05M00S">
            <text:p>21:05:00</text:p>
          </table:table-cell>
          <table:table-cell office:value-type="time" office:time-value="PT21H15M00S">
            <text:p>21:15:00</text:p>
          </table:table-cell>
          <table:table-cell office:value-type="string">
            <text:p> </text:p>
          </table:table-cell>
          <table:table-cell office:value-type="time" office:time-value="PT21H27M00S">
            <text:p>21:27:00</text:p>
          </table:table-cell>
          <table:table-cell office:value-type="string">
            <text:p>Entra a Bº Mosconi</text:p>
          </table:table-cell>
          <table:table-cell office:value-type="time" office:time-value="PT21H43M00S">
            <text:p>21:43:00</text:p>
          </table:table-cell>
          <table:table-cell office:value-type="time" office:time-value="PT21H50M00S">
            <text:p>21:50:00</text:p>
          </table:table-cell>
          <table:table-cell office:value-type="time" office:time-value="PT22H24M00S">
            <text:p>22:24:00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4">
          <table:table-cell office:value-type="time" office:time-value="PT20H50M00S">
            <text:p>20:50:00</text:p>
          </table:table-cell>
          <table:table-cell office:value-type="time" office:time-value="PT21H20M00S">
            <text:p>21:20:00</text:p>
          </table:table-cell>
          <table:table-cell office:value-type="time" office:time-value="PT21H30M00S">
            <text:p>21:30:00</text:p>
          </table:table-cell>
          <table:table-cell office:value-type="string">
            <text:p>Entra a Bº Mosconi</text:p>
          </table:table-cell>
          <table:table-cell office:value-type="time" office:time-value="PT21H42M00S">
            <text:p>21:42:00</text:p>
          </table:table-cell>
          <table:table-cell office:value-type="string">
            <text:p> </text:p>
          </table:table-cell>
          <table:table-cell office:value-type="time" office:time-value="PT21H58M00S">
            <text:p>21:58:00</text:p>
          </table:table-cell>
          <table:table-cell office:value-type="time" office:time-value="PT22H05M00S">
            <text:p>22:05:00</text:p>
          </table:table-cell>
          <table:table-cell office:value-type="time" office:time-value="PT22H39M00S">
            <text:p>22:39:00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4">
          <table:table-cell office:value-type="time" office:time-value="PT21H05M00S">
            <text:p>21:05:00</text:p>
          </table:table-cell>
          <table:table-cell office:value-type="time" office:time-value="PT21H35M00S">
            <text:p>21:35:00</text:p>
          </table:table-cell>
          <table:table-cell office:value-type="time" office:time-value="PT21H45M00S">
            <text:p>21:45:00</text:p>
          </table:table-cell>
          <table:table-cell office:value-type="string">
            <text:p>Por Av. Estrada</text:p>
          </table:table-cell>
          <table:table-cell office:value-type="time" office:time-value="PT21H57M00S">
            <text:p>21:57:00</text:p>
          </table:table-cell>
          <table:table-cell office:value-type="string">
            <text:p> </text:p>
          </table:table-cell>
          <table:table-cell office:value-type="time" office:time-value="PT22H13M00S">
            <text:p>22:13:00</text:p>
          </table:table-cell>
          <table:table-cell office:value-type="time" office:time-value="PT22H20M00S">
            <text:p>22:20:00</text:p>
          </table:table-cell>
          <table:table-cell office:value-type="time" office:time-value="PT22H54M00S">
            <text:p>22:54:00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1">
          <table:table-cell table:style-name="ce1" office:value-type="string">
            <text:p>21:20 (1)</text:p>
          </table:table-cell>
          <table:table-cell office:value-type="time" office:time-value="PT21H50M00S">
            <text:p>21:50:00</text:p>
          </table:table-cell>
          <table:table-cell office:value-type="time" office:time-value="PT22H00M00S">
            <text:p>22:00:00</text:p>
          </table:table-cell>
          <table:table-cell office:value-type="string">
            <text:p> </text:p>
          </table:table-cell>
          <table:table-cell office:value-type="time" office:time-value="PT22H12M00S">
            <text:p>22:12:00</text:p>
          </table:table-cell>
          <table:table-cell office:value-type="string">
            <text:p> 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4">
          <table:table-cell office:value-type="time" office:time-value="PT21H40M00S">
            <text:p>21:40:00</text:p>
          </table:table-cell>
          <table:table-cell office:value-type="time" office:time-value="PT22H05M00S">
            <text:p>22:05:00</text:p>
          </table:table-cell>
          <table:table-cell office:value-type="time" office:time-value="PT22H13M00S">
            <text:p>22:13:00</text:p>
          </table:table-cell>
          <table:table-cell office:value-type="string">
            <text:p> </text:p>
          </table:table-cell>
          <table:table-cell office:value-type="time" office:time-value="PT22H22M00S">
            <text:p>22:22:00</text:p>
          </table:table-cell>
          <table:table-cell office:value-type="string">
            <text:p>Entra a Bº Mosconi</text:p>
          </table:table-cell>
          <table:table-cell office:value-type="time" office:time-value="PT22H38M00S">
            <text:p>22:38:00</text:p>
          </table:table-cell>
          <table:table-cell office:value-type="time" office:time-value="PT22H45M00S">
            <text:p>22:45:00</text:p>
          </table:table-cell>
          <table:table-cell table:style-name="ce1" office:value-type="string">
            <text:p>23:19 (2)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4">
          <table:table-cell office:value-type="time" office:time-value="PT22H00M00S">
            <text:p>22:00:00</text:p>
          </table:table-cell>
          <table:table-cell office:value-type="time" office:time-value="PT22H25M00S">
            <text:p>22:25:00</text:p>
          </table:table-cell>
          <table:table-cell office:value-type="time" office:time-value="PT22H33M00S">
            <text:p>22:33:00</text:p>
          </table:table-cell>
          <table:table-cell office:value-type="string">
            <text:p>Entra a Bº Mosconi</text:p>
          </table:table-cell>
          <table:table-cell office:value-type="time" office:time-value="PT22H42M00S">
            <text:p>22:42:00</text:p>
          </table:table-cell>
          <table:table-cell office:value-type="string">
            <text:p>Entra a Bº Mosconi</text:p>
          </table:table-cell>
          <table:table-cell office:value-type="time" office:time-value="PT22H58M00S">
            <text:p>22:58:00</text:p>
          </table:table-cell>
          <table:table-cell office:value-type="time" office:time-value="PT23H05M00S">
            <text:p>23:05:00</text:p>
          </table:table-cell>
          <table:table-cell office:value-type="time" office:time-value="PT23H39M00S">
            <text:p>23:39:00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4">
          <table:table-cell table:style-name="ce1" office:value-type="string">
            <text:p>22:20 (1)</text:p>
          </table:table-cell>
          <table:table-cell office:value-type="time" office:time-value="PT22H45M00S">
            <text:p>22:45:00</text:p>
          </table:table-cell>
          <table:table-cell office:value-type="time" office:time-value="PT22H53M00S">
            <text:p>22:53:00</text:p>
          </table:table-cell>
          <table:table-cell office:value-type="string">
            <text:p>Por Av. Estrada</text:p>
          </table:table-cell>
          <table:table-cell office:value-type="time" office:time-value="PT23H02M00S">
            <text:p>23:02:00</text:p>
          </table:table-cell>
          <table:table-cell office:value-type="string">
            <text:p> </text:p>
          </table:table-cell>
          <table:table-cell office:value-type="time" office:time-value="PT23H13M00S">
            <text:p>23:13:00</text:p>
          </table:table-cell>
          <table:table-cell office:value-type="time" office:time-value="PT23H19M00S">
            <text:p>23:19:00</text:p>
          </table:table-cell>
          <table:table-cell office:value-type="time" office:time-value="PT23H45M00S">
            <text:p>23:45:00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4">
          <table:table-cell office:value-type="time" office:time-value="PT22H45M00S">
            <text:p>22:45:00</text:p>
          </table:table-cell>
          <table:table-cell office:value-type="time" office:time-value="PT23H09M00S">
            <text:p>23:09:00</text:p>
          </table:table-cell>
          <table:table-cell office:value-type="time" office:time-value="PT23H17M00S">
            <text:p>23:17:00</text:p>
          </table:table-cell>
          <table:table-cell office:value-type="string">
            <text:p> </text:p>
          </table:table-cell>
          <table:table-cell office:value-type="time" office:time-value="PT23H24M00S">
            <text:p>23:24:00</text:p>
          </table:table-cell>
          <table:table-cell office:value-type="string">
            <text:p>Por Av. Estrada</text:p>
          </table:table-cell>
          <table:table-cell office:value-type="time" office:time-value="PT23H34M00S">
            <text:p>23:34:00</text:p>
          </table:table-cell>
          <table:table-cell office:value-type="time" office:time-value="PT23H40M00S">
            <text:p>23:40:00</text:p>
          </table:table-cell>
          <table:table-cell office:value-type="time" office:time-value="PT00H05M00S">
            <text:p>00:05:00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4">
          <table:table-cell office:value-type="time" office:time-value="PT23H10M00S">
            <text:p>23:10:00</text:p>
          </table:table-cell>
          <table:table-cell office:value-type="time" office:time-value="PT23H34M00S">
            <text:p>23:34:00</text:p>
          </table:table-cell>
          <table:table-cell office:value-type="time" office:time-value="PT23H42M00S">
            <text:p>23:42:00</text:p>
          </table:table-cell>
          <table:table-cell office:value-type="string">
            <text:p>Entra a Bº Mosconi</text:p>
          </table:table-cell>
          <table:table-cell office:value-type="time" office:time-value="PT23H49M00S">
            <text:p>23:49:00</text:p>
          </table:table-cell>
          <table:table-cell office:value-type="string">
            <text:p> </text:p>
          </table:table-cell>
          <table:table-cell office:value-type="time" office:time-value="PT23H59M00S">
            <text:p>23:59:00</text:p>
          </table:table-cell>
          <table:table-cell office:value-type="time" office:time-value="PT00H05M00S">
            <text:p>00:05:00</text:p>
          </table:table-cell>
          <table:table-cell office:value-type="time" office:time-value="PT00H30M00S">
            <text:p>00:30:00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1">
          <table:table-cell table:style-name="ce1" office:value-type="string">
            <text:p>23:35 (1)</text:p>
          </table:table-cell>
          <table:table-cell office:value-type="time" office:time-value="PT23H59M00S">
            <text:p>23:59:00</text:p>
          </table:table-cell>
          <table:table-cell office:value-type="time" office:time-value="PT00H07M00S">
            <text:p>00:07:00</text:p>
          </table:table-cell>
          <table:table-cell office:value-type="string">
            <text:p> </text:p>
          </table:table-cell>
          <table:table-cell office:value-type="time" office:time-value="PT00H14M00S">
            <text:p>00:14:00</text:p>
          </table:table-cell>
          <table:table-cell office:value-type="string">
            <text:p> 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1">
          <table:table-cell office:value-type="time" office:time-value="PT00H00M00S">
            <text:p>00:00:00</text:p>
          </table:table-cell>
          <table:table-cell office:value-type="time" office:time-value="PT00H24M00S">
            <text:p>00:24:00</text:p>
          </table:table-cell>
          <table:table-cell office:value-type="time" office:time-value="PT00H32M00S">
            <text:p>00:32:00</text:p>
          </table:table-cell>
          <table:table-cell office:value-type="string">
            <text:p> </text:p>
          </table:table-cell>
          <table:table-cell office:value-type="time" office:time-value="PT00H39M00S">
            <text:p>00:39:00</text:p>
          </table:table-cell>
          <table:table-cell office:value-type="string">
            <text:p> 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1">
          <table:table-cell table:style-name="ce3" table:number-columns-repeated="6"/>
          <table:table-cell table:style-name="ce3" table:number-columns-spanned="3" table:number-rows-spanned="1"/>
          <table:covered-table-cell table:style-name="Default"/>
          <table:covered-table-cell table:style-name="Default"/>
          <table:table-cell table:number-columns-repeated="2"/>
          <table:table-cell table:style-name="Default" table:number-columns-repeated="9"/>
          <table:table-cell table:number-columns-repeated="11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Print_Area" table:base-cell-address="$Hoja1.$A$2" table:cell-range-address="$Hoja1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4">04/03/2011</text:date>, <text:time>13:11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4T13:10:34</meta:creation-date>
    <dc:date>2011-03-04T13:11:44</dc:date>
    <meta:editing-duration>PT00H01M10S</meta:editing-duration>
    <meta:editing-cycles>1</meta:editing-cycles>
    <meta:document-statistic meta:table-count="3" meta:cell-count="1872" meta:object-count="0"/>
    <meta:generator>OpenOffice.org/3.2$Linux OpenOffice.org_project/320m19$Build-9505</meta:generator>
  </office:meta>
</office:document-meta>
</file>